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99in"/>
    </style:style>
    <style:style style:name="co2" style:family="table-column">
      <style:table-column-properties fo:break-before="auto" style:column-width="1.0409in"/>
    </style:style>
    <style:style style:name="co3" style:family="table-column">
      <style:table-column-properties fo:break-before="auto" style:column-width="1.7909in"/>
    </style:style>
    <style:style style:name="co4" style:family="table-column">
      <style:table-column-properties fo:break-before="auto" style:column-width="1.5366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483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in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ext-properties fo:color="#ffffff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ext-properties fo:color="#ffffff">
        <loext:char-complex-color loext:theme-type="dark1" loext:color-type="theme"/>
      </style:text-properties>
    </style:style>
    <style:style style:name="ce11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3" table:default-cell-style-name="Default"/>
        <table:table-column table:style-name="co1" table:number-columns-repeated="16377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f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0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5453" calcext:value-type="float">
            <text:p>0.0354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ndard query 0xad8f A nexusrules.officeapps.live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43072" calcext:value-type="float">
            <text:p>0.0430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4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5166" calcext:value-type="float">
            <text:p>0.045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9326" calcext:value-type="float">
            <text:p>0.0593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9785" calcext:value-type="float">
            <text:p>0.0597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9147" calcext:value-type="float">
            <text:p>0.0791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92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9328" calcext:value-type="float">
            <text:p>0.0793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9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7472" calcext:value-type="float">
            <text:p>0.0874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0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9408" calcext:value-type="float">
            <text:p>0.0994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1556" calcext:value-type="float">
            <text:p>0.1215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LSv1.2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7078" calcext:value-type="float">
            <text:p>0.187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4 <text:s/>&gt; <text:s/>443 [ACK] Seq=1115 Ack=6534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433532" calcext:value-type="float">
            <text:p>1.4335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4a36 A v10.events.data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446497" calcext:value-type="float">
            <text:p>1.4464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5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692754" calcext:value-type="float">
            <text:p>1.6927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693079" calcext:value-type="float">
            <text:p>1.693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796426" calcext:value-type="float">
            <text:p>1.7964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209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798645" calcext:value-type="float">
            <text:p>1.7986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902336" calcext:value-type="float">
            <text:p>1.902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1274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2672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5 <text:s/>&gt; <text:s/>443 [ACK] Seq=4070 Ack=4082 Win=13004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902481" calcext:value-type="float">
            <text:p>1.9024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.012596" calcext:value-type="float">
            <text:p>2.0125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FIN, ACK] Seq=6043 Ack=443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01367" calcext:value-type="float">
            <text:p>2.013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52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.103088" calcext:value-type="float">
            <text:p>2.1030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5 <text:s/>&gt; <text:s/>443 [ACK] Seq=6044 Ack=4440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150775" calcext:value-type="float">
            <text:p>2.15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843 <text:s/>&gt; <text:s/>443 [ACK] Seq=1 Ack=1 Win=8267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.150775" calcext:value-type="float">
            <text:p>2.15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150855" calcext:value-type="float">
            <text:p>2.1508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13385" calcext:value-type="float">
            <text:p>2.213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1645 Win=826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.213704" calcext:value-type="float">
            <text:p>2.213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2504 Win=826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.213821" calcext:value-type="float">
            <text:p>2.2138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3 <text:s/>&gt; <text:s/>443 [ACK] Seq=2350 Ack=2595 Win=826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30299" calcext:value-type="float">
            <text:p>2.4302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20 <text:s/>&gt; <text:s/>443 [ACK] Seq=1 Ack=2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.031212" calcext:value-type="float">
            <text:p>3.031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1 <text:s/>&gt; <text:s/>443 [FIN, ACK] Seq=1 Ack=1 Win=509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.031319" calcext:value-type="float">
            <text:p>3.031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9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03143" calcext:value-type="float">
            <text:p>3.03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8 <text:s/>&gt; <text:s/>80 [FIN, ACK] Seq=1 Ack=1 Win=51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037056" calcext:value-type="float">
            <text:p>3.0370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58 <text:s/>&gt; <text:s/>80 [ACK] Seq=2 Ack=2 Win=51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.04842" calcext:value-type="float">
            <text:p>3.04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.053385" calcext:value-type="float">
            <text:p>3.053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1 <text:s/>&gt; <text:s/>443 [ACK] Seq=2 Ack=2 Win=509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.081106" calcext:value-type="float">
            <text:p>3.0811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5 <text:s/>&gt; <text:s/>443 [ACK] Seq=1 Ack=44 Win=827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.332562" calcext:value-type="float">
            <text:p>3.3325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9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535897" calcext:value-type="float">
            <text:p>3.5358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74 <text:s/>&gt; <text:s/>443 [ACK] Seq=1 Ack=2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67068" calcext:value-type="float">
            <text:p>5.670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LSv1.2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670826" calcext:value-type="float">
            <text:p>5.6708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LSv1.2</text:p>
          </table:table-cell>
          <table:table-cell office:value-type="float" office:value="1262" calcext:value-type="float">
            <text:p>126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.994156" calcext:value-type="float">
            <text:p>5.9941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2 <text:s/>&gt; <text:s/>443 [ACK] Seq=1741 Ack=427 Win=102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049434" calcext:value-type="float">
            <text:p>6.0494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739306" calcext:value-type="float">
            <text:p>7.7393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21ae A v10.events.data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751358" calcext:value-type="float">
            <text:p>7.7513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7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7.940425" calcext:value-type="float">
            <text:p>7.9404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940782" calcext:value-type="float">
            <text:p>7.9407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965985" calcext:value-type="float">
            <text:p>7.9659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FIN, ACK] Seq=1 Ack=47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66123" calcext:value-type="float">
            <text:p>7.9661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ACK] Seq=2 Ack=79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66169" calcext:value-type="float">
            <text:p>7.9661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2 <text:s/>&gt; <text:s/>443 [RST, ACK] Seq=2 Ack=79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025198" calcext:value-type="float">
            <text:p>8.0251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209 Ack=403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027483" calcext:value-type="float">
            <text:p>8.0274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251314" calcext:value-type="float">
            <text:p>8.251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1275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2673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4071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5469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6867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25145" calcext:value-type="float">
            <text:p>8.251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251599" calcext:value-type="float">
            <text:p>8.2515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17 <text:s/>&gt; <text:s/>443 [ACK] Seq=9496 Ack=4082 Win=131328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251599" calcext:value-type="float">
            <text:p>8.2515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464801" calcext:value-type="float">
            <text:p>8.464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FIN, ACK] Seq=11547 Ack=4441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656582" calcext:value-type="float">
            <text:p>8.656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7 <text:s/>&gt; <text:s/>443 [ACK] Seq=11548 Ack=4442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701975" calcext:value-type="float">
            <text:p>8.7019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.82.255.255</text:p>
          </table:table-cell>
          <table:table-cell office:value-type="string" calcext:value-type="string">
            <text:p>BROWS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omain/Workgroup Announcement WORKGROUP, NT Workstation, Domain Enu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.052458" calcext:value-type="float">
            <text:p>9.0524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.821251" calcext:value-type="float">
            <text:p>9.8212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.82.255.255</text:p>
          </table:table-cell>
          <table:table-cell office:value-type="string" calcext:value-type="string">
            <text:p>BROWSER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ocal Master Announcement TAMSDEN, Workstation, Server, NT Workstation, Potential Browser, Master Browser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.16987" calcext:value-type="float">
            <text:p>10.169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6 <text:s/>&gt; <text:s/>443 [FIN, ACK] Seq=1 Ack=1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.227999" calcext:value-type="float">
            <text:p>10.2279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5 <text:s/>&gt; <text:s/>443 [FIN, ACK] Seq=1 Ack=1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.295207" calcext:value-type="float">
            <text:p>10.2952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6 <text:s/>&gt; <text:s/>443 [ACK] Seq=2 Ack=2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.33933" calcext:value-type="float">
            <text:p>10.339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95 <text:s/>&gt; <text:s/>443 [ACK] Seq=2 Ack=2 Win=51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.466819" calcext:value-type="float">
            <text:p>11.4668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0 <text:s/>&gt; <text:s/>443 [FIN, ACK] Seq=1 Ack=1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1.467042" calcext:value-type="float">
            <text:p>11.467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1 <text:s/>&gt; <text:s/>443 [FIN, ACK] Seq=1 Ack=1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.482818" calcext:value-type="float">
            <text:p>11.4828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1 <text:s/>&gt; <text:s/>443 [ACK] Seq=2 Ack=2 Win=513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.507074" calcext:value-type="float">
            <text:p>11.5070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00 <text:s/>&gt; <text:s/>443 [ACK] Seq=2 Ack=2 Win=50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.288063" calcext:value-type="float">
            <text:p>12.288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ACK] Seq=1 Ack=32 Win=3272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2.855178" calcext:value-type="float">
            <text:p>12.855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25 <text:s/>&gt; <text:s/>80 [ACK] Seq=1 Ack=2 Win=50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.855458" calcext:value-type="float">
            <text:p>12.8554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25 <text:s/>&gt; <text:s/>80 [FIN, ACK] Seq=1 Ack=2 Win=507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.072042" calcext:value-type="float">
            <text:p>13.072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.521738" calcext:value-type="float">
            <text:p>13.5217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TLSv1.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.539066" calcext:value-type="float">
            <text:p>13.539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22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08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.77666" calcext:value-type="float">
            <text:p>13.776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TCP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TCP Retransmission] 1884 <text:s/>&gt; <text:s/>443 [PSH, ACK] Seq=1 Ack=1 Win=1021 Len=35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.971486" calcext:value-type="float">
            <text:p>13.9714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andard query 0x8382 A mrodevicemgr.officeapps.live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.980053" calcext:value-type="float">
            <text:p>13.9800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16.58.207.227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22 <text:s/>&gt; <text:s/>443 [ACK] Seq=1 Ack=1 Win=511 Len=1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.98262" calcext:value-type="float">
            <text:p>13.982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19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.002261" calcext:value-type="float">
            <text:p>14.0022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.002823" calcext:value-type="float">
            <text:p>14.0028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.021713" calcext:value-type="float">
            <text:p>14.021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21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.02839" calcext:value-type="float">
            <text:p>14.028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.046019" calcext:value-type="float">
            <text:p>14.0460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370 Ack=616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.048234" calcext:value-type="float">
            <text:p>14.0482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.04836" calcext:value-type="float">
            <text:p>14.048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.048574" calcext:value-type="float">
            <text:p>14.0485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065264" calcext:value-type="float">
            <text:p>14.0652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784 Ack=665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.065917" calcext:value-type="float">
            <text:p>14.0659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FIN, ACK] Seq=784 Ack=665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.083533" calcext:value-type="float">
            <text:p>14.0835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19 <text:s/>&gt; <text:s/>443 [ACK] Seq=785 Ack=6656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.240961" calcext:value-type="float">
            <text:p>14.240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3.194.13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95 <text:s/>&gt; <text:s/>443 [RST, ACK] Seq=1 Ack=1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.292066" calcext:value-type="float">
            <text:p>14.292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.308606" calcext:value-type="float">
            <text:p>14.3086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.309056" calcext:value-type="float">
            <text:p>14.3090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.328657" calcext:value-type="float">
            <text:p>14.3286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212 Ack=41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.328946" calcext:value-type="float">
            <text:p>14.3289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212 Ack=559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.333961" calcext:value-type="float">
            <text:p>14.333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.350717" calcext:value-type="float">
            <text:p>14.3507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370 Ack=616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.351379" calcext:value-type="float">
            <text:p>14.3513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.351436" calcext:value-type="float">
            <text:p>14.3514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.351498" calcext:value-type="float">
            <text:p>14.351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.370038" calcext:value-type="float">
            <text:p>14.3700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846 Ack=663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.37045" calcext:value-type="float">
            <text:p>14.370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FIN, ACK] Seq=846 Ack=6635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.384319" calcext:value-type="float">
            <text:p>14.384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b026 A officecdn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.401679" calcext:value-type="float">
            <text:p>14.4016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0 <text:s/>&gt; <text:s/>443 [ACK] Seq=847 Ack=6636 Win=130304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.401685" calcext:value-type="float">
            <text:p>14.4016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2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.407728" calcext:value-type="float">
            <text:p>14.4077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.408031" calcext:value-type="float">
            <text:p>14.4080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.408052" calcext:value-type="float">
            <text:p>14.4080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.408166" calcext:value-type="float">
            <text:p>14.408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20 <text:s/>&gt; <text:s/>443 [RST, ACK] Seq=32 Ack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.409856" calcext:value-type="float">
            <text:p>14.4098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andard query 0x53d5 A nimbus.bitdefender.ne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.418776" calcext:value-type="float">
            <text:p>14.418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5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.430029" calcext:value-type="float">
            <text:p>14.4300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tandard query 0x6f0b A officecdn.microsoft.com.edgesuite.ne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.434708" calcext:value-type="float">
            <text:p>14.4347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 Ack=1 Win=26217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.435174" calcext:value-type="float">
            <text:p>14.4351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.438247" calcext:value-type="float">
            <text:p>14.4382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2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.439374" calcext:value-type="float">
            <text:p>14.4393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.439611" calcext:value-type="float">
            <text:p>14.439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.439665" calcext:value-type="float">
            <text:p>14.4396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.439722" calcext:value-type="float">
            <text:p>14.4397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674 <text:s/>&gt; <text:s/>443 [RST, ACK] Seq=32 Ack=2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.441178" calcext:value-type="float">
            <text:p>14.441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0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.45307" calcext:value-type="float">
            <text:p>14.453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518 Ack=2797 Win=26217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.454164" calcext:value-type="float">
            <text:p>14.454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.457034" calcext:value-type="float">
            <text:p>14.4570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 Ack=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.457421" calcext:value-type="float">
            <text:p>14.457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.464532" calcext:value-type="float">
            <text:p>14.4645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181 Ack=279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.471307" calcext:value-type="float">
            <text:p>14.4713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.471399" calcext:value-type="float">
            <text:p>14.4713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.475571" calcext:value-type="float">
            <text:p>14.4755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518 Ack=3171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.476753" calcext:value-type="float">
            <text:p>14.4767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.491328" calcext:value-type="float">
            <text:p>14.4913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195 Ack=405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.494095" calcext:value-type="float">
            <text:p>14.4940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.494165" calcext:value-type="float">
            <text:p>14.4941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.539226" calcext:value-type="float">
            <text:p>14.539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014 Ack=3553 Win=2614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.564612" calcext:value-type="float">
            <text:p>14.5646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028 Ack=3519 Win=65535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.600461" calcext:value-type="float">
            <text:p>14.6004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.612843" calcext:value-type="float">
            <text:p>14.6128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HEAD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.648396" calcext:value-type="float">
            <text:p>14.6483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2 <text:s/>&gt; <text:s/>80 [ACK] Seq=361 Ack=557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.664496" calcext:value-type="float">
            <text:p>14.6644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7 <text:s/>&gt; <text:s/>80 [ACK] Seq=389 Ack=809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.728582" calcext:value-type="float">
            <text:p>14.728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853 <text:s/>&gt; <text:s/>443 [ACK] Seq=1 Ack=1 Win=16481 Len=1398 [TCP segment of a reassembled PDU]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.728582" calcext:value-type="float">
            <text:p>14.7285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.728672" calcext:value-type="float">
            <text:p>14.7286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LSv1.2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.804693" calcext:value-type="float">
            <text:p>14.8046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093 Win=16481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.804869" calcext:value-type="float">
            <text:p>14.8048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150 Win=1648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.8214" calcext:value-type="float">
            <text:p>14.82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tandard query 0xd778 A geo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.83854" calcext:value-type="float">
            <text:p>14.83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.847341" calcext:value-type="float">
            <text:p>14.8473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53 <text:s/>&gt; <text:s/>443 [ACK] Seq=2266 Ack=2184 Win=1648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.854842" calcext:value-type="float">
            <text:p>14.854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.856683" calcext:value-type="float">
            <text:p>14.8566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.872386" calcext:value-type="float">
            <text:p>14.8723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212 Ack=2433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.882902" calcext:value-type="float">
            <text:p>14.88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.899272" calcext:value-type="float">
            <text:p>14.899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370 Ack=2553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.910159" calcext:value-type="float">
            <text:p>14.9101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.910243" calcext:value-type="float">
            <text:p>14.910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.910438" calcext:value-type="float">
            <text:p>14.9104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.929357" calcext:value-type="float">
            <text:p>14.9293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673 Ack=3155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.935122" calcext:value-type="float">
            <text:p>14.935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FIN, ACK] Seq=673 Ack=3155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.941627" calcext:value-type="float">
            <text:p>14.9416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c506 A kv601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.950404" calcext:value-type="float">
            <text:p>14.9504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1 <text:s/>&gt; <text:s/>443 [ACK] Seq=674 Ack=3156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.952107" calcext:value-type="float">
            <text:p>14.9521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.958817" calcext:value-type="float">
            <text:p>14.9588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.959263" calcext:value-type="float">
            <text:p>14.9592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.966498" calcext:value-type="float">
            <text:p>14.966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214 Ack=40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.968869" calcext:value-type="float">
            <text:p>14.9688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.975858" calcext:value-type="float">
            <text:p>14.9758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.984549" calcext:value-type="float">
            <text:p>14.9845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.000311" calcext:value-type="float">
            <text:p>15.0003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FIN, ACK] Seq=673 Ack=7089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.007774" calcext:value-type="float">
            <text:p>15.0077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2 <text:s/>&gt; <text:s/>443 [RST, ACK] Seq=674 Ack=7120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.226955" calcext:value-type="float">
            <text:p>15.2269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3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.236879" calcext:value-type="float">
            <text:p>15.2368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5b98 A cp601.prod.do.dsp.mp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.244596" calcext:value-type="float">
            <text:p>15.2445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4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.25114" calcext:value-type="float">
            <text:p>15.251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.251559" calcext:value-type="float">
            <text:p>15.2515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.25881" calcext:value-type="float">
            <text:p>15.25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214 Ack=2797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.259747" calcext:value-type="float">
            <text:p>15.2597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ACK] Seq=214 Ack=5495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.269619" calcext:value-type="float">
            <text:p>15.2696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.277138" calcext:value-type="float">
            <text:p>15.2771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5.301469" calcext:value-type="float">
            <text:p>15.3014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FIN, ACK] Seq=890 Ack=6317 Win=13056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.307942" calcext:value-type="float">
            <text:p>15.3079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4 <text:s/>&gt; <text:s/>443 [RST, ACK] Seq=891 Ack=6348 Win=0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5.308575" calcext:value-type="float">
            <text:p>15.3085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3679 A officecdn.microsoft.com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5.313062" calcext:value-type="float">
            <text:p>15.3130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5.313428" calcext:value-type="float">
            <text:p>15.313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.329576" calcext:value-type="float">
            <text:p>15.3295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6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5.332994" calcext:value-type="float">
            <text:p>15.3329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5.333196" calcext:value-type="float">
            <text:p>15.3331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5.351561" calcext:value-type="float">
            <text:p>15.3515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38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5.353854" calcext:value-type="float">
            <text:p>15.353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ACK] Seq=1 Ack=1 Win=131328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.354063" calcext:value-type="float">
            <text:p>15.354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.368248" calcext:value-type="float">
            <text:p>15.3682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FIN, ACK] Seq=295 Ack=448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5.368297" calcext:value-type="float">
            <text:p>15.3682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FIN, ACK] Seq=281 Ack=279 Win=131072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.369274" calcext:value-type="float">
            <text:p>15.3692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8 <text:s/>&gt; <text:s/>80 [ACK] Seq=296 Ack=449 Win=130816 Len=0</text:p>
          </table:table-cell>
          <table:table-cell table:style-name="Default" table:number-columns-repeated="16377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5.370365" calcext:value-type="float">
            <text:p>15.3703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6 <text:s/>&gt; <text:s/>80 [ACK] Seq=282 Ack=280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4" calcext:value-type="float">
            <text:p>374</text:p>
          </table:table-cell>
          <table:table-cell office:value-type="float" office:value="15.410284" calcext:value-type="float">
            <text:p>15.4102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tandard query 0xed3f A officecdn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8" calcext:value-type="float">
            <text:p>378</text:p>
          </table:table-cell>
          <table:table-cell office:value-type="float" office:value="15.416017" calcext:value-type="float">
            <text:p>15.4160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209 Ack=403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9" calcext:value-type="float">
            <text:p>379</text:p>
          </table:table-cell>
          <table:table-cell office:value-type="float" office:value="15.418319" calcext:value-type="float">
            <text:p>15.4183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0" calcext:value-type="float">
            <text:p>380</text:p>
          </table:table-cell>
          <table:table-cell office:value-type="float" office:value="15.715418" calcext:value-type="float">
            <text:p>15.7154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TCP Retransmission] 1933 <text:s/>&gt; <text:s/>443 [PSH, ACK] Seq=209 Ack=4031 Win=131328 Len=93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3" calcext:value-type="float">
            <text:p>383</text:p>
          </table:table-cell>
          <table:table-cell office:value-type="float" office:value="15.725611" calcext:value-type="float">
            <text:p>15.725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4" calcext:value-type="float">
            <text:p>384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33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5" calcext:value-type="float">
            <text:p>385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33 <text:s/>&gt; <text:s/>443 [ACK] Seq=2672 Ack=408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6" calcext:value-type="float">
            <text:p>386</text:p>
          </table:table-cell>
          <table:table-cell office:value-type="float" office:value="15.725791" calcext:value-type="float">
            <text:p>15.725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7" calcext:value-type="float">
            <text:p>387</text:p>
          </table:table-cell>
          <table:table-cell office:value-type="float" office:value="15.730811" calcext:value-type="float">
            <text:p>15.730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0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9" calcext:value-type="float">
            <text:p>389</text:p>
          </table:table-cell>
          <table:table-cell office:value-type="float" office:value="15.741688" calcext:value-type="float">
            <text:p>15.7416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0" calcext:value-type="float">
            <text:p>390</text:p>
          </table:table-cell>
          <table:table-cell office:value-type="float" office:value="15.741938" calcext:value-type="float">
            <text:p>15.7419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3" calcext:value-type="float">
            <text:p>393</text:p>
          </table:table-cell>
          <table:table-cell office:value-type="float" office:value="15.75692" calcext:value-type="float">
            <text:p>15.756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2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5" calcext:value-type="float">
            <text:p>395</text:p>
          </table:table-cell>
          <table:table-cell office:value-type="float" office:value="15.758132" calcext:value-type="float">
            <text:p>15.758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6" calcext:value-type="float">
            <text:p>396</text:p>
          </table:table-cell>
          <table:table-cell office:value-type="float" office:value="15.758347" calcext:value-type="float">
            <text:p>15.758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9" calcext:value-type="float">
            <text:p>399</text:p>
          </table:table-cell>
          <table:table-cell office:value-type="float" office:value="15.770806" calcext:value-type="float">
            <text:p>15.7708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1" calcext:value-type="float">
            <text:p>401</text:p>
          </table:table-cell>
          <table:table-cell office:value-type="float" office:value="15.785154" calcext:value-type="float">
            <text:p>15.7851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4" calcext:value-type="float">
            <text:p>404</text:p>
          </table:table-cell>
          <table:table-cell office:value-type="float" office:value="15.791947" calcext:value-type="float">
            <text:p>15.7919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1896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7" calcext:value-type="float">
            <text:p>407</text:p>
          </table:table-cell>
          <table:table-cell office:value-type="float" office:value="15.79205" calcext:value-type="float">
            <text:p>15.792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4692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1" calcext:value-type="float">
            <text:p>411</text:p>
          </table:table-cell>
          <table:table-cell office:value-type="float" office:value="15.792199" calcext:value-type="float">
            <text:p>15.7921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7688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5" calcext:value-type="float">
            <text:p>415</text:p>
          </table:table-cell>
          <table:table-cell office:value-type="float" office:value="15.792336" calcext:value-type="float">
            <text:p>15.792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0 Ack=1070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0" calcext:value-type="float">
            <text:p>420</text:p>
          </table:table-cell>
          <table:table-cell office:value-type="float" office:value="15.8184" calcext:value-type="float">
            <text:p>15.81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FIN, ACK] Seq=5055 Ack=4439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1" calcext:value-type="float">
            <text:p>421</text:p>
          </table:table-cell>
          <table:table-cell office:value-type="float" office:value="15.824115" calcext:value-type="float">
            <text:p>15.824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FIN, ACK] Seq=600 Ack=1070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2" calcext:value-type="float">
            <text:p>422</text:p>
          </table:table-cell>
          <table:table-cell office:value-type="float" office:value="15.824187" calcext:value-type="float">
            <text:p>15.8241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FIN, ACK] Seq=572 Ack=557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4" calcext:value-type="float">
            <text:p>424</text:p>
          </table:table-cell>
          <table:table-cell office:value-type="float" office:value="15.825615" calcext:value-type="float">
            <text:p>15.8256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2 <text:s/>&gt; <text:s/>80 [ACK] Seq=601 Ack=1070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6" calcext:value-type="float">
            <text:p>426</text:p>
          </table:table-cell>
          <table:table-cell office:value-type="float" office:value="15.825793" calcext:value-type="float">
            <text:p>15.8257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0 <text:s/>&gt; <text:s/>80 [ACK] Seq=573 Ack=558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7" calcext:value-type="float">
            <text:p>427</text:p>
          </table:table-cell>
          <table:table-cell office:value-type="float" office:value="15.889143" calcext:value-type="float">
            <text:p>15.889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4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9" calcext:value-type="float">
            <text:p>429</text:p>
          </table:table-cell>
          <table:table-cell office:value-type="float" office:value="15.908921" calcext:value-type="float">
            <text:p>15.9089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0" calcext:value-type="float">
            <text:p>430</text:p>
          </table:table-cell>
          <table:table-cell office:value-type="float" office:value="15.909146" calcext:value-type="float">
            <text:p>15.909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3" calcext:value-type="float">
            <text:p>433</text:p>
          </table:table-cell>
          <table:table-cell office:value-type="float" office:value="15.929949" calcext:value-type="float">
            <text:p>15.9299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6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5" calcext:value-type="float">
            <text:p>435</text:p>
          </table:table-cell>
          <table:table-cell office:value-type="float" office:value="15.93098" calcext:value-type="float">
            <text:p>15.930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6" calcext:value-type="float">
            <text:p>436</text:p>
          </table:table-cell>
          <table:table-cell office:value-type="float" office:value="15.931226" calcext:value-type="float">
            <text:p>15.931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9" calcext:value-type="float">
            <text:p>439</text:p>
          </table:table-cell>
          <table:table-cell office:value-type="float" office:value="15.943637" calcext:value-type="float">
            <text:p>15.943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HTTP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2" calcext:value-type="float">
            <text:p>442</text:p>
          </table:table-cell>
          <table:table-cell office:value-type="float" office:value="15.960193" calcext:value-type="float">
            <text:p>15.9601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3 <text:s/>&gt; <text:s/>443 [ACK] Seq=5056 Ack=4440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4" calcext:value-type="float">
            <text:p>444</text:p>
          </table:table-cell>
          <table:table-cell office:value-type="float" office:value="15.968823" calcext:value-type="float">
            <text:p>15.9688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HTTP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ET /pr/492350f6-3a01-4f97-b9c0-c7c6ddf67d60/Office/Data/v32_16.0.13127.20408.cab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7" calcext:value-type="float">
            <text:p>447</text:p>
          </table:table-cell>
          <table:table-cell office:value-type="float" office:value="15.97583" calcext:value-type="float">
            <text:p>15.975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1896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0" calcext:value-type="float">
            <text:p>450</text:p>
          </table:table-cell>
          <table:table-cell office:value-type="float" office:value="15.975982" calcext:value-type="float">
            <text:p>15.9759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4692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4" calcext:value-type="float">
            <text:p>454</text:p>
          </table:table-cell>
          <table:table-cell office:value-type="float" office:value="15.976121" calcext:value-type="float">
            <text:p>15.9761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7688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8" calcext:value-type="float">
            <text:p>458</text:p>
          </table:table-cell>
          <table:table-cell office:value-type="float" office:value="15.976272" calcext:value-type="float">
            <text:p>15.976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0 Ack=1070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9" calcext:value-type="float">
            <text:p>459</text:p>
          </table:table-cell>
          <table:table-cell office:value-type="float" office:value="16.005243" calcext:value-type="float">
            <text:p>16.005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FIN, ACK] Seq=600 Ack=1070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0" calcext:value-type="float">
            <text:p>460</text:p>
          </table:table-cell>
          <table:table-cell office:value-type="float" office:value="16.005305" calcext:value-type="float">
            <text:p>16.0053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FIN, ACK] Seq=572 Ack=557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2" calcext:value-type="float">
            <text:p>462</text:p>
          </table:table-cell>
          <table:table-cell office:value-type="float" office:value="16.006223" calcext:value-type="float">
            <text:p>16.0062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6 <text:s/>&gt; <text:s/>80 [ACK] Seq=601 Ack=1070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4" calcext:value-type="float">
            <text:p>464</text:p>
          </table:table-cell>
          <table:table-cell office:value-type="float" office:value="16.006401" calcext:value-type="float">
            <text:p>16.0064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4 <text:s/>&gt; <text:s/>80 [ACK] Seq=573 Ack=558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5" calcext:value-type="float">
            <text:p>465</text:p>
          </table:table-cell>
          <table:table-cell office:value-type="float" office:value="16.073722" calcext:value-type="float">
            <text:p>16.0737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8" calcext:value-type="float">
            <text:p>468</text:p>
          </table:table-cell>
          <table:table-cell office:value-type="float" office:value="17.258407" calcext:value-type="float">
            <text:p>17.258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ACK] Seq=1 Ack=33 Win=327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9" calcext:value-type="float">
            <text:p>469</text:p>
          </table:table-cell>
          <table:table-cell office:value-type="float" office:value="17.299314" calcext:value-type="float">
            <text:p>17.299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34 <text:s/>&gt; <text:s/>443 [ACK] Seq=1 Ack=44 Win=50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0" calcext:value-type="float">
            <text:p>470</text:p>
          </table:table-cell>
          <table:table-cell office:value-type="float" office:value="19.07614" calcext:value-type="float">
            <text:p>19.076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1" calcext:value-type="float">
            <text:p>471</text:p>
          </table:table-cell>
          <table:table-cell office:value-type="float" office:value="19.509776" calcext:value-type="float">
            <text:p>19.509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67.251.132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60 <text:s/>&gt; <text:s/>443 [ACK] Seq=1 Ack=1 Win=509 Len=1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4" calcext:value-type="float">
            <text:p>474</text:p>
          </table:table-cell>
          <table:table-cell office:value-type="float" office:value="21.292273" calcext:value-type="float">
            <text:p>21.2922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45 <text:s/>&gt; <text:s/>443 [ACK] Seq=1 Ack=87 Win=827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5" calcext:value-type="float">
            <text:p>475</text:p>
          </table:table-cell>
          <table:table-cell office:value-type="float" office:value="22.136757" calcext:value-type="float">
            <text:p>22.1367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99.84.12.226</text:p>
          </table:table-cell>
          <table:table-cell office:value-type="string" calcext:value-type="string">
            <text:p>TCP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781 <text:s/>&gt; <text:s/>443 [ACK] Seq=1 Ack=1 Win=510 Len=1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7" calcext:value-type="float">
            <text:p>477</text:p>
          </table:table-cell>
          <table:table-cell office:value-type="float" office:value="23.096555" calcext:value-type="float">
            <text:p>23.0965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8" calcext:value-type="float">
            <text:p>478</text:p>
          </table:table-cell>
          <table:table-cell office:value-type="float" office:value="26.098691" calcext:value-type="float">
            <text:p>26.0986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9" calcext:value-type="float">
            <text:p>479</text:p>
          </table:table-cell>
          <table:table-cell office:value-type="float" office:value="29.100526" calcext:value-type="float">
            <text:p>29.1005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0" calcext:value-type="float">
            <text:p>480</text:p>
          </table:table-cell>
          <table:table-cell office:value-type="float" office:value="29.712438" calcext:value-type="float">
            <text:p>29.7124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tandard query 0xa6ed A tsfe.trafficshaping.dsp.mp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2" calcext:value-type="float">
            <text:p>482</text:p>
          </table:table-cell>
          <table:table-cell office:value-type="float" office:value="29.723974" calcext:value-type="float">
            <text:p>29.7239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8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4" calcext:value-type="float">
            <text:p>484</text:p>
          </table:table-cell>
          <table:table-cell office:value-type="float" office:value="29.740114" calcext:value-type="float">
            <text:p>29.7401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5" calcext:value-type="float">
            <text:p>485</text:p>
          </table:table-cell>
          <table:table-cell office:value-type="float" office:value="29.740656" calcext:value-type="float">
            <text:p>29.7406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9" calcext:value-type="float">
            <text:p>489</text:p>
          </table:table-cell>
          <table:table-cell office:value-type="float" office:value="29.7601" calcext:value-type="float">
            <text:p>29.76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20 Ack=38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0" calcext:value-type="float">
            <text:p>490</text:p>
          </table:table-cell>
          <table:table-cell office:value-type="float" office:value="29.764847" calcext:value-type="float">
            <text:p>29.7648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3" calcext:value-type="float">
            <text:p>493</text:p>
          </table:table-cell>
          <table:table-cell office:value-type="float" office:value="29.782972" calcext:value-type="float">
            <text:p>29.7829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378 Ack=3973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4" calcext:value-type="float">
            <text:p>494</text:p>
          </table:table-cell>
          <table:table-cell office:value-type="float" office:value="29.783976" calcext:value-type="float">
            <text:p>29.7839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5" calcext:value-type="float">
            <text:p>495</text:p>
          </table:table-cell>
          <table:table-cell office:value-type="float" office:value="29.784113" calcext:value-type="float">
            <text:p>29.7841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6" calcext:value-type="float">
            <text:p>496</text:p>
          </table:table-cell>
          <table:table-cell office:value-type="float" office:value="29.784314" calcext:value-type="float">
            <text:p>29.7843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7" calcext:value-type="float">
            <text:p>497</text:p>
          </table:table-cell>
          <table:table-cell office:value-type="float" office:value="29.784421" calcext:value-type="float">
            <text:p>29.784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48 <text:s/>&gt; <text:s/>443 [ACK] Seq=785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8" calcext:value-type="float">
            <text:p>498</text:p>
          </table:table-cell>
          <table:table-cell office:value-type="float" office:value="29.784421" calcext:value-type="float">
            <text:p>29.784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3" calcext:value-type="float">
            <text:p>503</text:p>
          </table:table-cell>
          <table:table-cell office:value-type="float" office:value="29.801452" calcext:value-type="float">
            <text:p>29.8014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39 Ack=4053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6" calcext:value-type="float">
            <text:p>506</text:p>
          </table:table-cell>
          <table:table-cell office:value-type="float" office:value="29.803653" calcext:value-type="float">
            <text:p>29.8036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39 Ack=56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7" calcext:value-type="float">
            <text:p>507</text:p>
          </table:table-cell>
          <table:table-cell office:value-type="float" office:value="29.807724" calcext:value-type="float">
            <text:p>29.8077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FIN, ACK] Seq=2639 Ack=56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9" calcext:value-type="float">
            <text:p>509</text:p>
          </table:table-cell>
          <table:table-cell office:value-type="float" office:value="29.823748" calcext:value-type="float">
            <text:p>29.8237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8 <text:s/>&gt; <text:s/>443 [ACK] Seq=2640 Ack=562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0" calcext:value-type="float">
            <text:p>510</text:p>
          </table:table-cell>
          <table:table-cell office:value-type="float" office:value="30.019968" calcext:value-type="float">
            <text:p>30.0199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tandard query 0xfb14 A v10.events.data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2" calcext:value-type="float">
            <text:p>512</text:p>
          </table:table-cell>
          <table:table-cell office:value-type="float" office:value="30.029595" calcext:value-type="float">
            <text:p>30.0295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49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3" calcext:value-type="float">
            <text:p>513</text:p>
          </table:table-cell>
          <table:table-cell office:value-type="float" office:value="30.106031" calcext:value-type="float">
            <text:p>30.1060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5" calcext:value-type="float">
            <text:p>515</text:p>
          </table:table-cell>
          <table:table-cell office:value-type="float" office:value="30.109611" calcext:value-type="float">
            <text:p>30.1096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6" calcext:value-type="float">
            <text:p>516</text:p>
          </table:table-cell>
          <table:table-cell office:value-type="float" office:value="30.111127" calcext:value-type="float">
            <text:p>30.1111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8" calcext:value-type="float">
            <text:p>518</text:p>
          </table:table-cell>
          <table:table-cell office:value-type="float" office:value="30.125188" calcext:value-type="float">
            <text:p>30.125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9" calcext:value-type="float">
            <text:p>519</text:p>
          </table:table-cell>
          <table:table-cell office:value-type="float" office:value="30.125655" calcext:value-type="float">
            <text:p>30.1256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2" calcext:value-type="float">
            <text:p>522</text:p>
          </table:table-cell>
          <table:table-cell office:value-type="float" office:value="30.144698" calcext:value-type="float">
            <text:p>30.144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220 Ack=27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4" calcext:value-type="float">
            <text:p>524</text:p>
          </table:table-cell>
          <table:table-cell office:value-type="float" office:value="30.156661" calcext:value-type="float">
            <text:p>30.1566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7" calcext:value-type="float">
            <text:p>527</text:p>
          </table:table-cell>
          <table:table-cell office:value-type="float" office:value="30.182143" calcext:value-type="float">
            <text:p>30.1821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8 Ack=3973 Win=13004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8" calcext:value-type="float">
            <text:p>528</text:p>
          </table:table-cell>
          <table:table-cell office:value-type="float" office:value="30.183362" calcext:value-type="float">
            <text:p>30.1833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9" calcext:value-type="float">
            <text:p>529</text:p>
          </table:table-cell>
          <table:table-cell office:value-type="float" office:value="30.18353" calcext:value-type="float">
            <text:p>30.183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0" calcext:value-type="float">
            <text:p>530</text:p>
          </table:table-cell>
          <table:table-cell office:value-type="float" office:value="30.183762" calcext:value-type="float">
            <text:p>30.1837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1" calcext:value-type="float">
            <text:p>531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0 <text:s/>&gt; <text:s/>443 [ACK] Seq=785 Ack=3973 Win=13004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2" calcext:value-type="float">
            <text:p>532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0 <text:s/>&gt; <text:s/>443 [ACK] Seq=2183 Ack=3973 Win=13004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3" calcext:value-type="float">
            <text:p>533</text:p>
          </table:table-cell>
          <table:table-cell office:value-type="float" office:value="30.183919" calcext:value-type="float">
            <text:p>30.183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6" calcext:value-type="float">
            <text:p>536</text:p>
          </table:table-cell>
          <table:table-cell office:value-type="float" office:value="30.195675" calcext:value-type="float">
            <text:p>30.1956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209 Ack=27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8" calcext:value-type="float">
            <text:p>538</text:p>
          </table:table-cell>
          <table:table-cell office:value-type="float" office:value="30.200713" calcext:value-type="float">
            <text:p>30.200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4" calcext:value-type="float">
            <text:p>544</text:p>
          </table:table-cell>
          <table:table-cell office:value-type="float" office:value="30.202337" calcext:value-type="float">
            <text:p>30.2023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3 Ack=4108 Win=13004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7" calcext:value-type="float">
            <text:p>547</text:p>
          </table:table-cell>
          <table:table-cell office:value-type="float" office:value="30.202605" calcext:value-type="float">
            <text:p>30.2026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3 Ack=611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8" calcext:value-type="float">
            <text:p>548</text:p>
          </table:table-cell>
          <table:table-cell office:value-type="float" office:value="30.205569" calcext:value-type="float">
            <text:p>30.2055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FIN, ACK] Seq=3733 Ack=611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0" calcext:value-type="float">
            <text:p>550</text:p>
          </table:table-cell>
          <table:table-cell office:value-type="float" office:value="30.229536" calcext:value-type="float">
            <text:p>30.2295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0 <text:s/>&gt; <text:s/>443 [ACK] Seq=3734 Ack=6118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2" calcext:value-type="float">
            <text:p>552</text:p>
          </table:table-cell>
          <table:table-cell office:value-type="float" office:value="30.385407" calcext:value-type="float">
            <text:p>30.385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3" calcext:value-type="float">
            <text:p>553</text:p>
          </table:table-cell>
          <table:table-cell office:value-type="float" office:value="30.385919" calcext:value-type="float">
            <text:p>30.385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49 <text:s/>&gt; <text:s/>443 [ACK] Seq=1274 Ack=4082 Win=13004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4" calcext:value-type="float">
            <text:p>554</text:p>
          </table:table-cell>
          <table:table-cell office:value-type="float" office:value="30.385919" calcext:value-type="float">
            <text:p>30.3859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7" calcext:value-type="float">
            <text:p>557</text:p>
          </table:table-cell>
          <table:table-cell office:value-type="float" office:value="30.480872" calcext:value-type="float">
            <text:p>30.4808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FIN, ACK] Seq=3862 Ack=444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9" calcext:value-type="float">
            <text:p>559</text:p>
          </table:table-cell>
          <table:table-cell office:value-type="float" office:value="30.571066" calcext:value-type="float">
            <text:p>30.5710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49 <text:s/>&gt; <text:s/>443 [ACK] Seq=3863 Ack=4442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0" calcext:value-type="float">
            <text:p>560</text:p>
          </table:table-cell>
          <table:table-cell office:value-type="float" office:value="30.769287" calcext:value-type="float">
            <text:p>30.7692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268f A cp601.prod.do.dsp.mp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2" calcext:value-type="float">
            <text:p>562</text:p>
          </table:table-cell>
          <table:table-cell office:value-type="float" office:value="30.784007" calcext:value-type="float">
            <text:p>30.7840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4" calcext:value-type="float">
            <text:p>564</text:p>
          </table:table-cell>
          <table:table-cell office:value-type="float" office:value="30.790906" calcext:value-type="float">
            <text:p>30.7909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5" calcext:value-type="float">
            <text:p>565</text:p>
          </table:table-cell>
          <table:table-cell office:value-type="float" office:value="30.791347" calcext:value-type="float">
            <text:p>30.791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9" calcext:value-type="float">
            <text:p>569</text:p>
          </table:table-cell>
          <table:table-cell office:value-type="float" office:value="30.798396" calcext:value-type="float">
            <text:p>30.7983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214 Ack=27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2" calcext:value-type="float">
            <text:p>572</text:p>
          </table:table-cell>
          <table:table-cell office:value-type="float" office:value="30.799298" calcext:value-type="float">
            <text:p>30.7992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ACK] Seq=214 Ack=54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4" calcext:value-type="float">
            <text:p>574</text:p>
          </table:table-cell>
          <table:table-cell office:value-type="float" office:value="30.806356" calcext:value-type="float">
            <text:p>30.8063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6" calcext:value-type="float">
            <text:p>576</text:p>
          </table:table-cell>
          <table:table-cell office:value-type="float" office:value="30.815665" calcext:value-type="float">
            <text:p>30.8156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8" calcext:value-type="float">
            <text:p>578</text:p>
          </table:table-cell>
          <table:table-cell office:value-type="float" office:value="30.82449" calcext:value-type="float">
            <text:p>30.824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FIN, ACK] Seq=879 Ack=6710 Win=13004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9" calcext:value-type="float">
            <text:p>579</text:p>
          </table:table-cell>
          <table:table-cell office:value-type="float" office:value="30.835614" calcext:value-type="float">
            <text:p>30.8356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tandard query 0x4dfd A dl.delivery.mp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1" calcext:value-type="float">
            <text:p>581</text:p>
          </table:table-cell>
          <table:table-cell office:value-type="float" office:value="30.843727" calcext:value-type="float">
            <text:p>30.843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1 <text:s/>&gt; <text:s/>443 [RST, ACK] Seq=880 Ack=674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4" calcext:value-type="float">
            <text:p>584</text:p>
          </table:table-cell>
          <table:table-cell office:value-type="float" office:value="30.848023" calcext:value-type="float">
            <text:p>30.8480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3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6" calcext:value-type="float">
            <text:p>586</text:p>
          </table:table-cell>
          <table:table-cell office:value-type="float" office:value="30.849134" calcext:value-type="float">
            <text:p>30.8491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7" calcext:value-type="float">
            <text:p>587</text:p>
          </table:table-cell>
          <table:table-cell office:value-type="float" office:value="30.849577" calcext:value-type="float">
            <text:p>30.849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HTTP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ET /filestreamingservice/files/16408c09-f339-4f0a-b0ad-c629da82dd25/pieceshash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8" calcext:value-type="float">
            <text:p>588</text:p>
          </table:table-cell>
          <table:table-cell office:value-type="float" office:value="30.849595" calcext:value-type="float">
            <text:p>30.8495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9" calcext:value-type="float">
            <text:p>589</text:p>
          </table:table-cell>
          <table:table-cell office:value-type="float" office:value="30.849714" calcext:value-type="float">
            <text:p>30.8497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878 <text:s/>&gt; <text:s/>443 [RST, ACK] Seq=32 Ack=33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1" calcext:value-type="float">
            <text:p>591</text:p>
          </table:table-cell>
          <table:table-cell office:value-type="float" office:value="30.851119" calcext:value-type="float">
            <text:p>30.8511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tandard query 0xbce4 A nimbus.bitdefender.ne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3" calcext:value-type="float">
            <text:p>593</text:p>
          </table:table-cell>
          <table:table-cell office:value-type="float" office:value="30.858905" calcext:value-type="float">
            <text:p>30.8589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6 <text:s/>&gt; <text:s/>443 [SYN] Seq=0 Win=65535 Len=0 MSS=1460 WS=8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6" calcext:value-type="float">
            <text:p>596</text:p>
          </table:table-cell>
          <table:table-cell office:value-type="float" office:value="30.861285" calcext:value-type="float">
            <text:p>30.8612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14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2" calcext:value-type="float">
            <text:p>602</text:p>
          </table:table-cell>
          <table:table-cell office:value-type="float" office:value="30.861605" calcext:value-type="float">
            <text:p>30.8616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84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5" calcext:value-type="float">
            <text:p>605</text:p>
          </table:table-cell>
          <table:table-cell office:value-type="float" office:value="30.861811" calcext:value-type="float">
            <text:p>30.861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2 Ack=101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7" calcext:value-type="float">
            <text:p>607</text:p>
          </table:table-cell>
          <table:table-cell office:value-type="float" office:value="30.867797" calcext:value-type="float">
            <text:p>30.8677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7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8" calcext:value-type="float">
            <text:p>608</text:p>
          </table:table-cell>
          <table:table-cell office:value-type="float" office:value="30.870336" calcext:value-type="float">
            <text:p>30.8703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FIN, ACK] Seq=312 Ack=101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0" calcext:value-type="float">
            <text:p>610</text:p>
          </table:table-cell>
          <table:table-cell office:value-type="float" office:value="30.871256" calcext:value-type="float">
            <text:p>30.8712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3 <text:s/>&gt; <text:s/>80 [ACK] Seq=313 Ack=10128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1" calcext:value-type="float">
            <text:p>611</text:p>
          </table:table-cell>
          <table:table-cell office:value-type="float" office:value="30.875279" calcext:value-type="float">
            <text:p>30.8752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f3ab A 3.tlu.dl.delivery.mp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3" calcext:value-type="float">
            <text:p>613</text:p>
          </table:table-cell>
          <table:table-cell office:value-type="float" office:value="30.876853" calcext:value-type="float">
            <text:p>30.8768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1 Ack=1 Win=65535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4" calcext:value-type="float">
            <text:p>614</text:p>
          </table:table-cell>
          <table:table-cell office:value-type="float" office:value="30.8776" calcext:value-type="float">
            <text:p>30.87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7" calcext:value-type="float">
            <text:p>617</text:p>
          </table:table-cell>
          <table:table-cell office:value-type="float" office:value="30.883935" calcext:value-type="float">
            <text:p>30.88393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8" calcext:value-type="float">
            <text:p>618</text:p>
          </table:table-cell>
          <table:table-cell office:value-type="float" office:value="30.884278" calcext:value-type="float">
            <text:p>30.8842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9" calcext:value-type="float">
            <text:p>619</text:p>
          </table:table-cell>
          <table:table-cell office:value-type="float" office:value="30.89009" calcext:value-type="float">
            <text:p>30.890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59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0" calcext:value-type="float">
            <text:p>620</text:p>
          </table:table-cell>
          <table:table-cell office:value-type="float" office:value="30.890917" calcext:value-type="float">
            <text:p>30.8909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1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2" calcext:value-type="float">
            <text:p>622</text:p>
          </table:table-cell>
          <table:table-cell office:value-type="float" office:value="30.892093" calcext:value-type="float">
            <text:p>30.8920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3" calcext:value-type="float">
            <text:p>623</text:p>
          </table:table-cell>
          <table:table-cell office:value-type="float" office:value="30.892315" calcext:value-type="float">
            <text:p>30.8923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HTT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4" calcext:value-type="float">
            <text:p>624</text:p>
          </table:table-cell>
          <table:table-cell office:value-type="float" office:value="30.892342" calcext:value-type="float">
            <text:p>30.8923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5" calcext:value-type="float">
            <text:p>625</text:p>
          </table:table-cell>
          <table:table-cell office:value-type="float" office:value="30.892385" calcext:value-type="float">
            <text:p>30.8923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0" calcext:value-type="float">
            <text:p>630</text:p>
          </table:table-cell>
          <table:table-cell office:value-type="float" office:value="30.898158" calcext:value-type="float">
            <text:p>30.8981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518 Ack=2601 Win=65535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3" calcext:value-type="float">
            <text:p>633</text:p>
          </table:table-cell>
          <table:table-cell office:value-type="float" office:value="30.898398" calcext:value-type="float">
            <text:p>30.8983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4" calcext:value-type="float">
            <text:p>634</text:p>
          </table:table-cell>
          <table:table-cell office:value-type="float" office:value="30.898745" calcext:value-type="float">
            <text:p>30.8987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HTTP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5" calcext:value-type="float">
            <text:p>635</text:p>
          </table:table-cell>
          <table:table-cell office:value-type="float" office:value="30.899428" calcext:value-type="float">
            <text:p>30.899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0" calcext:value-type="float">
            <text:p>640</text:p>
          </table:table-cell>
          <table:table-cell office:value-type="float" office:value="30.901166" calcext:value-type="float">
            <text:p>30.901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220 Ack=38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1" calcext:value-type="float">
            <text:p>641</text:p>
          </table:table-cell>
          <table:table-cell office:value-type="float" office:value="30.904439" calcext:value-type="float">
            <text:p>30.9044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5" calcext:value-type="float">
            <text:p>645</text:p>
          </table:table-cell>
          <table:table-cell office:value-type="float" office:value="30.913354" calcext:value-type="float">
            <text:p>30.9133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HTTP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GET /filestreamingservice/files/16408c09-f339-4f0a-b0ad-c629da82dd25?P1=1600754428&amp;P2=402&amp;P3=2&amp;P4=PqGdbomzs7AGg%2fukbhONiiOvbsQRox7gcH5B8WjxlKqYREVLT%2bkGPvKB3abJCSaAimGPscWxgHiLbh%2fNStkOwQ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7" calcext:value-type="float">
            <text:p>647</text:p>
          </table:table-cell>
          <table:table-cell office:value-type="float" office:value="30.916115" calcext:value-type="float">
            <text:p>30.916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8" calcext:value-type="float">
            <text:p>648</text:p>
          </table:table-cell>
          <table:table-cell office:value-type="float" office:value="30.916166" calcext:value-type="float">
            <text:p>30.9161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LSv1.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2" calcext:value-type="float">
            <text:p>652</text:p>
          </table:table-cell>
          <table:table-cell office:value-type="float" office:value="30.921042" calcext:value-type="float">
            <text:p>30.921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378 Ack=3973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3" calcext:value-type="float">
            <text:p>653</text:p>
          </table:table-cell>
          <table:table-cell office:value-type="float" office:value="30.921546" calcext:value-type="float">
            <text:p>30.9215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4" calcext:value-type="float">
            <text:p>654</text:p>
          </table:table-cell>
          <table:table-cell office:value-type="float" office:value="30.921609" calcext:value-type="float">
            <text:p>30.9216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5" calcext:value-type="float">
            <text:p>655</text:p>
          </table:table-cell>
          <table:table-cell office:value-type="float" office:value="30.921692" calcext:value-type="float">
            <text:p>30.9216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7" calcext:value-type="float">
            <text:p>657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785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8" calcext:value-type="float">
            <text:p>658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2183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9" calcext:value-type="float">
            <text:p>659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3581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0" calcext:value-type="float">
            <text:p>660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4979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1" calcext:value-type="float">
            <text:p>661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57 <text:s/>&gt; <text:s/>443 [ACK] Seq=6377 Ack=3973 Win=13107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2" calcext:value-type="float">
            <text:p>662</text:p>
          </table:table-cell>
          <table:table-cell office:value-type="float" office:value="30.921743" calcext:value-type="float">
            <text:p>30.921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LSv1.2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4" calcext:value-type="float">
            <text:p>664</text:p>
          </table:table-cell>
          <table:table-cell office:value-type="float" office:value="30.921862" calcext:value-type="float">
            <text:p>30.9218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8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7" calcext:value-type="float">
            <text:p>667</text:p>
          </table:table-cell>
          <table:table-cell office:value-type="float" office:value="30.921957" calcext:value-type="float">
            <text:p>30.9219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7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1" calcext:value-type="float">
            <text:p>671</text:p>
          </table:table-cell>
          <table:table-cell office:value-type="float" office:value="30.922244" calcext:value-type="float">
            <text:p>30.922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2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5" calcext:value-type="float">
            <text:p>675</text:p>
          </table:table-cell>
          <table:table-cell office:value-type="float" office:value="30.922973" calcext:value-type="float">
            <text:p>30.9229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6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0" calcext:value-type="float">
            <text:p>680</text:p>
          </table:table-cell>
          <table:table-cell office:value-type="float" office:value="30.925122" calcext:value-type="float">
            <text:p>30.925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26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3" calcext:value-type="float">
            <text:p>683</text:p>
          </table:table-cell>
          <table:table-cell office:value-type="float" office:value="30.925405" calcext:value-type="float">
            <text:p>30.9254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6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9" calcext:value-type="float">
            <text:p>689</text:p>
          </table:table-cell>
          <table:table-cell office:value-type="float" office:value="30.934551" calcext:value-type="float">
            <text:p>30.9345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04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6" calcext:value-type="float">
            <text:p>696</text:p>
          </table:table-cell>
          <table:table-cell office:value-type="float" office:value="30.934751" calcext:value-type="float">
            <text:p>30.934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38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0" calcext:value-type="float">
            <text:p>700</text:p>
          </table:table-cell>
          <table:table-cell office:value-type="float" office:value="30.93485" calcext:value-type="float">
            <text:p>30.934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83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5" calcext:value-type="float">
            <text:p>705</text:p>
          </table:table-cell>
          <table:table-cell office:value-type="float" office:value="30.937474" calcext:value-type="float">
            <text:p>30.9374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342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8" calcext:value-type="float">
            <text:p>708</text:p>
          </table:table-cell>
          <table:table-cell office:value-type="float" office:value="30.937593" calcext:value-type="float">
            <text:p>30.9375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22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2" calcext:value-type="float">
            <text:p>712</text:p>
          </table:table-cell>
          <table:table-cell office:value-type="float" office:value="30.937751" calcext:value-type="float">
            <text:p>30.937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41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7" calcext:value-type="float">
            <text:p>717</text:p>
          </table:table-cell>
          <table:table-cell office:value-type="float" office:value="30.93792" calcext:value-type="float">
            <text:p>30.937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00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2" calcext:value-type="float">
            <text:p>722</text:p>
          </table:table-cell>
          <table:table-cell office:value-type="float" office:value="30.938063" calcext:value-type="float">
            <text:p>30.9380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20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9" calcext:value-type="float">
            <text:p>729</text:p>
          </table:table-cell>
          <table:table-cell office:value-type="float" office:value="30.939327" calcext:value-type="float">
            <text:p>30.9393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4066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2" calcext:value-type="float">
            <text:p>732</text:p>
          </table:table-cell>
          <table:table-cell office:value-type="float" office:value="30.939471" calcext:value-type="float">
            <text:p>30.9394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4176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5" calcext:value-type="float">
            <text:p>735</text:p>
          </table:table-cell>
          <table:table-cell office:value-type="float" office:value="30.939725" calcext:value-type="float">
            <text:p>30.9397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59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2" calcext:value-type="float">
            <text:p>742</text:p>
          </table:table-cell>
          <table:table-cell office:value-type="float" office:value="30.940748" calcext:value-type="float">
            <text:p>30.9407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98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8" calcext:value-type="float">
            <text:p>748</text:p>
          </table:table-cell>
          <table:table-cell office:value-type="float" office:value="30.940927" calcext:value-type="float">
            <text:p>30.9409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97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0" calcext:value-type="float">
            <text:p>750</text:p>
          </table:table-cell>
          <table:table-cell office:value-type="float" office:value="30.941656" calcext:value-type="float">
            <text:p>30.9416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37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6" calcext:value-type="float">
            <text:p>756</text:p>
          </table:table-cell>
          <table:table-cell office:value-type="float" office:value="30.942429" calcext:value-type="float">
            <text:p>30.942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36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9" calcext:value-type="float">
            <text:p>759</text:p>
          </table:table-cell>
          <table:table-cell office:value-type="float" office:value="30.942524" calcext:value-type="float">
            <text:p>30.9425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16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4" calcext:value-type="float">
            <text:p>764</text:p>
          </table:table-cell>
          <table:table-cell office:value-type="float" office:value="30.942866" calcext:value-type="float">
            <text:p>30.9428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7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6" calcext:value-type="float">
            <text:p>766</text:p>
          </table:table-cell>
          <table:table-cell office:value-type="float" office:value="30.943027" calcext:value-type="float">
            <text:p>30.9430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515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9" calcext:value-type="float">
            <text:p>769</text:p>
          </table:table-cell>
          <table:table-cell office:value-type="float" office:value="30.943884" calcext:value-type="float">
            <text:p>30.9438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794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2" calcext:value-type="float">
            <text:p>772</text:p>
          </table:table-cell>
          <table:table-cell office:value-type="float" office:value="30.94408" calcext:value-type="float">
            <text:p>30.944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074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7" calcext:value-type="float">
            <text:p>777</text:p>
          </table:table-cell>
          <table:table-cell office:value-type="float" office:value="30.944282" calcext:value-type="float">
            <text:p>30.9442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963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1" calcext:value-type="float">
            <text:p>781</text:p>
          </table:table-cell>
          <table:table-cell office:value-type="float" office:value="30.945238" calcext:value-type="float">
            <text:p>30.9452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0052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0" calcext:value-type="float">
            <text:p>790</text:p>
          </table:table-cell>
          <table:table-cell office:value-type="float" office:value="30.945758" calcext:value-type="float">
            <text:p>30.9457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1031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1" calcext:value-type="float">
            <text:p>791</text:p>
          </table:table-cell>
          <table:table-cell office:value-type="float" office:value="30.94584" calcext:value-type="float">
            <text:p>30.945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5616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6" calcext:value-type="float">
            <text:p>796</text:p>
          </table:table-cell>
          <table:table-cell office:value-type="float" office:value="30.946223" calcext:value-type="float">
            <text:p>30.9462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09 Ack=8036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9" calcext:value-type="float">
            <text:p>799</text:p>
          </table:table-cell>
          <table:table-cell office:value-type="float" office:value="30.946378" calcext:value-type="float">
            <text:p>30.9463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1450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7" calcext:value-type="float">
            <text:p>807</text:p>
          </table:table-cell>
          <table:table-cell office:value-type="float" office:value="30.946577" calcext:value-type="float">
            <text:p>30.946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242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0" calcext:value-type="float">
            <text:p>810</text:p>
          </table:table-cell>
          <table:table-cell office:value-type="float" office:value="30.947308" calcext:value-type="float">
            <text:p>30.9473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2709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6" calcext:value-type="float">
            <text:p>816</text:p>
          </table:table-cell>
          <table:table-cell office:value-type="float" office:value="30.948128" calcext:value-type="float">
            <text:p>30.9481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3408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8" calcext:value-type="float">
            <text:p>818</text:p>
          </table:table-cell>
          <table:table-cell office:value-type="float" office:value="30.948229" calcext:value-type="float">
            <text:p>30.948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3547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3" calcext:value-type="float">
            <text:p>823</text:p>
          </table:table-cell>
          <table:table-cell office:value-type="float" office:value="30.948399" calcext:value-type="float">
            <text:p>30.9483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410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5" calcext:value-type="float">
            <text:p>825</text:p>
          </table:table-cell>
          <table:table-cell office:value-type="float" office:value="30.948579" calcext:value-type="float">
            <text:p>30.9485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FIN, ACK] Seq=8109 Ack=8036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0" calcext:value-type="float">
            <text:p>830</text:p>
          </table:table-cell>
          <table:table-cell office:value-type="float" office:value="30.949826" calcext:value-type="float">
            <text:p>30.9498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4806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5" calcext:value-type="float">
            <text:p>835</text:p>
          </table:table-cell>
          <table:table-cell office:value-type="float" office:value="30.949948" calcext:value-type="float">
            <text:p>30.9499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36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7" calcext:value-type="float">
            <text:p>837</text:p>
          </table:table-cell>
          <table:table-cell office:value-type="float" office:value="30.950075" calcext:value-type="float">
            <text:p>30.9500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5505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3" calcext:value-type="float">
            <text:p>843</text:p>
          </table:table-cell>
          <table:table-cell office:value-type="float" office:value="30.95134" calcext:value-type="float">
            <text:p>30.951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204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5" calcext:value-type="float">
            <text:p>845</text:p>
          </table:table-cell>
          <table:table-cell office:value-type="float" office:value="30.951445" calcext:value-type="float">
            <text:p>30.9514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34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9" calcext:value-type="float">
            <text:p>849</text:p>
          </table:table-cell>
          <table:table-cell office:value-type="float" office:value="30.9516" calcext:value-type="float">
            <text:p>30.951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6763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2" calcext:value-type="float">
            <text:p>852</text:p>
          </table:table-cell>
          <table:table-cell office:value-type="float" office:value="30.951736" calcext:value-type="float">
            <text:p>30.9517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042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4" calcext:value-type="float">
            <text:p>854</text:p>
          </table:table-cell>
          <table:table-cell office:value-type="float" office:value="30.952667" calcext:value-type="float">
            <text:p>30.9526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18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8" calcext:value-type="float">
            <text:p>858</text:p>
          </table:table-cell>
          <table:table-cell office:value-type="float" office:value="30.952837" calcext:value-type="float">
            <text:p>30.9528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7602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3" calcext:value-type="float">
            <text:p>863</text:p>
          </table:table-cell>
          <table:table-cell office:value-type="float" office:value="30.953021" calcext:value-type="float">
            <text:p>30.9530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8161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8" calcext:value-type="float">
            <text:p>868</text:p>
          </table:table-cell>
          <table:table-cell office:value-type="float" office:value="30.954394" calcext:value-type="float">
            <text:p>30.954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872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7" calcext:value-type="float">
            <text:p>877</text:p>
          </table:table-cell>
          <table:table-cell office:value-type="float" office:value="30.954703" calcext:value-type="float">
            <text:p>30.9547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19838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0" calcext:value-type="float">
            <text:p>880</text:p>
          </table:table-cell>
          <table:table-cell office:value-type="float" office:value="30.954873" calcext:value-type="float">
            <text:p>30.9548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0118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5" calcext:value-type="float">
            <text:p>885</text:p>
          </table:table-cell>
          <table:table-cell office:value-type="float" office:value="30.955965" calcext:value-type="float">
            <text:p>30.95596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0677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0" calcext:value-type="float">
            <text:p>890</text:p>
          </table:table-cell>
          <table:table-cell office:value-type="float" office:value="30.956161" calcext:value-type="float">
            <text:p>30.9561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1236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5" calcext:value-type="float">
            <text:p>895</text:p>
          </table:table-cell>
          <table:table-cell office:value-type="float" office:value="30.956646" calcext:value-type="float">
            <text:p>30.9566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1796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0" calcext:value-type="float">
            <text:p>900</text:p>
          </table:table-cell>
          <table:table-cell office:value-type="float" office:value="30.956797" calcext:value-type="float">
            <text:p>30.9567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35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5" calcext:value-type="float">
            <text:p>905</text:p>
          </table:table-cell>
          <table:table-cell office:value-type="float" office:value="30.956961" calcext:value-type="float">
            <text:p>30.956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2914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8" calcext:value-type="float">
            <text:p>908</text:p>
          </table:table-cell>
          <table:table-cell office:value-type="float" office:value="30.957104" calcext:value-type="float">
            <text:p>30.957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194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0" calcext:value-type="float">
            <text:p>910</text:p>
          </table:table-cell>
          <table:table-cell office:value-type="float" office:value="30.957229" calcext:value-type="float">
            <text:p>30.957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33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5" calcext:value-type="float">
            <text:p>915</text:p>
          </table:table-cell>
          <table:table-cell office:value-type="float" office:value="30.958283" calcext:value-type="float">
            <text:p>30.9582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3893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8" calcext:value-type="float">
            <text:p>918</text:p>
          </table:table-cell>
          <table:table-cell office:value-type="float" office:value="30.958609" calcext:value-type="float">
            <text:p>30.9586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17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4" calcext:value-type="float">
            <text:p>924</text:p>
          </table:table-cell>
          <table:table-cell office:value-type="float" office:value="30.959577" calcext:value-type="float">
            <text:p>30.959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4871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1" calcext:value-type="float">
            <text:p>931</text:p>
          </table:table-cell>
          <table:table-cell office:value-type="float" office:value="30.959743" calcext:value-type="float">
            <text:p>30.9597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571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5" calcext:value-type="float">
            <text:p>935</text:p>
          </table:table-cell>
          <table:table-cell office:value-type="float" office:value="30.959884" calcext:value-type="float">
            <text:p>30.9598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129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9" calcext:value-type="float">
            <text:p>939</text:p>
          </table:table-cell>
          <table:table-cell office:value-type="float" office:value="30.960017" calcext:value-type="float">
            <text:p>30.9600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549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1" calcext:value-type="float">
            <text:p>941</text:p>
          </table:table-cell>
          <table:table-cell office:value-type="float" office:value="30.960186" calcext:value-type="float">
            <text:p>30.9601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6689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6" calcext:value-type="float">
            <text:p>946</text:p>
          </table:table-cell>
          <table:table-cell office:value-type="float" office:value="30.960414" calcext:value-type="float">
            <text:p>30.9604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248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9" calcext:value-type="float">
            <text:p>949</text:p>
          </table:table-cell>
          <table:table-cell office:value-type="float" office:value="30.96061" calcext:value-type="float">
            <text:p>30.960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7527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0" calcext:value-type="float">
            <text:p>950</text:p>
          </table:table-cell>
          <table:table-cell office:value-type="float" office:value="30.960752" calcext:value-type="float">
            <text:p>30.9607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423 Ack=1033 Win=13030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1" calcext:value-type="float">
            <text:p>951</text:p>
          </table:table-cell>
          <table:table-cell office:value-type="float" office:value="30.960786" calcext:value-type="float">
            <text:p>30.9607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25 <text:s/>&gt; <text:s/>443 [ACK] Seq=1510 Ack=3884 Win=26108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6" calcext:value-type="float">
            <text:p>956</text:p>
          </table:table-cell>
          <table:table-cell office:value-type="float" office:value="30.961637" calcext:value-type="float">
            <text:p>30.961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08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9" calcext:value-type="float">
            <text:p>959</text:p>
          </table:table-cell>
          <table:table-cell office:value-type="float" office:value="30.961833" calcext:value-type="float">
            <text:p>30.9618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36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4" calcext:value-type="float">
            <text:p>964</text:p>
          </table:table-cell>
          <table:table-cell office:value-type="float" office:value="30.962244" calcext:value-type="float">
            <text:p>30.962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8925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0" calcext:value-type="float">
            <text:p>970</text:p>
          </table:table-cell>
          <table:table-cell office:value-type="float" office:value="30.962475" calcext:value-type="float">
            <text:p>30.9624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962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3" calcext:value-type="float">
            <text:p>973</text:p>
          </table:table-cell>
          <table:table-cell office:value-type="float" office:value="30.962602" calcext:value-type="float">
            <text:p>30.9626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29904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7" calcext:value-type="float">
            <text:p>977</text:p>
          </table:table-cell>
          <table:table-cell office:value-type="float" office:value="30.962768" calcext:value-type="float">
            <text:p>30.9627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032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2" calcext:value-type="float">
            <text:p>982</text:p>
          </table:table-cell>
          <table:table-cell office:value-type="float" office:value="30.962969" calcext:value-type="float">
            <text:p>30.9629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0883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5" calcext:value-type="float">
            <text:p>985</text:p>
          </table:table-cell>
          <table:table-cell office:value-type="float" office:value="30.963106" calcext:value-type="float">
            <text:p>30.9631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116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0" calcext:value-type="float">
            <text:p>990</text:p>
          </table:table-cell>
          <table:table-cell office:value-type="float" office:value="30.963767" calcext:value-type="float">
            <text:p>30.96376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172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3" calcext:value-type="float">
            <text:p>993</text:p>
          </table:table-cell>
          <table:table-cell office:value-type="float" office:value="30.964291" calcext:value-type="float">
            <text:p>30.9642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2001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9" calcext:value-type="float">
            <text:p>999</text:p>
          </table:table-cell>
          <table:table-cell office:value-type="float" office:value="30.964741" calcext:value-type="float">
            <text:p>30.9647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270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8" calcext:value-type="float">
            <text:p>1008</text:p>
          </table:table-cell>
          <table:table-cell office:value-type="float" office:value="30.965099" calcext:value-type="float">
            <text:p>30.9650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3818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3" calcext:value-type="float">
            <text:p>1013</text:p>
          </table:table-cell>
          <table:table-cell office:value-type="float" office:value="30.96603" calcext:value-type="float">
            <text:p>30.966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378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7" calcext:value-type="float">
            <text:p>1017</text:p>
          </table:table-cell>
          <table:table-cell office:value-type="float" office:value="30.966188" calcext:value-type="float">
            <text:p>30.966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7 <text:s/>&gt; <text:s/>443 [ACK] Seq=8110 Ack=803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8" calcext:value-type="float">
            <text:p>1018</text:p>
          </table:table-cell>
          <table:table-cell office:value-type="float" office:value="30.966221" calcext:value-type="float">
            <text:p>30.9662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657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1" calcext:value-type="float">
            <text:p>1021</text:p>
          </table:table-cell>
          <table:table-cell office:value-type="float" office:value="30.966339" calcext:value-type="float">
            <text:p>30.9663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4937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6" calcext:value-type="float">
            <text:p>1026</text:p>
          </table:table-cell>
          <table:table-cell office:value-type="float" office:value="30.967377" calcext:value-type="float">
            <text:p>30.9673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5496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0" calcext:value-type="float">
            <text:p>1030</text:p>
          </table:table-cell>
          <table:table-cell office:value-type="float" office:value="30.967492" calcext:value-type="float">
            <text:p>30.9674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5915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4" calcext:value-type="float">
            <text:p>1034</text:p>
          </table:table-cell>
          <table:table-cell office:value-type="float" office:value="30.967649" calcext:value-type="float">
            <text:p>30.9676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33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6" calcext:value-type="float">
            <text:p>1036</text:p>
          </table:table-cell>
          <table:table-cell office:value-type="float" office:value="30.969352" calcext:value-type="float">
            <text:p>30.9693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475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0" calcext:value-type="float">
            <text:p>1040</text:p>
          </table:table-cell>
          <table:table-cell office:value-type="float" office:value="30.969489" calcext:value-type="float">
            <text:p>30.96948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6894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5" calcext:value-type="float">
            <text:p>1045</text:p>
          </table:table-cell>
          <table:table-cell office:value-type="float" office:value="30.96956" calcext:value-type="float">
            <text:p>30.969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7453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7" calcext:value-type="float">
            <text:p>1047</text:p>
          </table:table-cell>
          <table:table-cell office:value-type="float" office:value="30.969677" calcext:value-type="float">
            <text:p>30.9696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759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1" calcext:value-type="float">
            <text:p>1051</text:p>
          </table:table-cell>
          <table:table-cell office:value-type="float" office:value="30.969739" calcext:value-type="float">
            <text:p>30.9697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012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3" calcext:value-type="float">
            <text:p>1053</text:p>
          </table:table-cell>
          <table:table-cell office:value-type="float" office:value="30.969849" calcext:value-type="float">
            <text:p>30.9698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15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7" calcext:value-type="float">
            <text:p>1057</text:p>
          </table:table-cell>
          <table:table-cell office:value-type="float" office:value="30.969908" calcext:value-type="float">
            <text:p>30.9699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572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9" calcext:value-type="float">
            <text:p>1059</text:p>
          </table:table-cell>
          <table:table-cell office:value-type="float" office:value="30.970024" calcext:value-type="float">
            <text:p>30.9700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871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3" calcext:value-type="float">
            <text:p>1063</text:p>
          </table:table-cell>
          <table:table-cell office:value-type="float" office:value="30.970285" calcext:value-type="float">
            <text:p>30.9702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131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5" calcext:value-type="float">
            <text:p>1065</text:p>
          </table:table-cell>
          <table:table-cell office:value-type="float" office:value="30.970392" calcext:value-type="float">
            <text:p>30.9703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271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0" calcext:value-type="float">
            <text:p>1070</text:p>
          </table:table-cell>
          <table:table-cell office:value-type="float" office:value="30.970551" calcext:value-type="float">
            <text:p>30.9705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39830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4" calcext:value-type="float">
            <text:p>1074</text:p>
          </table:table-cell>
          <table:table-cell office:value-type="float" office:value="30.97061" calcext:value-type="float">
            <text:p>30.970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24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6" calcext:value-type="float">
            <text:p>1076</text:p>
          </table:table-cell>
          <table:table-cell office:value-type="float" office:value="30.970727" calcext:value-type="float">
            <text:p>30.970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38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0" calcext:value-type="float">
            <text:p>1080</text:p>
          </table:table-cell>
          <table:table-cell office:value-type="float" office:value="30.973046" calcext:value-type="float">
            <text:p>30.9730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0808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5" calcext:value-type="float">
            <text:p>1085</text:p>
          </table:table-cell>
          <table:table-cell office:value-type="float" office:value="30.973117" calcext:value-type="float">
            <text:p>30.9731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1368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7" calcext:value-type="float">
            <text:p>1087</text:p>
          </table:table-cell>
          <table:table-cell office:value-type="float" office:value="30.973234" calcext:value-type="float">
            <text:p>30.9732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1507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3" calcext:value-type="float">
            <text:p>1093</text:p>
          </table:table-cell>
          <table:table-cell office:value-type="float" office:value="30.974174" calcext:value-type="float">
            <text:p>30.9741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2206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7" calcext:value-type="float">
            <text:p>1097</text:p>
          </table:table-cell>
          <table:table-cell office:value-type="float" office:value="30.97429" calcext:value-type="float">
            <text:p>30.97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26263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2" calcext:value-type="float">
            <text:p>1102</text:p>
          </table:table-cell>
          <table:table-cell office:value-type="float" office:value="30.974357" calcext:value-type="float">
            <text:p>30.9743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3185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7" calcext:value-type="float">
            <text:p>1107</text:p>
          </table:table-cell>
          <table:table-cell office:value-type="float" office:value="30.974636" calcext:value-type="float">
            <text:p>30.9746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37447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1" calcext:value-type="float">
            <text:p>1111</text:p>
          </table:table-cell>
          <table:table-cell office:value-type="float" office:value="30.974755" calcext:value-type="float">
            <text:p>30.9747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1641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6" calcext:value-type="float">
            <text:p>1116</text:p>
          </table:table-cell>
          <table:table-cell office:value-type="float" office:value="30.974821" calcext:value-type="float">
            <text:p>30.9748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7233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8" calcext:value-type="float">
            <text:p>1118</text:p>
          </table:table-cell>
          <table:table-cell office:value-type="float" office:value="30.975107" calcext:value-type="float">
            <text:p>30.9751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48631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2" calcext:value-type="float">
            <text:p>1122</text:p>
          </table:table-cell>
          <table:table-cell office:value-type="float" office:value="30.975243" calcext:value-type="float">
            <text:p>30.9752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282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7" calcext:value-type="float">
            <text:p>1127</text:p>
          </table:table-cell>
          <table:table-cell office:value-type="float" office:value="30.975312" calcext:value-type="float">
            <text:p>30.9753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8417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9" calcext:value-type="float">
            <text:p>1129</text:p>
          </table:table-cell>
          <table:table-cell office:value-type="float" office:value="30.975427" calcext:value-type="float">
            <text:p>30.9754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5981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3" calcext:value-type="float">
            <text:p>1133</text:p>
          </table:table-cell>
          <table:table-cell office:value-type="float" office:value="30.979709" calcext:value-type="float">
            <text:p>30.9797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4009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6" calcext:value-type="float">
            <text:p>1136</text:p>
          </table:table-cell>
          <table:table-cell office:value-type="float" office:value="30.979801" calcext:value-type="float">
            <text:p>30.979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6680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1" calcext:value-type="float">
            <text:p>1141</text:p>
          </table:table-cell>
          <table:table-cell office:value-type="float" office:value="30.979963" calcext:value-type="float">
            <text:p>30.9799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72397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5" calcext:value-type="float">
            <text:p>1145</text:p>
          </table:table-cell>
          <table:table-cell office:value-type="float" office:value="30.980103" calcext:value-type="float">
            <text:p>30.9801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76591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1" calcext:value-type="float">
            <text:p>1151</text:p>
          </table:table-cell>
          <table:table-cell office:value-type="float" office:value="30.980963" calcext:value-type="float">
            <text:p>30.9809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83581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5" calcext:value-type="float">
            <text:p>1155</text:p>
          </table:table-cell>
          <table:table-cell office:value-type="float" office:value="30.981079" calcext:value-type="float">
            <text:p>30.981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8777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0" calcext:value-type="float">
            <text:p>1160</text:p>
          </table:table-cell>
          <table:table-cell office:value-type="float" office:value="30.981151" calcext:value-type="float">
            <text:p>30.981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93367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3" calcext:value-type="float">
            <text:p>1163</text:p>
          </table:table-cell>
          <table:table-cell office:value-type="float" office:value="30.981293" calcext:value-type="float">
            <text:p>30.9812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496163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7" calcext:value-type="float">
            <text:p>1167</text:p>
          </table:table-cell>
          <table:table-cell office:value-type="float" office:value="30.981347" calcext:value-type="float">
            <text:p>30.9813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0357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9" calcext:value-type="float">
            <text:p>1169</text:p>
          </table:table-cell>
          <table:table-cell office:value-type="float" office:value="30.981457" calcext:value-type="float">
            <text:p>30.9814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175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3" calcext:value-type="float">
            <text:p>1173</text:p>
          </table:table-cell>
          <table:table-cell office:value-type="float" office:value="30.98152" calcext:value-type="float">
            <text:p>30.981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594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5" calcext:value-type="float">
            <text:p>1175</text:p>
          </table:table-cell>
          <table:table-cell office:value-type="float" office:value="30.981793" calcext:value-type="float">
            <text:p>30.9817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0734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9" calcext:value-type="float">
            <text:p>1179</text:p>
          </table:table-cell>
          <table:table-cell office:value-type="float" office:value="30.981934" calcext:value-type="float">
            <text:p>30.9819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154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4" calcext:value-type="float">
            <text:p>1184</text:p>
          </table:table-cell>
          <table:table-cell office:value-type="float" office:value="30.982078" calcext:value-type="float">
            <text:p>30.982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1713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8" calcext:value-type="float">
            <text:p>1188</text:p>
          </table:table-cell>
          <table:table-cell office:value-type="float" office:value="30.982215" calcext:value-type="float">
            <text:p>30.9822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132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1" calcext:value-type="float">
            <text:p>1191</text:p>
          </table:table-cell>
          <table:table-cell office:value-type="float" office:value="30.982343" calcext:value-type="float">
            <text:p>30.98234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412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2" calcext:value-type="float">
            <text:p>1192</text:p>
          </table:table-cell>
          <table:table-cell office:value-type="float" office:value="30.985079" calcext:value-type="float">
            <text:p>30.9850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6 <text:s/>&gt; <text:s/>443 [ACK] Seq=1017 Ack=3553 Win=65535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7" calcext:value-type="float">
            <text:p>1197</text:p>
          </table:table-cell>
          <table:table-cell office:value-type="float" office:value="30.986299" calcext:value-type="float">
            <text:p>30.9862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2971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0" calcext:value-type="float">
            <text:p>1200</text:p>
          </table:table-cell>
          <table:table-cell office:value-type="float" office:value="30.986447" calcext:value-type="float">
            <text:p>30.9864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3251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6" calcext:value-type="float">
            <text:p>1216</text:p>
          </table:table-cell>
          <table:table-cell office:value-type="float" office:value="30.987394" calcext:value-type="float">
            <text:p>30.987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5348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2" calcext:value-type="float">
            <text:p>1232</text:p>
          </table:table-cell>
          <table:table-cell office:value-type="float" office:value="30.987928" calcext:value-type="float">
            <text:p>30.9879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7445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5" calcext:value-type="float">
            <text:p>1235</text:p>
          </table:table-cell>
          <table:table-cell office:value-type="float" office:value="30.988718" calcext:value-type="float">
            <text:p>30.9887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7724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0" calcext:value-type="float">
            <text:p>1240</text:p>
          </table:table-cell>
          <table:table-cell office:value-type="float" office:value="30.988854" calcext:value-type="float">
            <text:p>30.988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8283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4" calcext:value-type="float">
            <text:p>1244</text:p>
          </table:table-cell>
          <table:table-cell office:value-type="float" office:value="30.989638" calcext:value-type="float">
            <text:p>30.9896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8703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9" calcext:value-type="float">
            <text:p>1249</text:p>
          </table:table-cell>
          <table:table-cell office:value-type="float" office:value="30.990246" calcext:value-type="float">
            <text:p>30.990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262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3" calcext:value-type="float">
            <text:p>1253</text:p>
          </table:table-cell>
          <table:table-cell office:value-type="float" office:value="30.990394" calcext:value-type="float">
            <text:p>30.990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59681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8" calcext:value-type="float">
            <text:p>1258</text:p>
          </table:table-cell>
          <table:table-cell office:value-type="float" office:value="30.990563" calcext:value-type="float">
            <text:p>30.99056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0241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4" calcext:value-type="float">
            <text:p>1264</text:p>
          </table:table-cell>
          <table:table-cell office:value-type="float" office:value="30.991514" calcext:value-type="float">
            <text:p>30.9915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0940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8" calcext:value-type="float">
            <text:p>1268</text:p>
          </table:table-cell>
          <table:table-cell office:value-type="float" office:value="30.991637" calcext:value-type="float">
            <text:p>30.9916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1359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3" calcext:value-type="float">
            <text:p>1273</text:p>
          </table:table-cell>
          <table:table-cell office:value-type="float" office:value="30.991704" calcext:value-type="float">
            <text:p>30.991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1918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9" calcext:value-type="float">
            <text:p>1279</text:p>
          </table:table-cell>
          <table:table-cell office:value-type="float" office:value="30.991983" calcext:value-type="float">
            <text:p>30.991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2489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2" calcext:value-type="float">
            <text:p>1282</text:p>
          </table:table-cell>
          <table:table-cell office:value-type="float" office:value="30.992094" calcext:value-type="float">
            <text:p>30.9920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2769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7" calcext:value-type="float">
            <text:p>1287</text:p>
          </table:table-cell>
          <table:table-cell office:value-type="float" office:value="30.992161" calcext:value-type="float">
            <text:p>30.9921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3328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9" calcext:value-type="float">
            <text:p>1289</text:p>
          </table:table-cell>
          <table:table-cell office:value-type="float" office:value="30.992302" calcext:value-type="float">
            <text:p>30.9923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3468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4" calcext:value-type="float">
            <text:p>1294</text:p>
          </table:table-cell>
          <table:table-cell office:value-type="float" office:value="30.992486" calcext:value-type="float">
            <text:p>30.9924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027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9" calcext:value-type="float">
            <text:p>1299</text:p>
          </table:table-cell>
          <table:table-cell office:value-type="float" office:value="30.99266" calcext:value-type="float">
            <text:p>30.992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586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2" calcext:value-type="float">
            <text:p>1302</text:p>
          </table:table-cell>
          <table:table-cell office:value-type="float" office:value="30.992799" calcext:value-type="float">
            <text:p>30.9927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4866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6" calcext:value-type="float">
            <text:p>1306</text:p>
          </table:table-cell>
          <table:table-cell office:value-type="float" office:value="30.992854" calcext:value-type="float">
            <text:p>30.9928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285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8" calcext:value-type="float">
            <text:p>1308</text:p>
          </table:table-cell>
          <table:table-cell office:value-type="float" office:value="30.992975" calcext:value-type="float">
            <text:p>30.9929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425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3" calcext:value-type="float">
            <text:p>1313</text:p>
          </table:table-cell>
          <table:table-cell office:value-type="float" office:value="31.000851" calcext:value-type="float">
            <text:p>31.0008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5984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6" calcext:value-type="float">
            <text:p>1316</text:p>
          </table:table-cell>
          <table:table-cell office:value-type="float" office:value="31.000954" calcext:value-type="float">
            <text:p>31.0009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264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0" calcext:value-type="float">
            <text:p>1320</text:p>
          </table:table-cell>
          <table:table-cell office:value-type="float" office:value="31.001092" calcext:value-type="float">
            <text:p>31.0010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6683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4" calcext:value-type="float">
            <text:p>1324</text:p>
          </table:table-cell>
          <table:table-cell office:value-type="float" office:value="31.001249" calcext:value-type="float">
            <text:p>31.0012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7102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9" calcext:value-type="float">
            <text:p>1329</text:p>
          </table:table-cell>
          <table:table-cell office:value-type="float" office:value="31.001417" calcext:value-type="float">
            <text:p>31.0014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7662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5" calcext:value-type="float">
            <text:p>1335</text:p>
          </table:table-cell>
          <table:table-cell office:value-type="float" office:value="31.001625" calcext:value-type="float">
            <text:p>31.0016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361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9" calcext:value-type="float">
            <text:p>1339</text:p>
          </table:table-cell>
          <table:table-cell office:value-type="float" office:value="31.001756" calcext:value-type="float">
            <text:p>31.0017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8780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4" calcext:value-type="float">
            <text:p>1344</text:p>
          </table:table-cell>
          <table:table-cell office:value-type="float" office:value="31.001916" calcext:value-type="float">
            <text:p>31.00191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9339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9" calcext:value-type="float">
            <text:p>1349</text:p>
          </table:table-cell>
          <table:table-cell office:value-type="float" office:value="31.002102" calcext:value-type="float">
            <text:p>31.0021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69898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4" calcext:value-type="float">
            <text:p>1354</text:p>
          </table:table-cell>
          <table:table-cell office:value-type="float" office:value="31.002276" calcext:value-type="float">
            <text:p>31.0022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0458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9" calcext:value-type="float">
            <text:p>1359</text:p>
          </table:table-cell>
          <table:table-cell office:value-type="float" office:value="31.002412" calcext:value-type="float">
            <text:p>31.0024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017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2" calcext:value-type="float">
            <text:p>1362</text:p>
          </table:table-cell>
          <table:table-cell office:value-type="float" office:value="31.003402" calcext:value-type="float">
            <text:p>31.0034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296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5" calcext:value-type="float">
            <text:p>1365</text:p>
          </table:table-cell>
          <table:table-cell office:value-type="float" office:value="31.003523" calcext:value-type="float">
            <text:p>31.0035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576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9" calcext:value-type="float">
            <text:p>1369</text:p>
          </table:table-cell>
          <table:table-cell office:value-type="float" office:value="31.003695" calcext:value-type="float">
            <text:p>31.0036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1995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1" calcext:value-type="float">
            <text:p>1371</text:p>
          </table:table-cell>
          <table:table-cell office:value-type="float" office:value="31.003818" calcext:value-type="float">
            <text:p>31.0038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135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6" calcext:value-type="float">
            <text:p>1376</text:p>
          </table:table-cell>
          <table:table-cell office:value-type="float" office:value="31.003905" calcext:value-type="float">
            <text:p>31.0039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694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9" calcext:value-type="float">
            <text:p>1379</text:p>
          </table:table-cell>
          <table:table-cell office:value-type="float" office:value="31.004147" calcext:value-type="float">
            <text:p>31.0041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2974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2" calcext:value-type="float">
            <text:p>1382</text:p>
          </table:table-cell>
          <table:table-cell office:value-type="float" office:value="31.004301" calcext:value-type="float">
            <text:p>31.0043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3254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7" calcext:value-type="float">
            <text:p>1387</text:p>
          </table:table-cell>
          <table:table-cell office:value-type="float" office:value="31.004449" calcext:value-type="float">
            <text:p>31.0044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3813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1" calcext:value-type="float">
            <text:p>1391</text:p>
          </table:table-cell>
          <table:table-cell office:value-type="float" office:value="31.004575" calcext:value-type="float">
            <text:p>31.0045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4232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6" calcext:value-type="float">
            <text:p>1396</text:p>
          </table:table-cell>
          <table:table-cell office:value-type="float" office:value="31.004641" calcext:value-type="float">
            <text:p>31.0046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4791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0" calcext:value-type="float">
            <text:p>1400</text:p>
          </table:table-cell>
          <table:table-cell office:value-type="float" office:value="31.004806" calcext:value-type="float">
            <text:p>31.00480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211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6" calcext:value-type="float">
            <text:p>1406</text:p>
          </table:table-cell>
          <table:table-cell office:value-type="float" office:value="31.004978" calcext:value-type="float">
            <text:p>31.0049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5910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8" calcext:value-type="float">
            <text:p>1408</text:p>
          </table:table-cell>
          <table:table-cell office:value-type="float" office:value="31.005078" calcext:value-type="float">
            <text:p>31.005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050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2" calcext:value-type="float">
            <text:p>1412</text:p>
          </table:table-cell>
          <table:table-cell office:value-type="float" office:value="31.005132" calcext:value-type="float">
            <text:p>31.005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469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5" calcext:value-type="float">
            <text:p>1415</text:p>
          </table:table-cell>
          <table:table-cell office:value-type="float" office:value="31.00527" calcext:value-type="float">
            <text:p>31.005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749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7" calcext:value-type="float">
            <text:p>1417</text:p>
          </table:table-cell>
          <table:table-cell office:value-type="float" office:value="31.005394" calcext:value-type="float">
            <text:p>31.0053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6888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2" calcext:value-type="float">
            <text:p>1422</text:p>
          </table:table-cell>
          <table:table-cell office:value-type="float" office:value="31.006398" calcext:value-type="float">
            <text:p>31.0063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7448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7" calcext:value-type="float">
            <text:p>1427</text:p>
          </table:table-cell>
          <table:table-cell office:value-type="float" office:value="31.006932" calcext:value-type="float">
            <text:p>31.0069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007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2" calcext:value-type="float">
            <text:p>1432</text:p>
          </table:table-cell>
          <table:table-cell office:value-type="float" office:value="31.007104" calcext:value-type="float">
            <text:p>31.007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8566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8" calcext:value-type="float">
            <text:p>1438</text:p>
          </table:table-cell>
          <table:table-cell office:value-type="float" office:value="31.008026" calcext:value-type="float">
            <text:p>31.0080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9265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2" calcext:value-type="float">
            <text:p>1442</text:p>
          </table:table-cell>
          <table:table-cell office:value-type="float" office:value="31.008162" calcext:value-type="float">
            <text:p>31.0081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79684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7" calcext:value-type="float">
            <text:p>1447</text:p>
          </table:table-cell>
          <table:table-cell office:value-type="float" office:value="31.008334" calcext:value-type="float">
            <text:p>31.0083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0244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2" calcext:value-type="float">
            <text:p>1452</text:p>
          </table:table-cell>
          <table:table-cell office:value-type="float" office:value="31.008503" calcext:value-type="float">
            <text:p>31.0085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08033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7" calcext:value-type="float">
            <text:p>1457</text:p>
          </table:table-cell>
          <table:table-cell office:value-type="float" office:value="31.008671" calcext:value-type="float">
            <text:p>31.0086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1362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2" calcext:value-type="float">
            <text:p>1462</text:p>
          </table:table-cell>
          <table:table-cell office:value-type="float" office:value="31.008857" calcext:value-type="float">
            <text:p>31.00885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1921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7" calcext:value-type="float">
            <text:p>1467</text:p>
          </table:table-cell>
          <table:table-cell office:value-type="float" office:value="31.009024" calcext:value-type="float">
            <text:p>31.0090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24809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2" calcext:value-type="float">
            <text:p>1472</text:p>
          </table:table-cell>
          <table:table-cell office:value-type="float" office:value="31.009178" calcext:value-type="float">
            <text:p>31.0091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29295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7" calcext:value-type="float">
            <text:p>1477</text:p>
          </table:table-cell>
          <table:table-cell office:value-type="float" office:value="31.009332" calcext:value-type="float">
            <text:p>31.0093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4887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1" calcext:value-type="float">
            <text:p>1481</text:p>
          </table:table-cell>
          <table:table-cell office:value-type="float" office:value="31.009464" calcext:value-type="float">
            <text:p>31.0094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3908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4" calcext:value-type="float">
            <text:p>1484</text:p>
          </table:table-cell>
          <table:table-cell office:value-type="float" office:value="31.009608" calcext:value-type="float">
            <text:p>31.00960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1 Ack=84117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5" calcext:value-type="float">
            <text:p>1485</text:p>
          </table:table-cell>
          <table:table-cell office:value-type="float" office:value="31.037638" calcext:value-type="float">
            <text:p>31.0376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FIN, ACK] Seq=861 Ack=841171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6" calcext:value-type="float">
            <text:p>1486</text:p>
          </table:table-cell>
          <table:table-cell office:value-type="float" office:value="31.038352" calcext:value-type="float">
            <text:p>31.0383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FIN, ACK] Seq=423 Ack=1033 Win=13030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9" calcext:value-type="float">
            <text:p>1489</text:p>
          </table:table-cell>
          <table:table-cell office:value-type="float" office:value="31.040718" calcext:value-type="float">
            <text:p>31.04071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59 <text:s/>&gt; <text:s/>80 [ACK] Seq=862 Ack=841172 Win=10539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0" calcext:value-type="float">
            <text:p>1490</text:p>
          </table:table-cell>
          <table:table-cell office:value-type="float" office:value="31.040779" calcext:value-type="float">
            <text:p>31.0407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1 <text:s/>&gt; <text:s/>80 [ACK] Seq=424 Ack=1034 Win=13030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1" calcext:value-type="float">
            <text:p>1491</text:p>
          </table:table-cell>
          <table:table-cell office:value-type="float" office:value="31.171253" calcext:value-type="float">
            <text:p>31.1712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3" calcext:value-type="float">
            <text:p>1493</text:p>
          </table:table-cell>
          <table:table-cell office:value-type="float" office:value="31.179025" calcext:value-type="float">
            <text:p>31.1790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4" calcext:value-type="float">
            <text:p>1494</text:p>
          </table:table-cell>
          <table:table-cell office:value-type="float" office:value="31.179533" calcext:value-type="float">
            <text:p>31.1795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8" calcext:value-type="float">
            <text:p>1498</text:p>
          </table:table-cell>
          <table:table-cell office:value-type="float" office:value="31.186337" calcext:value-type="float">
            <text:p>31.1863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214 Ack=27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1" calcext:value-type="float">
            <text:p>1501</text:p>
          </table:table-cell>
          <table:table-cell office:value-type="float" office:value="31.18834" calcext:value-type="float">
            <text:p>31.188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ACK] Seq=214 Ack=54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3" calcext:value-type="float">
            <text:p>1503</text:p>
          </table:table-cell>
          <table:table-cell office:value-type="float" office:value="31.206999" calcext:value-type="float">
            <text:p>31.2069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5" calcext:value-type="float">
            <text:p>1505</text:p>
          </table:table-cell>
          <table:table-cell office:value-type="float" office:value="31.214983" calcext:value-type="float">
            <text:p>31.214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LSv1.2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6" calcext:value-type="float">
            <text:p>1506</text:p>
          </table:table-cell>
          <table:table-cell office:value-type="float" office:value="31.222251" calcext:value-type="float">
            <text:p>31.2222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3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8" calcext:value-type="float">
            <text:p>1508</text:p>
          </table:table-cell>
          <table:table-cell office:value-type="float" office:value="31.225909" calcext:value-type="float">
            <text:p>31.2259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FIN, ACK] Seq=880 Ack=6728 Win=13004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0" calcext:value-type="float">
            <text:p>1510</text:p>
          </table:table-cell>
          <table:table-cell office:value-type="float" office:value="31.232212" calcext:value-type="float">
            <text:p>31.232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2 <text:s/>&gt; <text:s/>443 [RST, ACK] Seq=881 Ack=6759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2" calcext:value-type="float">
            <text:p>1512</text:p>
          </table:table-cell>
          <table:table-cell office:value-type="float" office:value="31.239868" calcext:value-type="float">
            <text:p>31.2398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5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4" calcext:value-type="float">
            <text:p>1514</text:p>
          </table:table-cell>
          <table:table-cell office:value-type="float" office:value="31.240947" calcext:value-type="float">
            <text:p>31.2409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5" calcext:value-type="float">
            <text:p>1515</text:p>
          </table:table-cell>
          <table:table-cell office:value-type="float" office:value="31.24142" calcext:value-type="float">
            <text:p>31.241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HTTP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ET /filestreamingservice/files/1d7319ea-1ab6-4263-a184-164421be7824/pieceshash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9" calcext:value-type="float">
            <text:p>1519</text:p>
          </table:table-cell>
          <table:table-cell office:value-type="float" office:value="31.253151" calcext:value-type="float">
            <text:p>31.253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3 Ack=14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4" calcext:value-type="float">
            <text:p>1524</text:p>
          </table:table-cell>
          <table:table-cell office:value-type="float" office:value="31.253382" calcext:value-type="float">
            <text:p>31.2533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3 Ack=599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5" calcext:value-type="float">
            <text:p>1525</text:p>
          </table:table-cell>
          <table:table-cell office:value-type="float" office:value="31.262324" calcext:value-type="float">
            <text:p>31.2623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FIN, ACK] Seq=313 Ack=599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7" calcext:value-type="float">
            <text:p>1527</text:p>
          </table:table-cell>
          <table:table-cell office:value-type="float" office:value="31.263339" calcext:value-type="float">
            <text:p>31.2633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5 <text:s/>&gt; <text:s/>80 [ACK] Seq=314 Ack=599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8" calcext:value-type="float">
            <text:p>1528</text:p>
          </table:table-cell>
          <table:table-cell office:value-type="float" office:value="31.268093" calcext:value-type="float">
            <text:p>31.2680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D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tandard query 0x9214 A 2.tlu.dl.delivery.mp.microsoft.com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0" calcext:value-type="float">
            <text:p>1530</text:p>
          </table:table-cell>
          <table:table-cell office:value-type="float" office:value="31.286497" calcext:value-type="float">
            <text:p>31.2864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1" calcext:value-type="float">
            <text:p>1531</text:p>
          </table:table-cell>
          <table:table-cell office:value-type="float" office:value="31.288078" calcext:value-type="float">
            <text:p>31.2880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69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3" calcext:value-type="float">
            <text:p>1533</text:p>
          </table:table-cell>
          <table:table-cell office:value-type="float" office:value="31.288272" calcext:value-type="float">
            <text:p>31.288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4" calcext:value-type="float">
            <text:p>1534</text:p>
          </table:table-cell>
          <table:table-cell office:value-type="float" office:value="31.288707" calcext:value-type="float">
            <text:p>31.2887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0752390&amp;P2=402&amp;P3=2&amp;P4=aEnxura2ZAeGtwrs2t0qOfgjURCnXMPyiYkAuXvOAP%2fLw927AdpAC6CXij2LGsKwlT3UA%2fVe9iBRqkAdt25zj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5" calcext:value-type="float">
            <text:p>1535</text:p>
          </table:table-cell>
          <table:table-cell office:value-type="float" office:value="31.288713" calcext:value-type="float">
            <text:p>31.28871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6" calcext:value-type="float">
            <text:p>1536</text:p>
          </table:table-cell>
          <table:table-cell office:value-type="float" office:value="31.288762" calcext:value-type="float">
            <text:p>31.28876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LSv1.2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8" calcext:value-type="float">
            <text:p>1538</text:p>
          </table:table-cell>
          <table:table-cell office:value-type="float" office:value="31.289042" calcext:value-type="float">
            <text:p>31.289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9" calcext:value-type="float">
            <text:p>1539</text:p>
          </table:table-cell>
          <table:table-cell office:value-type="float" office:value="31.289179" calcext:value-type="float">
            <text:p>31.2891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0752390&amp;P2=402&amp;P3=2&amp;P4=aEnxura2ZAeGtwrs2t0qOfgjURCnXMPyiYkAuXvOAP%2fLw927AdpAC6CXij2LGsKwlT3UA%2fVe9iBRqkAdt25zj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3" calcext:value-type="float">
            <text:p>1543</text:p>
          </table:table-cell>
          <table:table-cell office:value-type="float" office:value="31.300819" calcext:value-type="float">
            <text:p>31.3008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FIN, ACK] Seq=422 Ack=626 Win=1305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6" calcext:value-type="float">
            <text:p>1546</text:p>
          </table:table-cell>
          <table:table-cell office:value-type="float" office:value="31.302354" calcext:value-type="float">
            <text:p>31.3023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7 <text:s/>&gt; <text:s/>80 [ACK] Seq=423 Ack=627 Win=1305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8" calcext:value-type="float">
            <text:p>1548</text:p>
          </table:table-cell>
          <table:table-cell office:value-type="float" office:value="31.302842" calcext:value-type="float">
            <text:p>31.3028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9" calcext:value-type="float">
            <text:p>1549</text:p>
          </table:table-cell>
          <table:table-cell office:value-type="float" office:value="31.303231" calcext:value-type="float">
            <text:p>31.3032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0" calcext:value-type="float">
            <text:p>1550</text:p>
          </table:table-cell>
          <table:table-cell office:value-type="float" office:value="31.303349" calcext:value-type="float">
            <text:p>31.30334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FIN, ACK] Seq=422 Ack=627 Win=1305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3" calcext:value-type="float">
            <text:p>1553</text:p>
          </table:table-cell>
          <table:table-cell office:value-type="float" office:value="31.306881" calcext:value-type="float">
            <text:p>31.306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9 <text:s/>&gt; <text:s/>80 [ACK] Seq=423 Ack=628 Win=1305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5" calcext:value-type="float">
            <text:p>1555</text:p>
          </table:table-cell>
          <table:table-cell office:value-type="float" office:value="31.349725" calcext:value-type="float">
            <text:p>31.3497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30 <text:s/>&gt; <text:s/>443 [ACK] Seq=1522 Ack=3850 Win=65535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6" calcext:value-type="float">
            <text:p>1556</text:p>
          </table:table-cell>
          <table:table-cell office:value-type="float" office:value="31.362751" calcext:value-type="float">
            <text:p>31.3627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0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0" calcext:value-type="float">
            <text:p>1560</text:p>
          </table:table-cell>
          <table:table-cell office:value-type="float" office:value="31.384266" calcext:value-type="float">
            <text:p>31.3842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209 Ack=403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1" calcext:value-type="float">
            <text:p>1561</text:p>
          </table:table-cell>
          <table:table-cell office:value-type="float" office:value="31.386205" calcext:value-type="float">
            <text:p>31.3862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4" calcext:value-type="float">
            <text:p>1564</text:p>
          </table:table-cell>
          <table:table-cell office:value-type="float" office:value="31.595691" calcext:value-type="float">
            <text:p>31.5956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5" calcext:value-type="float">
            <text:p>1565</text:p>
          </table:table-cell>
          <table:table-cell office:value-type="float" office:value="31.597091" calcext:value-type="float">
            <text:p>31.5970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6" calcext:value-type="float">
            <text:p>1566</text:p>
          </table:table-cell>
          <table:table-cell office:value-type="float" office:value="31.600775" calcext:value-type="float">
            <text:p>31.6007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7" calcext:value-type="float">
            <text:p>1567</text:p>
          </table:table-cell>
          <table:table-cell office:value-type="float" office:value="31.600898" calcext:value-type="float">
            <text:p>31.6008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63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8" calcext:value-type="float">
            <text:p>1568</text:p>
          </table:table-cell>
          <table:table-cell office:value-type="float" office:value="31.600898" calcext:value-type="float">
            <text:p>31.6008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2" calcext:value-type="float">
            <text:p>1572</text:p>
          </table:table-cell>
          <table:table-cell office:value-type="float" office:value="31.804296" calcext:value-type="float">
            <text:p>31.8042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3" calcext:value-type="float">
            <text:p>1573</text:p>
          </table:table-cell>
          <table:table-cell office:value-type="float" office:value="31.804769" calcext:value-type="float">
            <text:p>31.80476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FIN, ACK] Seq=3026 Ack=4439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6" calcext:value-type="float">
            <text:p>1576</text:p>
          </table:table-cell>
          <table:table-cell office:value-type="float" office:value="31.902226" calcext:value-type="float">
            <text:p>31.902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63 <text:s/>&gt; <text:s/>443 [ACK] Seq=3027 Ack=4440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8" calcext:value-type="float">
            <text:p>1578</text:p>
          </table:table-cell>
          <table:table-cell office:value-type="float" office:value="31.902494" calcext:value-type="float">
            <text:p>31.90249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369 Ack=1371 Win=12979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9" calcext:value-type="float">
            <text:p>1579</text:p>
          </table:table-cell>
          <table:table-cell office:value-type="float" office:value="31.902791" calcext:value-type="float">
            <text:p>31.9027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0" calcext:value-type="float">
            <text:p>1580</text:p>
          </table:table-cell>
          <table:table-cell office:value-type="float" office:value="31.902844" calcext:value-type="float">
            <text:p>31.9028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1" calcext:value-type="float">
            <text:p>1581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684 Ack=1371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2" calcext:value-type="float">
            <text:p>1582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2082 Ack=1371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3" calcext:value-type="float">
            <text:p>1583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0 <text:s/>&gt; <text:s/>443 [ACK] Seq=3480 Ack=1371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4" calcext:value-type="float">
            <text:p>1584</text:p>
          </table:table-cell>
          <table:table-cell office:value-type="float" office:value="31.902902" calcext:value-type="float">
            <text:p>31.90290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5" calcext:value-type="float">
            <text:p>1585</text:p>
          </table:table-cell>
          <table:table-cell office:value-type="float" office:value="31.902961" calcext:value-type="float">
            <text:p>31.9029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2" calcext:value-type="float">
            <text:p>1592</text:p>
          </table:table-cell>
          <table:table-cell office:value-type="float" office:value="32.106977" calcext:value-type="float">
            <text:p>32.1069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5570 Ack=28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3" calcext:value-type="float">
            <text:p>1593</text:p>
          </table:table-cell>
          <table:table-cell office:value-type="float" office:value="32.11817" calcext:value-type="float">
            <text:p>32.1181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FIN, ACK] Seq=5570 Ack=28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5" calcext:value-type="float">
            <text:p>1595</text:p>
          </table:table-cell>
          <table:table-cell office:value-type="float" office:value="32.312424" calcext:value-type="float">
            <text:p>32.31242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0 <text:s/>&gt; <text:s/>443 [ACK] Seq=5571 Ack=2850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6" calcext:value-type="float">
            <text:p>1596</text:p>
          </table:table-cell>
          <table:table-cell office:value-type="float" office:value="32.373164" calcext:value-type="float">
            <text:p>32.373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1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7" calcext:value-type="float">
            <text:p>1597</text:p>
          </table:table-cell>
          <table:table-cell office:value-type="float" office:value="32.556931" calcext:value-type="float">
            <text:p>32.5569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2 <text:s/>&gt; <text:s/>443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9" calcext:value-type="float">
            <text:p>1599</text:p>
          </table:table-cell>
          <table:table-cell office:value-type="float" office:value="32.559181" calcext:value-type="float">
            <text:p>32.5591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0" calcext:value-type="float">
            <text:p>1600</text:p>
          </table:table-cell>
          <table:table-cell office:value-type="float" office:value="32.559639" calcext:value-type="float">
            <text:p>32.5596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5" calcext:value-type="float">
            <text:p>1605</text:p>
          </table:table-cell>
          <table:table-cell office:value-type="float" office:value="32.824142" calcext:value-type="float">
            <text:p>32.8241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209 Ack=403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6" calcext:value-type="float">
            <text:p>1606</text:p>
          </table:table-cell>
          <table:table-cell office:value-type="float" office:value="32.82428" calcext:value-type="float">
            <text:p>32.8242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7" calcext:value-type="float">
            <text:p>1607</text:p>
          </table:table-cell>
          <table:table-cell office:value-type="float" office:value="32.825103" calcext:value-type="float">
            <text:p>32.8251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Client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8" calcext:value-type="float">
            <text:p>1608</text:p>
          </table:table-cell>
          <table:table-cell office:value-type="float" office:value="32.831138" calcext:value-type="float">
            <text:p>32.83113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1" calcext:value-type="float">
            <text:p>1611</text:p>
          </table:table-cell>
          <table:table-cell office:value-type="float" office:value="33.045525" calcext:value-type="float">
            <text:p>33.0455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2" calcext:value-type="float">
            <text:p>1612</text:p>
          </table:table-cell>
          <table:table-cell office:value-type="float" office:value="33.047766" calcext:value-type="float">
            <text:p>33.0477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1 <text:s/>&gt; <text:s/>443 [ACK] Seq=1274 Ack=408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3" calcext:value-type="float">
            <text:p>1613</text:p>
          </table:table-cell>
          <table:table-cell office:value-type="float" office:value="33.047766" calcext:value-type="float">
            <text:p>33.0477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LSv1.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4" calcext:value-type="float">
            <text:p>1614</text:p>
          </table:table-cell>
          <table:table-cell office:value-type="float" office:value="33.054844" calcext:value-type="float">
            <text:p>33.0548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lient Key Exchange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5" calcext:value-type="float">
            <text:p>1615</text:p>
          </table:table-cell>
          <table:table-cell office:value-type="float" office:value="33.1388" calcext:value-type="float">
            <text:p>33.13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9.255.255.250</text:p>
          </table:table-cell>
          <table:table-cell office:value-type="string" calcext:value-type="string">
            <text:p>SSDP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M-SEARCH *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0" calcext:value-type="float">
            <text:p>1620</text:p>
          </table:table-cell>
          <table:table-cell office:value-type="float" office:value="33.144193" calcext:value-type="float">
            <text:p>33.14419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369 Ack=1370 Win=12979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1" calcext:value-type="float">
            <text:p>1621</text:p>
          </table:table-cell>
          <table:table-cell office:value-type="float" office:value="33.148229" calcext:value-type="float">
            <text:p>33.1482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2" calcext:value-type="float">
            <text:p>1622</text:p>
          </table:table-cell>
          <table:table-cell office:value-type="float" office:value="33.148407" calcext:value-type="float">
            <text:p>33.148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3" calcext:value-type="float">
            <text:p>1623</text:p>
          </table:table-cell>
          <table:table-cell office:value-type="float" office:value="33.148542" calcext:value-type="float">
            <text:p>33.1485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4" calcext:value-type="float">
            <text:p>1624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722 Ack=1370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5" calcext:value-type="float">
            <text:p>1625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2120 Ack=1370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6" calcext:value-type="float">
            <text:p>1626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972 <text:s/>&gt; <text:s/>443 [ACK] Seq=3518 Ack=1370 Win=12979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7" calcext:value-type="float">
            <text:p>1627</text:p>
          </table:table-cell>
          <table:table-cell office:value-type="float" office:value="33.14871" calcext:value-type="float">
            <text:p>33.148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LSv1.2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8" calcext:value-type="float">
            <text:p>1628</text:p>
          </table:table-cell>
          <table:table-cell office:value-type="float" office:value="33.154783" calcext:value-type="float">
            <text:p>33.1547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FIN, ACK] Seq=2691 Ack=4439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1" calcext:value-type="float">
            <text:p>1631</text:p>
          </table:table-cell>
          <table:table-cell office:value-type="float" office:value="33.23345" calcext:value-type="float">
            <text:p>33.2334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408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5" calcext:value-type="float">
            <text:p>1635</text:p>
          </table:table-cell>
          <table:table-cell office:value-type="float" office:value="33.234341" calcext:value-type="float">
            <text:p>33.2343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518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7" calcext:value-type="float">
            <text:p>1637</text:p>
          </table:table-cell>
          <table:table-cell office:value-type="float" office:value="33.234573" calcext:value-type="float">
            <text:p>33.2345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ACK] Seq=5570 Ack=1560 Win=13107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9" calcext:value-type="float">
            <text:p>1639</text:p>
          </table:table-cell>
          <table:table-cell office:value-type="float" office:value="33.23482" calcext:value-type="float">
            <text:p>33.234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1 <text:s/>&gt; <text:s/>443 [ACK] Seq=2692 Ack=4440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1" calcext:value-type="float">
            <text:p>1641</text:p>
          </table:table-cell>
          <table:table-cell office:value-type="float" office:value="33.256644" calcext:value-type="float">
            <text:p>33.2566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FIN, ACK] Seq=5570 Ack=2852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2" calcext:value-type="float">
            <text:p>1642</text:p>
          </table:table-cell>
          <table:table-cell office:value-type="float" office:value="33.338995" calcext:value-type="float">
            <text:p>33.3389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4" calcext:value-type="float">
            <text:p>1644</text:p>
          </table:table-cell>
          <table:table-cell office:value-type="float" office:value="33.340796" calcext:value-type="float">
            <text:p>33.3407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2 <text:s/>&gt; <text:s/>443 [RST, ACK] Seq=5571 Ack=2894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7" calcext:value-type="float">
            <text:p>1647</text:p>
          </table:table-cell>
          <table:table-cell office:value-type="float" office:value="33.34115" calcext:value-type="float">
            <text:p>33.341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8" calcext:value-type="float">
            <text:p>1648</text:p>
          </table:table-cell>
          <table:table-cell office:value-type="float" office:value="33.341764" calcext:value-type="float">
            <text:p>33.3417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9" calcext:value-type="float">
            <text:p>1649</text:p>
          </table:table-cell>
          <table:table-cell office:value-type="float" office:value="33.341983" calcext:value-type="float">
            <text:p>33.34198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7 <text:s/>&gt; <text:s/>80 [SYN] Seq=0 Win=64240 Len=0 MSS=1460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2" calcext:value-type="float">
            <text:p>1652</text:p>
          </table:table-cell>
          <table:table-cell office:value-type="float" office:value="33.348647" calcext:value-type="float">
            <text:p>33.34864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1 Ack=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3" calcext:value-type="float">
            <text:p>1653</text:p>
          </table:table-cell>
          <table:table-cell office:value-type="float" office:value="33.348836" calcext:value-type="float">
            <text:p>33.34883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6" calcext:value-type="float">
            <text:p>1656</text:p>
          </table:table-cell>
          <table:table-cell office:value-type="float" office:value="33.356444" calcext:value-type="float">
            <text:p>33.3564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HTT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8" calcext:value-type="float">
            <text:p>1658</text:p>
          </table:table-cell>
          <table:table-cell office:value-type="float" office:value="33.361353" calcext:value-type="float">
            <text:p>33.3613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HTTP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GET /filestreamingservice/files/1d7319ea-1ab6-4263-a184-164421be7824?P1=1601366359&amp;P2=402&amp;P3=2&amp;P4=cGpA823mM4RM3IlFeCL3q%2ffBQJERZlViOIfNREnopulmIxddQVJrqWfEesNdaBFHgVJ4uTdJJSyCTZ%2fm7k20Yg%3d%3d HTTP/1.1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3" calcext:value-type="float">
            <text:p>1663</text:p>
          </table:table-cell>
          <table:table-cell office:value-type="float" office:value="33.363698" calcext:value-type="float">
            <text:p>33.363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52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0" calcext:value-type="float">
            <text:p>1670</text:p>
          </table:table-cell>
          <table:table-cell office:value-type="float" office:value="33.363997" calcext:value-type="float">
            <text:p>33.3639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1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3" calcext:value-type="float">
            <text:p>1673</text:p>
          </table:table-cell>
          <table:table-cell office:value-type="float" office:value="33.364861" calcext:value-type="float">
            <text:p>33.36486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92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7" calcext:value-type="float">
            <text:p>1677</text:p>
          </table:table-cell>
          <table:table-cell office:value-type="float" office:value="33.365151" calcext:value-type="float">
            <text:p>33.3651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5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0" calcext:value-type="float">
            <text:p>1680</text:p>
          </table:table-cell>
          <table:table-cell office:value-type="float" office:value="33.368351" calcext:value-type="float">
            <text:p>33.3683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4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5" calcext:value-type="float">
            <text:p>1685</text:p>
          </table:table-cell>
          <table:table-cell office:value-type="float" office:value="33.368498" calcext:value-type="float">
            <text:p>33.3684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4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0" calcext:value-type="float">
            <text:p>1690</text:p>
          </table:table-cell>
          <table:table-cell office:value-type="float" office:value="33.369759" calcext:value-type="float">
            <text:p>33.3697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336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5" calcext:value-type="float">
            <text:p>1695</text:p>
          </table:table-cell>
          <table:table-cell office:value-type="float" office:value="33.369909" calcext:value-type="float">
            <text:p>33.36990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25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8" calcext:value-type="float">
            <text:p>1698</text:p>
          </table:table-cell>
          <table:table-cell office:value-type="float" office:value="33.370012" calcext:value-type="float">
            <text:p>33.3700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52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5" calcext:value-type="float">
            <text:p>1705</text:p>
          </table:table-cell>
          <table:table-cell office:value-type="float" office:value="33.370231" calcext:value-type="float">
            <text:p>33.3702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252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0" calcext:value-type="float">
            <text:p>1710</text:p>
          </table:table-cell>
          <table:table-cell office:value-type="float" office:value="33.371255" calcext:value-type="float">
            <text:p>33.3712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4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5" calcext:value-type="float">
            <text:p>1715</text:p>
          </table:table-cell>
          <table:table-cell office:value-type="float" office:value="33.371527" calcext:value-type="float">
            <text:p>33.3715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67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6" calcext:value-type="float">
            <text:p>1716</text:p>
          </table:table-cell>
          <table:table-cell office:value-type="float" office:value="33.371553" calcext:value-type="float">
            <text:p>33.37155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32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8" calcext:value-type="float">
            <text:p>1718</text:p>
          </table:table-cell>
          <table:table-cell office:value-type="float" office:value="33.371932" calcext:value-type="float">
            <text:p>33.3719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17571 Win=1305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2" calcext:value-type="float">
            <text:p>1722</text:p>
          </table:table-cell>
          <table:table-cell office:value-type="float" office:value="33.372077" calcext:value-type="float">
            <text:p>33.3720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744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7" calcext:value-type="float">
            <text:p>1727</text:p>
          </table:table-cell>
          <table:table-cell office:value-type="float" office:value="33.372258" calcext:value-type="float">
            <text:p>33.3722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430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1" calcext:value-type="float">
            <text:p>1731</text:p>
          </table:table-cell>
          <table:table-cell office:value-type="float" office:value="33.372422" calcext:value-type="float">
            <text:p>33.3724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4722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6" calcext:value-type="float">
            <text:p>1736</text:p>
          </table:table-cell>
          <table:table-cell office:value-type="float" office:value="33.37577" calcext:value-type="float">
            <text:p>33.3757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04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7" calcext:value-type="float">
            <text:p>1747</text:p>
          </table:table-cell>
          <table:table-cell office:value-type="float" office:value="33.376203" calcext:value-type="float">
            <text:p>33.37620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2755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8" calcext:value-type="float">
            <text:p>1748</text:p>
          </table:table-cell>
          <table:table-cell office:value-type="float" office:value="33.376244" calcext:value-type="float">
            <text:p>33.3762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5142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0" calcext:value-type="float">
            <text:p>1760</text:p>
          </table:table-cell>
          <table:table-cell office:value-type="float" office:value="33.376758" calcext:value-type="float">
            <text:p>33.37675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31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1" calcext:value-type="float">
            <text:p>1761</text:p>
          </table:table-cell>
          <table:table-cell office:value-type="float" office:value="33.376801" calcext:value-type="float">
            <text:p>33.37680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6120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1" calcext:value-type="float">
            <text:p>1771</text:p>
          </table:table-cell>
          <table:table-cell office:value-type="float" office:value="33.37727" calcext:value-type="float">
            <text:p>33.377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ACK] Seq=859 Ack=66801 Win=131328 Len=0 SLE=69597 SRE=7099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2" calcext:value-type="float">
            <text:p>1772</text:p>
          </table:table-cell>
          <table:table-cell office:value-type="float" office:value="33.377311" calcext:value-type="float">
            <text:p>33.3773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75 <text:s/>&gt; <text:s/>80 [ACK] Seq=859 Ack=68199 Win=131328 Len=0 SLE=69597 SRE=70995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3" calcext:value-type="float">
            <text:p>1773</text:p>
          </table:table-cell>
          <table:table-cell office:value-type="float" office:value="33.37735" calcext:value-type="float">
            <text:p>33.3773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772#1] 1975 <text:s/>&gt; <text:s/>80 [ACK] Seq=859 Ack=68199 Win=131328 Len=0 SLE=69597 SRE=72393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4" calcext:value-type="float">
            <text:p>1774</text:p>
          </table:table-cell>
          <table:table-cell office:value-type="float" office:value="33.377387" calcext:value-type="float">
            <text:p>33.3773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772#2] 1975 <text:s/>&gt; <text:s/>80 [ACK] Seq=859 Ack=68199 Win=131328 Len=0 SLE=69597 SRE=7379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5" calcext:value-type="float">
            <text:p>1775</text:p>
          </table:table-cell>
          <table:table-cell office:value-type="float" office:value="33.377429" calcext:value-type="float">
            <text:p>33.3774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7379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8" calcext:value-type="float">
            <text:p>1778</text:p>
          </table:table-cell>
          <table:table-cell office:value-type="float" office:value="33.378105" calcext:value-type="float">
            <text:p>33.378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594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0" calcext:value-type="float">
            <text:p>1780</text:p>
          </table:table-cell>
          <table:table-cell office:value-type="float" office:value="33.378421" calcext:value-type="float">
            <text:p>33.37842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7 <text:s/>&gt; <text:s/>80 [ACK] Seq=859 Ack=36288 Win=13081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6" calcext:value-type="float">
            <text:p>1786</text:p>
          </table:table-cell>
          <table:table-cell office:value-type="float" office:value="33.378734" calcext:value-type="float">
            <text:p>33.37873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8078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2" calcext:value-type="float">
            <text:p>1792</text:p>
          </table:table-cell>
          <table:table-cell office:value-type="float" office:value="33.379042" calcext:value-type="float">
            <text:p>33.3790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877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7" calcext:value-type="float">
            <text:p>1797</text:p>
          </table:table-cell>
          <table:table-cell office:value-type="float" office:value="33.380375" calcext:value-type="float">
            <text:p>33.3803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336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0" calcext:value-type="float">
            <text:p>1800</text:p>
          </table:table-cell>
          <table:table-cell office:value-type="float" office:value="33.380732" calcext:value-type="float">
            <text:p>33.3807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615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4" calcext:value-type="float">
            <text:p>1804</text:p>
          </table:table-cell>
          <table:table-cell office:value-type="float" office:value="33.380881" calcext:value-type="float">
            <text:p>33.3808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800#1] 1975 <text:s/>&gt; <text:s/>80 [ACK] Seq=859 Ack=96159 Win=131328 Len=0 SLE=68199 SRE=69597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5" calcext:value-type="float">
            <text:p>1805</text:p>
          </table:table-cell>
          <table:table-cell office:value-type="float" office:value="33.380926" calcext:value-type="float">
            <text:p>33.3809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9895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0" calcext:value-type="float">
            <text:p>1810</text:p>
          </table:table-cell>
          <table:table-cell office:value-type="float" office:value="33.381074" calcext:value-type="float">
            <text:p>33.38107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0454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3" calcext:value-type="float">
            <text:p>1813</text:p>
          </table:table-cell>
          <table:table-cell office:value-type="float" office:value="33.382246" calcext:value-type="float">
            <text:p>33.382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0734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6" calcext:value-type="float">
            <text:p>1816</text:p>
          </table:table-cell>
          <table:table-cell office:value-type="float" office:value="33.382476" calcext:value-type="float">
            <text:p>33.38247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013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0" calcext:value-type="float">
            <text:p>1820</text:p>
          </table:table-cell>
          <table:table-cell office:value-type="float" office:value="33.382655" calcext:value-type="float">
            <text:p>33.38265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433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5" calcext:value-type="float">
            <text:p>1825</text:p>
          </table:table-cell>
          <table:table-cell office:value-type="float" office:value="33.382846" calcext:value-type="float">
            <text:p>33.3828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1992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8" calcext:value-type="float">
            <text:p>1828</text:p>
          </table:table-cell>
          <table:table-cell office:value-type="float" office:value="33.383039" calcext:value-type="float">
            <text:p>33.38303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2272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3" calcext:value-type="float">
            <text:p>1833</text:p>
          </table:table-cell>
          <table:table-cell office:value-type="float" office:value="33.383451" calcext:value-type="float">
            <text:p>33.3834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2831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8" calcext:value-type="float">
            <text:p>1838</text:p>
          </table:table-cell>
          <table:table-cell office:value-type="float" office:value="33.38431" calcext:value-type="float">
            <text:p>33.384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39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0" calcext:value-type="float">
            <text:p>1840</text:p>
          </table:table-cell>
          <table:table-cell office:value-type="float" office:value="33.384414" calcext:value-type="float">
            <text:p>33.38441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3530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6" calcext:value-type="float">
            <text:p>1846</text:p>
          </table:table-cell>
          <table:table-cell office:value-type="float" office:value="33.385087" calcext:value-type="float">
            <text:p>33.38508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229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float" office:value="33.385226" calcext:value-type="float">
            <text:p>33.385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508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3" calcext:value-type="float">
            <text:p>1853</text:p>
          </table:table-cell>
          <table:table-cell office:value-type="float" office:value="33.385397" calcext:value-type="float">
            <text:p>33.38539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4928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9" calcext:value-type="float">
            <text:p>1859</text:p>
          </table:table-cell>
          <table:table-cell office:value-type="float" office:value="33.386204" calcext:value-type="float">
            <text:p>33.3862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5627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1" calcext:value-type="float">
            <text:p>1861</text:p>
          </table:table-cell>
          <table:table-cell office:value-type="float" office:value="33.386315" calcext:value-type="float">
            <text:p>33.38631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5767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float" office:value="33.386479" calcext:value-type="float">
            <text:p>33.38647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604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float" office:value="33.387381" calcext:value-type="float">
            <text:p>33.3873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6605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float" office:value="33.387688" calcext:value-type="float">
            <text:p>33.3876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304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float" office:value="33.387882" calcext:value-type="float">
            <text:p>33.38788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584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0" calcext:value-type="float">
            <text:p>1880</text:p>
          </table:table-cell>
          <table:table-cell office:value-type="float" office:value="33.388084" calcext:value-type="float">
            <text:p>33.38808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7724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6" calcext:value-type="float">
            <text:p>1886</text:p>
          </table:table-cell>
          <table:table-cell office:value-type="float" office:value="33.388478" calcext:value-type="float">
            <text:p>33.38847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8423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float" office:value="33.388704" calcext:value-type="float">
            <text:p>33.3887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884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5" calcext:value-type="float">
            <text:p>1895</text:p>
          </table:table-cell>
          <table:table-cell office:value-type="float" office:value="33.389195" calcext:value-type="float">
            <text:p>33.38919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940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float" office:value="33.389696" calcext:value-type="float">
            <text:p>33.3896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19961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4" calcext:value-type="float">
            <text:p>1904</text:p>
          </table:table-cell>
          <table:table-cell office:value-type="float" office:value="33.389985" calcext:value-type="float">
            <text:p>33.38998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38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6" calcext:value-type="float">
            <text:p>1906</text:p>
          </table:table-cell>
          <table:table-cell office:value-type="float" office:value="33.390252" calcext:value-type="float">
            <text:p>33.39025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0520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1" calcext:value-type="float">
            <text:p>1911</text:p>
          </table:table-cell>
          <table:table-cell office:value-type="float" office:value="33.390571" calcext:value-type="float">
            <text:p>33.39057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107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6" calcext:value-type="float">
            <text:p>1916</text:p>
          </table:table-cell>
          <table:table-cell office:value-type="float" office:value="33.39075" calcext:value-type="float">
            <text:p>33.3907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1638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1" calcext:value-type="float">
            <text:p>1921</text:p>
          </table:table-cell>
          <table:table-cell office:value-type="float" office:value="33.391554" calcext:value-type="float">
            <text:p>33.3915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2197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4" calcext:value-type="float">
            <text:p>1924</text:p>
          </table:table-cell>
          <table:table-cell office:value-type="float" office:value="33.391799" calcext:value-type="float">
            <text:p>33.3917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2477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9" calcext:value-type="float">
            <text:p>1929</text:p>
          </table:table-cell>
          <table:table-cell office:value-type="float" office:value="33.395811" calcext:value-type="float">
            <text:p>33.3958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303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7" calcext:value-type="float">
            <text:p>1937</text:p>
          </table:table-cell>
          <table:table-cell office:value-type="float" office:value="33.396212" calcext:value-type="float">
            <text:p>33.396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4015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1" calcext:value-type="float">
            <text:p>1941</text:p>
          </table:table-cell>
          <table:table-cell office:value-type="float" office:value="33.396441" calcext:value-type="float">
            <text:p>33.39644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4434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8" calcext:value-type="float">
            <text:p>1948</text:p>
          </table:table-cell>
          <table:table-cell office:value-type="float" office:value="33.396698" calcext:value-type="float">
            <text:p>33.3966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5273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3" calcext:value-type="float">
            <text:p>1953</text:p>
          </table:table-cell>
          <table:table-cell office:value-type="float" office:value="33.397812" calcext:value-type="float">
            <text:p>33.3978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5832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8" calcext:value-type="float">
            <text:p>1958</text:p>
          </table:table-cell>
          <table:table-cell office:value-type="float" office:value="33.398272" calcext:value-type="float">
            <text:p>33.39827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3919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2" calcext:value-type="float">
            <text:p>1962</text:p>
          </table:table-cell>
          <table:table-cell office:value-type="float" office:value="33.398466" calcext:value-type="float">
            <text:p>33.39846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6811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7" calcext:value-type="float">
            <text:p>1967</text:p>
          </table:table-cell>
          <table:table-cell office:value-type="float" office:value="33.398731" calcext:value-type="float">
            <text:p>33.3987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7370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2" calcext:value-type="float">
            <text:p>1972</text:p>
          </table:table-cell>
          <table:table-cell office:value-type="float" office:value="33.399407" calcext:value-type="float">
            <text:p>33.39940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7929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4" calcext:value-type="float">
            <text:p>1974</text:p>
          </table:table-cell>
          <table:table-cell office:value-type="float" office:value="33.399573" calcext:value-type="float">
            <text:p>33.39957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069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7" calcext:value-type="float">
            <text:p>1977</text:p>
          </table:table-cell>
          <table:table-cell office:value-type="float" office:value="33.399886" calcext:value-type="float">
            <text:p>33.3998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3491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2" calcext:value-type="float">
            <text:p>1982</text:p>
          </table:table-cell>
          <table:table-cell office:value-type="float" office:value="33.400059" calcext:value-type="float">
            <text:p>33.40005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8908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7" calcext:value-type="float">
            <text:p>1987</text:p>
          </table:table-cell>
          <table:table-cell office:value-type="float" office:value="33.401048" calcext:value-type="float">
            <text:p>33.4010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294675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2" calcext:value-type="float">
            <text:p>1992</text:p>
          </table:table-cell>
          <table:table-cell office:value-type="float" office:value="33.401225" calcext:value-type="float">
            <text:p>33.40122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026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5" calcext:value-type="float">
            <text:p>1995</text:p>
          </table:table-cell>
          <table:table-cell office:value-type="float" office:value="33.401981" calcext:value-type="float">
            <text:p>33.40198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3063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9" calcext:value-type="float">
            <text:p>1999</text:p>
          </table:table-cell>
          <table:table-cell office:value-type="float" office:value="33.40212" calcext:value-type="float">
            <text:p>33.4021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75 <text:s/>&gt; <text:s/>80 [ACK] Seq=859 Ack=307257 Win=13132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8" calcext:value-type="float">
            <text:p>308</text:p>
          </table:table-cell>
          <table:table-cell office:value-type="float" office:value="14.958732" calcext:value-type="float">
            <text:p>14.9587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2 [SYN, ACK] Seq=0 Ack=1 Win=292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1" calcext:value-type="float">
            <text:p>311</text:p>
          </table:table-cell>
          <table:table-cell office:value-type="float" office:value="14.965893" calcext:value-type="float">
            <text:p>14.96589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2 [ACK] Seq=1 Ack=214 Win=3033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2" calcext:value-type="float">
            <text:p>312</text:p>
          </table:table-cell>
          <table:table-cell office:value-type="float" office:value="14.966304" calcext:value-type="float">
            <text:p>14.966304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3" calcext:value-type="float">
            <text:p>313</text:p>
          </table:table-cell>
          <table:table-cell office:value-type="float" office:value="14.966427" calcext:value-type="float">
            <text:p>14.96642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2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4" calcext:value-type="float">
            <text:p>314</text:p>
          </table:table-cell>
          <table:table-cell office:value-type="float" office:value="14.966427" calcext:value-type="float">
            <text:p>14.96642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6" calcext:value-type="float">
            <text:p>316</text:p>
          </table:table-cell>
          <table:table-cell office:value-type="float" office:value="14.968818" calcext:value-type="float">
            <text:p>14.96881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18" calcext:value-type="float">
            <text:p>318</text:p>
          </table:table-cell>
          <table:table-cell office:value-type="float" office:value="14.972869" calcext:value-type="float">
            <text:p>14.97286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0" calcext:value-type="float">
            <text:p>320</text:p>
          </table:table-cell>
          <table:table-cell office:value-type="float" office:value="14.983176" calcext:value-type="float">
            <text:p>14.983176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2" calcext:value-type="float">
            <text:p>322</text:p>
          </table:table-cell>
          <table:table-cell office:value-type="float" office:value="14.997548" calcext:value-type="float">
            <text:p>14.99754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4" calcext:value-type="float">
            <text:p>324</text:p>
          </table:table-cell>
          <table:table-cell office:value-type="float" office:value="15.007695" calcext:value-type="float">
            <text:p>15.00769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6" calcext:value-type="float">
            <text:p>326</text:p>
          </table:table-cell>
          <table:table-cell office:value-type="float" office:value="15.007929" calcext:value-type="float">
            <text:p>15.00792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2 [FIN, ACK] Seq=7120 Ack=674 Win=313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1" calcext:value-type="float">
            <text:p>331</text:p>
          </table:table-cell>
          <table:table-cell office:value-type="float" office:value="15.251042" calcext:value-type="float">
            <text:p>15.25104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4 [SYN, ACK] Seq=0 Ack=1 Win=292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4" calcext:value-type="float">
            <text:p>334</text:p>
          </table:table-cell>
          <table:table-cell office:value-type="float" office:value="15.257858" calcext:value-type="float">
            <text:p>15.257858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4 [ACK] Seq=1 Ack=214 Win=3033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5" calcext:value-type="float">
            <text:p>335</text:p>
          </table:table-cell>
          <table:table-cell office:value-type="float" office:value="15.258339" calcext:value-type="float">
            <text:p>15.25833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6" calcext:value-type="float">
            <text:p>336</text:p>
          </table:table-cell>
          <table:table-cell office:value-type="float" office:value="15.258791" calcext:value-type="float">
            <text:p>15.25879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4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8" calcext:value-type="float">
            <text:p>338</text:p>
          </table:table-cell>
          <table:table-cell office:value-type="float" office:value="15.259207" calcext:value-type="float">
            <text:p>15.25920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39" calcext:value-type="float">
            <text:p>339</text:p>
          </table:table-cell>
          <table:table-cell office:value-type="float" office:value="15.259731" calcext:value-type="float">
            <text:p>15.25973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1" calcext:value-type="float">
            <text:p>341</text:p>
          </table:table-cell>
          <table:table-cell office:value-type="float" office:value="15.265295" calcext:value-type="float">
            <text:p>15.26529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3" calcext:value-type="float">
            <text:p>343</text:p>
          </table:table-cell>
          <table:table-cell office:value-type="float" office:value="15.276263" calcext:value-type="float">
            <text:p>15.27626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5" calcext:value-type="float">
            <text:p>345</text:p>
          </table:table-cell>
          <table:table-cell office:value-type="float" office:value="15.299302" calcext:value-type="float">
            <text:p>15.29930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7" calcext:value-type="float">
            <text:p>347</text:p>
          </table:table-cell>
          <table:table-cell office:value-type="float" office:value="15.307851" calcext:value-type="float">
            <text:p>15.30785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9" calcext:value-type="float">
            <text:p>349</text:p>
          </table:table-cell>
          <table:table-cell office:value-type="float" office:value="15.308109" calcext:value-type="float">
            <text:p>15.30810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4 [FIN, ACK] Seq=6348 Ack=891 Win=3148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3" calcext:value-type="float">
            <text:p>563</text:p>
          </table:table-cell>
          <table:table-cell office:value-type="float" office:value="30.790832" calcext:value-type="float">
            <text:p>30.7908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1 [SYN, ACK] Seq=0 Ack=1 Win=292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6" calcext:value-type="float">
            <text:p>566</text:p>
          </table:table-cell>
          <table:table-cell office:value-type="float" office:value="30.797853" calcext:value-type="float">
            <text:p>30.7978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1 [ACK] Seq=1 Ack=214 Win=3033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7" calcext:value-type="float">
            <text:p>567</text:p>
          </table:table-cell>
          <table:table-cell office:value-type="float" office:value="30.798353" calcext:value-type="float">
            <text:p>30.7983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8" calcext:value-type="float">
            <text:p>568</text:p>
          </table:table-cell>
          <table:table-cell office:value-type="float" office:value="30.798353" calcext:value-type="float">
            <text:p>30.79835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1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0" calcext:value-type="float">
            <text:p>570</text:p>
          </table:table-cell>
          <table:table-cell office:value-type="float" office:value="30.798545" calcext:value-type="float">
            <text:p>30.7985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1" calcext:value-type="float">
            <text:p>571</text:p>
          </table:table-cell>
          <table:table-cell office:value-type="float" office:value="30.799263" calcext:value-type="float">
            <text:p>30.79926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3" calcext:value-type="float">
            <text:p>573</text:p>
          </table:table-cell>
          <table:table-cell office:value-type="float" office:value="30.80475" calcext:value-type="float">
            <text:p>30.8047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5" calcext:value-type="float">
            <text:p>575</text:p>
          </table:table-cell>
          <table:table-cell office:value-type="float" office:value="30.814985" calcext:value-type="float">
            <text:p>30.81498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7" calcext:value-type="float">
            <text:p>577</text:p>
          </table:table-cell>
          <table:table-cell office:value-type="float" office:value="30.822743" calcext:value-type="float">
            <text:p>30.82274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0" calcext:value-type="float">
            <text:p>580</text:p>
          </table:table-cell>
          <table:table-cell office:value-type="float" office:value="30.843621" calcext:value-type="float">
            <text:p>30.843621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2" calcext:value-type="float">
            <text:p>582</text:p>
          </table:table-cell>
          <table:table-cell office:value-type="float" office:value="30.843932" calcext:value-type="float">
            <text:p>30.84393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1 [FIN, ACK] Seq=6741 Ack=880 Win=313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2" calcext:value-type="float">
            <text:p>1492</text:p>
          </table:table-cell>
          <table:table-cell office:value-type="float" office:value="31.178917" calcext:value-type="float">
            <text:p>31.17891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62 [SYN, ACK] Seq=0 Ack=1 Win=292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5" calcext:value-type="float">
            <text:p>1495</text:p>
          </table:table-cell>
          <table:table-cell office:value-type="float" office:value="31.1859" calcext:value-type="float">
            <text:p>31.185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2 [ACK] Seq=1 Ack=214 Win=3033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6" calcext:value-type="float">
            <text:p>1496</text:p>
          </table:table-cell>
          <table:table-cell office:value-type="float" office:value="31.186292" calcext:value-type="float">
            <text:p>31.18629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7" calcext:value-type="float">
            <text:p>1497</text:p>
          </table:table-cell>
          <table:table-cell office:value-type="float" office:value="31.186292" calcext:value-type="float">
            <text:p>31.186292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2 [ACK] Seq=1399 Ack=214 Win=3033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9" calcext:value-type="float">
            <text:p>1499</text:p>
          </table:table-cell>
          <table:table-cell office:value-type="float" office:value="31.186467" calcext:value-type="float">
            <text:p>31.186467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Certificate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0" calcext:value-type="float">
            <text:p>1500</text:p>
          </table:table-cell>
          <table:table-cell office:value-type="float" office:value="31.188309" calcext:value-type="float">
            <text:p>31.18830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Certificate Status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2" calcext:value-type="float">
            <text:p>1502</text:p>
          </table:table-cell>
          <table:table-cell office:value-type="float" office:value="31.205245" calcext:value-type="float">
            <text:p>31.2052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4" calcext:value-type="float">
            <text:p>1504</text:p>
          </table:table-cell>
          <table:table-cell office:value-type="float" office:value="31.214319" calcext:value-type="float">
            <text:p>31.21431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New Session Ticket, 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7" calcext:value-type="float">
            <text:p>1507</text:p>
          </table:table-cell>
          <table:table-cell office:value-type="float" office:value="31.224445" calcext:value-type="float">
            <text:p>31.224445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9" calcext:value-type="float">
            <text:p>1509</text:p>
          </table:table-cell>
          <table:table-cell office:value-type="float" office:value="31.23213" calcext:value-type="float">
            <text:p>31.23213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1" calcext:value-type="float">
            <text:p>1511</text:p>
          </table:table-cell>
          <table:table-cell office:value-type="float" office:value="31.23239" calcext:value-type="float">
            <text:p>31.23239</text:p>
          </table:table-cell>
          <table:table-cell office:value-type="string" calcext:value-type="string">
            <text:p>104.119.150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2 [FIN, ACK] Seq=6759 Ack=881 Win=313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float" office:value="5.675516" calcext:value-type="float">
            <text:p>5.675516</text:p>
          </table:table-cell>
          <table:table-cell office:value-type="string" calcext:value-type="string">
            <text:p>13.107.42.2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35 [RST, ACK] Seq=1 Ack=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042264" calcext:value-type="float">
            <text:p>0.04226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tandard query response 0xad8f A nexusrules.officeapps.live.com CNAME prod.nexusrules.live.com.akadns.net A 52.109.76.3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.445784" calcext:value-type="float">
            <text:p>1.44578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4a36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float" office:value="7.750704" calcext:value-type="float">
            <text:p>7.750704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21ae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3.981696" calcext:value-type="float">
            <text:p>13.981696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tandard query response 0x8382 A mrodevicemgr.officeapps.live.com CNAME prod.mrodevicemgr.live.com.akadns.net A 52.109.88.44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04" calcext:value-type="float">
            <text:p>204</text:p>
          </table:table-cell>
          <table:table-cell office:value-type="float" office:value="14.399941" calcext:value-type="float">
            <text:p>14.399941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b026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15" calcext:value-type="float">
            <text:p>215</text:p>
          </table:table-cell>
          <table:table-cell office:value-type="float" office:value="14.417682" calcext:value-type="float">
            <text:p>14.41768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andard query response 0x53d5 A nimbus.bitdefender.net CNAME elb-irl-amz.nimbus.bitdefender.net CNAME kube-nimbus-1399884016.eu-west-1.elb.amazonaws.com A 52.213.158.68 A 52.214.218.92 A 52.49.20.117 A 52.209.122.186 A 52.48.169.164 A 52.212.19.105 A 54.171.241.5 A 54.77.210.20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23" calcext:value-type="float">
            <text:p>223</text:p>
          </table:table-cell>
          <table:table-cell office:value-type="float" office:value="14.436753" calcext:value-type="float">
            <text:p>14.436753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tandard query response 0x6f0b A officecdn.microsoft.com.edgesuite.net CNAME officecdn.microsoft.com.edgesuite.net.globalredir.akadns.net CNAME a1737.dspw65.akamai.net A 23.55.58.192 A 23.55.58.24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82" calcext:value-type="float">
            <text:p>282</text:p>
          </table:table-cell>
          <table:table-cell office:value-type="float" office:value="14.82818" calcext:value-type="float">
            <text:p>14.8281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tandard query response 0xd778 A geo.prod.do.dsp.mp.microsoft.com CNAME geo-prod.do.dsp.mp.microsoft.com CNAME geo-prod.dodsp.mp.microsoft.com.nsatc.net CNAME array612.prod.do.dsp.mp.microsoft.com A 20.54.24.14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4" calcext:value-type="float">
            <text:p>304</text:p>
          </table:table-cell>
          <table:table-cell office:value-type="float" office:value="14.948767" calcext:value-type="float">
            <text:p>14.948767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c506 A kv601.prod.do.dsp.mp.microsoft.com CNAME kv601.prod.dodsp.mp.microsoft.com.nsatc.net CNAME kv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9" calcext:value-type="float">
            <text:p>329</text:p>
          </table:table-cell>
          <table:table-cell office:value-type="float" office:value="15.2438" calcext:value-type="float">
            <text:p>15.243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5b98 A cp601.prod.do.dsp.mp.microsoft.com CNAME cp601.prod.dodsp.mp.microsoft.com.nsatc.net CNAME cp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54" calcext:value-type="float">
            <text:p>354</text:p>
          </table:table-cell>
          <table:table-cell office:value-type="float" office:value="15.328108" calcext:value-type="float">
            <text:p>15.32810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3679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2" calcext:value-type="float">
            <text:p>382</text:p>
          </table:table-cell>
          <table:table-cell office:value-type="float" office:value="15.721928" calcext:value-type="float">
            <text:p>15.72192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ed3f A officecdn.microsoft.com CNAME office.c2r.akadns.net CNAME 2-01-3f20-0003.cdx.cedexis.net CNAME office-prod.edgekey.net CNAME office-prod.edgekey.net.globalredir.akadns.net CNAME e1723.dscd.akamaiedge.net A 23.44.100.99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1" calcext:value-type="float">
            <text:p>481</text:p>
          </table:table-cell>
          <table:table-cell office:value-type="float" office:value="29.723095" calcext:value-type="float">
            <text:p>29.72309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tandard query response 0xa6ed A tsfe.trafficshaping.dsp.mp.microsoft.com CNAME tsfe.trafficmanager.net CNAME tsfe-prod-db5.trafficmanager.net A 52.155.169.137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1" calcext:value-type="float">
            <text:p>511</text:p>
          </table:table-cell>
          <table:table-cell office:value-type="float" office:value="30.028055" calcext:value-type="float">
            <text:p>30.02805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tandard query response 0xfb14 A v10.events.data.microsoft.com CNAME global.asimov.events.data.trafficmanager.net CNAME skypedataprdcoleus06.cloudapp.net A 52.114.133.6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1" calcext:value-type="float">
            <text:p>561</text:p>
          </table:table-cell>
          <table:table-cell office:value-type="float" office:value="30.783135" calcext:value-type="float">
            <text:p>30.783135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tandard query response 0x268f A cp601.prod.do.dsp.mp.microsoft.com CNAME cp601.prod.dodsp.mp.microsoft.com.nsatc.net CNAME cp601.prod.do.dsp.mp.microsoft.com.edgekey.net CNAME e12358.g.akamaiedge.net A 104.119.150.246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3" calcext:value-type="float">
            <text:p>583</text:p>
          </table:table-cell>
          <table:table-cell office:value-type="float" office:value="30.843932" calcext:value-type="float">
            <text:p>30.843932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Standard query response 0x4dfd A dl.delivery.mp.microsoft.com CNAME nontlu-fg-shim.trafficmanager.net CNAME 2-01-3cf7-000c.cdx.cedexis.net CNAME dl.delivery.mp.microsoft.com-c.edgesuite.net CNAME a1683.dscd.akamai.net A 2.17.115.33 A 23.55.58.67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2" calcext:value-type="float">
            <text:p>592</text:p>
          </table:table-cell>
          <table:table-cell office:value-type="float" office:value="30.857958" calcext:value-type="float">
            <text:p>30.857958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tandard query response 0xbce4 A nimbus.bitdefender.net CNAME elb-irl-amz.nimbus.bitdefender.net CNAME kube-nimbus-1399884016.eu-west-1.elb.amazonaws.com A 52.212.19.105 A 54.171.241.5 A 52.210.100.4 A 52.49.156.55 A 52.31.95.8 A 34.251.68.59 A 54.72.98.214 A 52.212.8.9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5" calcext:value-type="float">
            <text:p>615</text:p>
          </table:table-cell>
          <table:table-cell office:value-type="float" office:value="30.882289" calcext:value-type="float">
            <text:p>30.882289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Standard query response 0xf3ab A 3.tlu.dl.delivery.mp.microsoft.com CNAME 3.tlu.dl.delivery.mp.microsoft.com.c.footprint.net A 8.238.55.254 A 67.26.43.254 A 8.238.2.126 A 8.248.171.254 A 8.250.43.254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9" calcext:value-type="float">
            <text:p>1529</text:p>
          </table:table-cell>
          <table:table-cell office:value-type="float" office:value="31.274927" calcext:value-type="float">
            <text:p>31.274927</text:p>
          </table:table-cell>
          <table:table-cell office:value-type="string" calcext:value-type="string">
            <text:p>193.60.199.9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D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tandard query response 0x9214 A 2.tlu.dl.delivery.mp.microsoft.com CNAME 2.tlu.dl.delivery.mp.microsoft.com.edgesuite.net CNAME a122.dscg3.akamai.net A 2.17.115.10 A 23.55.58.104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2" calcext:value-type="float">
            <text:p>1532</text:p>
          </table:table-cell>
          <table:table-cell office:value-type="float" office:value="31.28822" calcext:value-type="float">
            <text:p>31.2882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7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0" calcext:value-type="float">
            <text:p>1540</text:p>
          </table:table-cell>
          <table:table-cell office:value-type="float" office:value="31.289901" calcext:value-type="float">
            <text:p>31.2899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7 [ACK] Seq=1 Ack=42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2" calcext:value-type="float">
            <text:p>1542</text:p>
          </table:table-cell>
          <table:table-cell office:value-type="float" office:value="31.29976" calcext:value-type="float">
            <text:p>31.2997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HTTP/1.1 403 Forbidden <text:s/>(text/html)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5" calcext:value-type="float">
            <text:p>1545</text:p>
          </table:table-cell>
          <table:table-cell office:value-type="float" office:value="31.302307" calcext:value-type="float">
            <text:p>31.30230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7 [FIN, ACK] Seq=626 Ack=42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6" calcext:value-type="float">
            <text:p>1646</text:p>
          </table:table-cell>
          <table:table-cell office:value-type="float" office:value="33.341006" calcext:value-type="float">
            <text:p>33.3410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75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0" calcext:value-type="float">
            <text:p>1650</text:p>
          </table:table-cell>
          <table:table-cell office:value-type="float" office:value="33.348529" calcext:value-type="float">
            <text:p>33.34852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75 [ACK] Seq=1 Ack=42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5" calcext:value-type="float">
            <text:p>1655</text:p>
          </table:table-cell>
          <table:table-cell office:value-type="float" office:value="33.355391" calcext:value-type="float">
            <text:p>33.35539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9" calcext:value-type="float">
            <text:p>1659</text:p>
          </table:table-cell>
          <table:table-cell office:value-type="float" office:value="33.363417" calcext:value-type="float">
            <text:p>33.3634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0" calcext:value-type="float">
            <text:p>1660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389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1" calcext:value-type="float">
            <text:p>1661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2" calcext:value-type="float">
            <text:p>1662</text:p>
          </table:table-cell>
          <table:table-cell office:value-type="float" office:value="33.36364" calcext:value-type="float">
            <text:p>33.363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8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4" calcext:value-type="float">
            <text:p>1664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2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5" calcext:value-type="float">
            <text:p>1665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6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6" calcext:value-type="float">
            <text:p>1666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0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7" calcext:value-type="float">
            <text:p>1667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80 <text:s/>&gt; <text:s/>1975 [PSH, ACK] Seq=9429 Ack=859 Win=16768 Len=2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8" calcext:value-type="float">
            <text:p>1668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67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9" calcext:value-type="float">
            <text:p>1669</text:p>
          </table:table-cell>
          <table:table-cell office:value-type="float" office:value="33.363927" calcext:value-type="float">
            <text:p>33.3639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11077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1" calcext:value-type="float">
            <text:p>1671</text:p>
          </table:table-cell>
          <table:table-cell office:value-type="float" office:value="33.36473" calcext:value-type="float">
            <text:p>33.3647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1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2" calcext:value-type="float">
            <text:p>1672</text:p>
          </table:table-cell>
          <table:table-cell office:value-type="float" office:value="33.364831" calcext:value-type="float">
            <text:p>33.36483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5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4" calcext:value-type="float">
            <text:p>1674</text:p>
          </table:table-cell>
          <table:table-cell office:value-type="float" office:value="33.364955" calcext:value-type="float">
            <text:p>33.3649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9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5" calcext:value-type="float">
            <text:p>1675</text:p>
          </table:table-cell>
          <table:table-cell office:value-type="float" office:value="33.365115" calcext:value-type="float">
            <text:p>33.36511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3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6" calcext:value-type="float">
            <text:p>1676</text:p>
          </table:table-cell>
          <table:table-cell office:value-type="float" office:value="33.365115" calcext:value-type="float">
            <text:p>33.36511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80 <text:s/>&gt; <text:s/>1975 [PSH, ACK] Seq=16719 Ack=859 Win=16768 Len=852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1" calcext:value-type="float">
            <text:p>1681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5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2" calcext:value-type="float">
            <text:p>1682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18969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3" calcext:value-type="float">
            <text:p>1683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0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4" calcext:value-type="float">
            <text:p>1684</text:p>
          </table:table-cell>
          <table:table-cell office:value-type="float" office:value="33.368456" calcext:value-type="float">
            <text:p>33.36845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0417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6" calcext:value-type="float">
            <text:p>1686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4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7" calcext:value-type="float">
            <text:p>1687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1865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8" calcext:value-type="float">
            <text:p>1688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9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89" calcext:value-type="float">
            <text:p>1689</text:p>
          </table:table-cell>
          <table:table-cell office:value-type="float" office:value="33.369726" calcext:value-type="float">
            <text:p>33.36972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3313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1" calcext:value-type="float">
            <text:p>1691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3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2" calcext:value-type="float">
            <text:p>1692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4761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3" calcext:value-type="float">
            <text:p>1693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81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4" calcext:value-type="float">
            <text:p>1694</text:p>
          </table:table-cell>
          <table:table-cell office:value-type="float" office:value="33.369884" calcext:value-type="float">
            <text:p>33.3698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5 [PSH, ACK] Seq=26209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7" calcext:value-type="float">
            <text:p>1707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2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8" calcext:value-type="float">
            <text:p>1708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6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9" calcext:value-type="float">
            <text:p>1709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05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1" calcext:value-type="float">
            <text:p>1711</text:p>
          </table:table-cell>
          <table:table-cell office:value-type="float" office:value="33.371338" calcext:value-type="float">
            <text:p>33.37133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45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4" calcext:value-type="float">
            <text:p>1714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185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9" calcext:value-type="float">
            <text:p>1719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324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0" calcext:value-type="float">
            <text:p>1720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464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1" calcext:value-type="float">
            <text:p>1721</text:p>
          </table:table-cell>
          <table:table-cell office:value-type="float" office:value="33.372048" calcext:value-type="float">
            <text:p>33.37204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604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3" calcext:value-type="float">
            <text:p>1723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744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4" calcext:value-type="float">
            <text:p>1724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884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5" calcext:value-type="float">
            <text:p>1725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02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6" calcext:value-type="float">
            <text:p>1726</text:p>
          </table:table-cell>
          <table:table-cell office:value-type="float" office:value="33.372232" calcext:value-type="float">
            <text:p>33.37223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16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8" calcext:value-type="float">
            <text:p>1728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30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9" calcext:value-type="float">
            <text:p>1729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44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0" calcext:value-type="float">
            <text:p>1730</text:p>
          </table:table-cell>
          <table:table-cell office:value-type="float" office:value="33.372401" calcext:value-type="float">
            <text:p>33.3724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58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2" calcext:value-type="float">
            <text:p>1742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722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3" calcext:value-type="float">
            <text:p>1743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486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4" calcext:value-type="float">
            <text:p>1744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00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0" calcext:value-type="float">
            <text:p>1750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14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1" calcext:value-type="float">
            <text:p>1751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28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5" calcext:value-type="float">
            <text:p>1755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42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6" calcext:value-type="float">
            <text:p>1756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561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7" calcext:value-type="float">
            <text:p>1757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70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8" calcext:value-type="float">
            <text:p>1758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841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9" calcext:value-type="float">
            <text:p>1759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5981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2" calcext:value-type="float">
            <text:p>1762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120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3" calcext:value-type="float">
            <text:p>1763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260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4" calcext:value-type="float">
            <text:p>1764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400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5" calcext:value-type="float">
            <text:p>1765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6540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6" calcext:value-type="float">
            <text:p>1766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Previous segment not captured] 80 <text:s/>&gt; <text:s/>1975 [ACK] Seq=6959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7" calcext:value-type="float">
            <text:p>1767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680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8" calcext:value-type="float">
            <text:p>1768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099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69" calcext:value-type="float">
            <text:p>1769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239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0" calcext:value-type="float">
            <text:p>1770</text:p>
          </table:table-cell>
          <table:table-cell office:value-type="float" office:value="33.377184" calcext:value-type="float">
            <text:p>33.3771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819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1" calcext:value-type="float">
            <text:p>1781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37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2" calcext:value-type="float">
            <text:p>1782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518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3" calcext:value-type="float">
            <text:p>1783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658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4" calcext:value-type="float">
            <text:p>1784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798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5" calcext:value-type="float">
            <text:p>1785</text:p>
          </table:table-cell>
          <table:table-cell office:value-type="float" office:value="33.378661" calcext:value-type="float">
            <text:p>33.3786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7938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7" calcext:value-type="float">
            <text:p>1787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078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8" calcext:value-type="float">
            <text:p>1788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217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89" calcext:value-type="float">
            <text:p>1789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357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0" calcext:value-type="float">
            <text:p>1790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497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1" calcext:value-type="float">
            <text:p>1791</text:p>
          </table:table-cell>
          <table:table-cell office:value-type="float" office:value="33.37897" calcext:value-type="float">
            <text:p>33.3789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637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3" calcext:value-type="float">
            <text:p>1793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77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4" calcext:value-type="float">
            <text:p>1794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8916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5" calcext:value-type="float">
            <text:p>1795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05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6" calcext:value-type="float">
            <text:p>1796</text:p>
          </table:table-cell>
          <table:table-cell office:value-type="float" office:value="33.380274" calcext:value-type="float">
            <text:p>33.38027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196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8" calcext:value-type="float">
            <text:p>1798</text:p>
          </table:table-cell>
          <table:table-cell office:value-type="float" office:value="33.380694" calcext:value-type="float">
            <text:p>33.38069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33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99" calcext:value-type="float">
            <text:p>1799</text:p>
          </table:table-cell>
          <table:table-cell office:value-type="float" office:value="33.380694" calcext:value-type="float">
            <text:p>33.38069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476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1" calcext:value-type="float">
            <text:p>1801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[TCP Out-Of-Order] 80 <text:s/>&gt; <text:s/>1975 [ACK] Seq=6819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2" calcext:value-type="float">
            <text:p>1802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61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3" calcext:value-type="float">
            <text:p>1803</text:p>
          </table:table-cell>
          <table:table-cell office:value-type="float" office:value="33.380841" calcext:value-type="float">
            <text:p>33.3808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75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6" calcext:value-type="float">
            <text:p>1806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9895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7" calcext:value-type="float">
            <text:p>1807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035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8" calcext:value-type="float">
            <text:p>1808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175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09" calcext:value-type="float">
            <text:p>1809</text:p>
          </table:table-cell>
          <table:table-cell office:value-type="float" office:value="33.381041" calcext:value-type="float">
            <text:p>33.38104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314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1" calcext:value-type="float">
            <text:p>1811</text:p>
          </table:table-cell>
          <table:table-cell office:value-type="float" office:value="33.382112" calcext:value-type="float">
            <text:p>33.3821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454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2" calcext:value-type="float">
            <text:p>1812</text:p>
          </table:table-cell>
          <table:table-cell office:value-type="float" office:value="33.382212" calcext:value-type="float">
            <text:p>33.3822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594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4" calcext:value-type="float">
            <text:p>1814</text:p>
          </table:table-cell>
          <table:table-cell office:value-type="float" office:value="33.382434" calcext:value-type="float">
            <text:p>33.38243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734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5" calcext:value-type="float">
            <text:p>1815</text:p>
          </table:table-cell>
          <table:table-cell office:value-type="float" office:value="33.382434" calcext:value-type="float">
            <text:p>33.38243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0874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7" calcext:value-type="float">
            <text:p>1817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01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8" calcext:value-type="float">
            <text:p>1818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15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9" calcext:value-type="float">
            <text:p>1819</text:p>
          </table:table-cell>
          <table:table-cell office:value-type="float" office:value="33.382603" calcext:value-type="float">
            <text:p>33.38260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29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1" calcext:value-type="float">
            <text:p>1821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43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2" calcext:value-type="float">
            <text:p>1822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57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3" calcext:value-type="float">
            <text:p>1823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712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4" calcext:value-type="float">
            <text:p>1824</text:p>
          </table:table-cell>
          <table:table-cell office:value-type="float" office:value="33.382784" calcext:value-type="float">
            <text:p>33.38278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85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6" calcext:value-type="float">
            <text:p>1826</text:p>
          </table:table-cell>
          <table:table-cell office:value-type="float" office:value="33.383001" calcext:value-type="float">
            <text:p>33.3830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199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7" calcext:value-type="float">
            <text:p>1827</text:p>
          </table:table-cell>
          <table:table-cell office:value-type="float" office:value="33.383001" calcext:value-type="float">
            <text:p>33.38300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13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29" calcext:value-type="float">
            <text:p>1829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27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0" calcext:value-type="float">
            <text:p>1830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41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1" calcext:value-type="float">
            <text:p>1831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551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float" office:value="33.383416" calcext:value-type="float">
            <text:p>33.38341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69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4" calcext:value-type="float">
            <text:p>1834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831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5" calcext:value-type="float">
            <text:p>1835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2971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6" calcext:value-type="float">
            <text:p>1836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110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7" calcext:value-type="float">
            <text:p>1837</text:p>
          </table:table-cell>
          <table:table-cell office:value-type="float" office:value="33.384265" calcext:value-type="float">
            <text:p>33.38426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250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39" calcext:value-type="float">
            <text:p>1839</text:p>
          </table:table-cell>
          <table:table-cell office:value-type="float" office:value="33.38439" calcext:value-type="float">
            <text:p>33.384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390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1" calcext:value-type="float">
            <text:p>1841</text:p>
          </table:table-cell>
          <table:table-cell office:value-type="float" office:value="33.384544" calcext:value-type="float">
            <text:p>33.3845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530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670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809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4" calcext:value-type="float">
            <text:p>1844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3949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float" office:value="33.385028" calcext:value-type="float">
            <text:p>33.38502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089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7" calcext:value-type="float">
            <text:p>1847</text:p>
          </table:table-cell>
          <table:table-cell office:value-type="float" office:value="33.38519" calcext:value-type="float">
            <text:p>33.3851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14229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8" calcext:value-type="float">
            <text:p>1848</text:p>
          </table:table-cell>
          <table:table-cell office:value-type="float" office:value="33.38519" calcext:value-type="float">
            <text:p>33.3851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36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0" calcext:value-type="float">
            <text:p>1850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508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1" calcext:value-type="float">
            <text:p>1851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648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float" office:value="33.385346" calcext:value-type="float">
            <text:p>33.38534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788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float" office:value="33.385537" calcext:value-type="float">
            <text:p>33.38553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4928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5" calcext:value-type="float">
            <text:p>1855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068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207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7" calcext:value-type="float">
            <text:p>1857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347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float" office:value="33.386164" calcext:value-type="float">
            <text:p>33.38616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487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0" calcext:value-type="float">
            <text:p>1860</text:p>
          </table:table-cell>
          <table:table-cell office:value-type="float" office:value="33.386292" calcext:value-type="float">
            <text:p>33.38629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627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float" office:value="33.386453" calcext:value-type="float">
            <text:p>33.3864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76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float" office:value="33.386453" calcext:value-type="float">
            <text:p>33.3864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5906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5" calcext:value-type="float">
            <text:p>1865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04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186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7" calcext:value-type="float">
            <text:p>1867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32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float" office:value="33.387304" calcext:value-type="float">
            <text:p>33.3873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466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0" calcext:value-type="float">
            <text:p>1870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60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74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6885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025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float" office:value="33.387627" calcext:value-type="float">
            <text:p>33.38762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165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float" office:value="33.387842" calcext:value-type="float">
            <text:p>33.38784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304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float" office:value="33.387842" calcext:value-type="float">
            <text:p>33.38784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444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79" calcext:value-type="float">
            <text:p>1879</text:p>
          </table:table-cell>
          <table:table-cell office:value-type="float" office:value="33.388049" calcext:value-type="float">
            <text:p>33.3880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17584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1" calcext:value-type="float">
            <text:p>1881</text:p>
          </table:table-cell>
          <table:table-cell office:value-type="float" office:value="33.388198" calcext:value-type="float">
            <text:p>33.38819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724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2" calcext:value-type="float">
            <text:p>1882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7864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3" calcext:value-type="float">
            <text:p>1883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00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4" calcext:value-type="float">
            <text:p>1884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14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5" calcext:value-type="float">
            <text:p>1885</text:p>
          </table:table-cell>
          <table:table-cell office:value-type="float" office:value="33.388408" calcext:value-type="float">
            <text:p>33.3884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28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7" calcext:value-type="float">
            <text:p>1887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42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8" calcext:value-type="float">
            <text:p>1888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56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float" office:value="33.388655" calcext:value-type="float">
            <text:p>33.3886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702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float" office:value="33.388983" calcext:value-type="float">
            <text:p>33.38898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84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2" calcext:value-type="float">
            <text:p>1892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898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3" calcext:value-type="float">
            <text:p>1893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12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4" calcext:value-type="float">
            <text:p>1894</text:p>
          </table:table-cell>
          <table:table-cell office:value-type="float" office:value="33.389153" calcext:value-type="float">
            <text:p>33.389153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26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6" calcext:value-type="float">
            <text:p>1896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40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7" calcext:value-type="float">
            <text:p>1897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541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8" calcext:value-type="float">
            <text:p>1898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68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99" calcext:value-type="float">
            <text:p>1899</text:p>
          </table:table-cell>
          <table:table-cell office:value-type="float" office:value="33.389635" calcext:value-type="float">
            <text:p>33.38963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821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float" office:value="33.389781" calcext:value-type="float">
            <text:p>33.38978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19961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float" office:value="33.389939" calcext:value-type="float">
            <text:p>33.3899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100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float" office:value="33.389939" calcext:value-type="float">
            <text:p>33.3899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240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float" office:value="33.390229" calcext:value-type="float">
            <text:p>33.39022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380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float" office:value="33.390351" calcext:value-type="float">
            <text:p>33.39035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520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8" calcext:value-type="float">
            <text:p>1908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660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9" calcext:value-type="float">
            <text:p>1909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0799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0" calcext:value-type="float">
            <text:p>1910</text:p>
          </table:table-cell>
          <table:table-cell office:value-type="float" office:value="33.390524" calcext:value-type="float">
            <text:p>33.39052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0939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2" calcext:value-type="float">
            <text:p>1912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079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3" calcext:value-type="float">
            <text:p>1913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219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4" calcext:value-type="float">
            <text:p>1914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35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5" calcext:value-type="float">
            <text:p>1915</text:p>
          </table:table-cell>
          <table:table-cell office:value-type="float" office:value="33.390689" calcext:value-type="float">
            <text:p>33.39068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498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7" calcext:value-type="float">
            <text:p>1917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638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8" calcext:value-type="float">
            <text:p>1918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778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19" calcext:value-type="float">
            <text:p>1919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1918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0" calcext:value-type="float">
            <text:p>1920</text:p>
          </table:table-cell>
          <table:table-cell office:value-type="float" office:value="33.391508" calcext:value-type="float">
            <text:p>33.39150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058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2" calcext:value-type="float">
            <text:p>1922</text:p>
          </table:table-cell>
          <table:table-cell office:value-type="float" office:value="33.391639" calcext:value-type="float">
            <text:p>33.39163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197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3" calcext:value-type="float">
            <text:p>1923</text:p>
          </table:table-cell>
          <table:table-cell office:value-type="float" office:value="33.391778" calcext:value-type="float">
            <text:p>33.39177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337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5" calcext:value-type="float">
            <text:p>1925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477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6" calcext:value-type="float">
            <text:p>1926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617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7" calcext:value-type="float">
            <text:p>1927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75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8" calcext:value-type="float">
            <text:p>1928</text:p>
          </table:table-cell>
          <table:table-cell office:value-type="float" office:value="33.395712" calcext:value-type="float">
            <text:p>33.3957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2896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0" calcext:value-type="float">
            <text:p>1930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03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1" calcext:value-type="float">
            <text:p>1931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176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2" calcext:value-type="float">
            <text:p>1932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31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3" calcext:value-type="float">
            <text:p>1933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456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4" calcext:value-type="float">
            <text:p>1934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59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5" calcext:value-type="float">
            <text:p>1935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73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6" calcext:value-type="float">
            <text:p>1936</text:p>
          </table:table-cell>
          <table:table-cell office:value-type="float" office:value="33.396104" calcext:value-type="float">
            <text:p>33.39610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3875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8" calcext:value-type="float">
            <text:p>1938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015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9" calcext:value-type="float">
            <text:p>1939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155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0" calcext:value-type="float">
            <text:p>1940</text:p>
          </table:table-cell>
          <table:table-cell office:value-type="float" office:value="33.396386" calcext:value-type="float">
            <text:p>33.39638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294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2" calcext:value-type="float">
            <text:p>1942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4434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3" calcext:value-type="float">
            <text:p>1943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574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4" calcext:value-type="float">
            <text:p>1944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714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5" calcext:value-type="float">
            <text:p>1945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854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6" calcext:value-type="float">
            <text:p>1946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499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7" calcext:value-type="float">
            <text:p>1947</text:p>
          </table:table-cell>
          <table:table-cell office:value-type="float" office:value="33.396609" calcext:value-type="float">
            <text:p>33.39660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13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49" calcext:value-type="float">
            <text:p>1949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27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0" calcext:value-type="float">
            <text:p>1950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41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1" calcext:value-type="float">
            <text:p>1951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55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2" calcext:value-type="float">
            <text:p>1952</text:p>
          </table:table-cell>
          <table:table-cell office:value-type="float" office:value="33.397706" calcext:value-type="float">
            <text:p>33.397706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692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83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5" calcext:value-type="float">
            <text:p>1955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597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6" calcext:value-type="float">
            <text:p>1956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11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float" office:value="33.398188" calcext:value-type="float">
            <text:p>33.39818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25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59" calcext:value-type="float">
            <text:p>1959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39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0" calcext:value-type="float">
            <text:p>1960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531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1" calcext:value-type="float">
            <text:p>1961</text:p>
          </table:table-cell>
          <table:table-cell office:value-type="float" office:value="33.398412" calcext:value-type="float">
            <text:p>33.39841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67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3" calcext:value-type="float">
            <text:p>1963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811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4" calcext:value-type="float">
            <text:p>1964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6951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5" calcext:value-type="float">
            <text:p>1965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090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6" calcext:value-type="float">
            <text:p>1966</text:p>
          </table:table-cell>
          <table:table-cell office:value-type="float" office:value="33.398668" calcext:value-type="float">
            <text:p>33.398668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230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8" calcext:value-type="float">
            <text:p>1968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370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69" calcext:value-type="float">
            <text:p>1969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510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0" calcext:value-type="float">
            <text:p>1970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650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1" calcext:value-type="float">
            <text:p>1971</text:p>
          </table:table-cell>
          <table:table-cell office:value-type="float" office:value="33.399344" calcext:value-type="float">
            <text:p>33.3993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789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3" calcext:value-type="float">
            <text:p>1973</text:p>
          </table:table-cell>
          <table:table-cell office:value-type="float" office:value="33.39955" calcext:value-type="float">
            <text:p>33.39955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7929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5" calcext:value-type="float">
            <text:p>1975</text:p>
          </table:table-cell>
          <table:table-cell office:value-type="float" office:value="33.399849" calcext:value-type="float">
            <text:p>33.3998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069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6" calcext:value-type="float">
            <text:p>1976</text:p>
          </table:table-cell>
          <table:table-cell office:value-type="float" office:value="33.399849" calcext:value-type="float">
            <text:p>33.399849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209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8" calcext:value-type="float">
            <text:p>1978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PSH, ACK] Seq=2834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79" calcext:value-type="float">
            <text:p>1979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488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0" calcext:value-type="float">
            <text:p>1980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628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1" calcext:value-type="float">
            <text:p>198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768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3" calcext:value-type="float">
            <text:p>1983</text:p>
          </table:table-cell>
          <table:table-cell office:value-type="float" office:value="33.400822" calcext:value-type="float">
            <text:p>33.40082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8908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4" calcext:value-type="float">
            <text:p>1984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048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5" calcext:value-type="float">
            <text:p>1985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187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6" calcext:value-type="float">
            <text:p>1986</text:p>
          </table:table-cell>
          <table:table-cell office:value-type="float" office:value="33.401002" calcext:value-type="float">
            <text:p>33.401002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327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8" calcext:value-type="float">
            <text:p>1988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467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9" calcext:value-type="float">
            <text:p>1989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607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0" calcext:value-type="float">
            <text:p>1990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74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1" calcext:value-type="float">
            <text:p>1991</text:p>
          </table:table-cell>
          <table:table-cell office:value-type="float" office:value="33.40117" calcext:value-type="float">
            <text:p>33.4011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29886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3" calcext:value-type="float">
            <text:p>1993</text:p>
          </table:table-cell>
          <table:table-cell office:value-type="float" office:value="33.401361" calcext:value-type="float">
            <text:p>33.40136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02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4" calcext:value-type="float">
            <text:p>1994</text:p>
          </table:table-cell>
          <table:table-cell office:value-type="float" office:value="33.401944" calcext:value-type="float">
            <text:p>33.401944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166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6" calcext:value-type="float">
            <text:p>1996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30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7" calcext:value-type="float">
            <text:p>1997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446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8" calcext:value-type="float">
            <text:p>1998</text:p>
          </table:table-cell>
          <table:table-cell office:value-type="float" office:value="33.402087" calcext:value-type="float">
            <text:p>33.402087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58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33.40221" calcext:value-type="float">
            <text:p>33.40221</text:p>
          </table:table-cell>
          <table:table-cell office:value-type="string" calcext:value-type="string">
            <text:p>2.17.115.1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5 [ACK] Seq=3072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5" calcext:value-type="float">
            <text:p>585</text:p>
          </table:table-cell>
          <table:table-cell office:value-type="float" office:value="30.849057" calcext:value-type="float">
            <text:p>30.849057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53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0" calcext:value-type="float">
            <text:p>590</text:p>
          </table:table-cell>
          <table:table-cell office:value-type="float" office:value="30.85058" calcext:value-type="float">
            <text:p>30.8505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3 [ACK] Seq=1 Ack=31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4" calcext:value-type="float">
            <text:p>594</text:p>
          </table:table-cell>
          <table:table-cell office:value-type="float" office:value="30.861194" calcext:value-type="float">
            <text:p>30.86119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1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5" calcext:value-type="float">
            <text:p>595</text:p>
          </table:table-cell>
          <table:table-cell office:value-type="float" office:value="30.861194" calcext:value-type="float">
            <text:p>30.86119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3 [PSH, ACK] Seq=1399 Ack=312 Win=15744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7" calcext:value-type="float">
            <text:p>597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1449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8" calcext:value-type="float">
            <text:p>598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2847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99" calcext:value-type="float">
            <text:p>599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4245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0" calcext:value-type="float">
            <text:p>600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5643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1" calcext:value-type="float">
            <text:p>601</text:p>
          </table:table-cell>
          <table:table-cell office:value-type="float" office:value="30.861515" calcext:value-type="float">
            <text:p>30.861515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7041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3" calcext:value-type="float">
            <text:p>603</text:p>
          </table:table-cell>
          <table:table-cell office:value-type="float" office:value="30.861772" calcext:value-type="float">
            <text:p>30.86177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3 [ACK] Seq=8439 Ack=312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4" calcext:value-type="float">
            <text:p>604</text:p>
          </table:table-cell>
          <table:table-cell office:value-type="float" office:value="30.861772" calcext:value-type="float">
            <text:p>30.86177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9" calcext:value-type="float">
            <text:p>609</text:p>
          </table:table-cell>
          <table:table-cell office:value-type="float" office:value="30.871212" calcext:value-type="float">
            <text:p>30.87121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3 [FIN, ACK] Seq=10127 Ack=31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3" calcext:value-type="float">
            <text:p>1513</text:p>
          </table:table-cell>
          <table:table-cell office:value-type="float" office:value="31.240866" calcext:value-type="float">
            <text:p>31.240866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5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6" calcext:value-type="float">
            <text:p>1516</text:p>
          </table:table-cell>
          <table:table-cell office:value-type="float" office:value="31.242412" calcext:value-type="float">
            <text:p>31.242412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5 [ACK] Seq=1 Ack=31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7" calcext:value-type="float">
            <text:p>1517</text:p>
          </table:table-cell>
          <table:table-cell office:value-type="float" office:value="31.253074" calcext:value-type="float">
            <text:p>31.25307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1 Ack=313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18" calcext:value-type="float">
            <text:p>1518</text:p>
          </table:table-cell>
          <table:table-cell office:value-type="float" office:value="31.253074" calcext:value-type="float">
            <text:p>31.253074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65 [PSH, ACK] Seq=1399 Ack=313 Win=15744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0" calcext:value-type="float">
            <text:p>1520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1449 Ack=313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1" calcext:value-type="float">
            <text:p>1521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2847 Ack=313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2" calcext:value-type="float">
            <text:p>1522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65 [ACK] Seq=4245 Ack=313 Win=15744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3" calcext:value-type="float">
            <text:p>1523</text:p>
          </table:table-cell>
          <table:table-cell office:value-type="float" office:value="31.253338" calcext:value-type="float">
            <text:p>31.253338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26" calcext:value-type="float">
            <text:p>1526</text:p>
          </table:table-cell>
          <table:table-cell office:value-type="float" office:value="31.263283" calcext:value-type="float">
            <text:p>31.263283</text:p>
          </table:table-cell>
          <table:table-cell office:value-type="string" calcext:value-type="string">
            <text:p>2.17.115.33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5 [FIN, ACK] Seq=5990 Ack=314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3.053343" calcext:value-type="float">
            <text:p>3.053343</text:p>
          </table:table-cell>
          <table:table-cell office:value-type="string" calcext:value-type="string">
            <text:p>20.190.143.5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1 [FIN, ACK] Seq=1 Ack=2 Win=164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85" calcext:value-type="float">
            <text:p>285</text:p>
          </table:table-cell>
          <table:table-cell office:value-type="float" office:value="14.854739" calcext:value-type="float">
            <text:p>14.854739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1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88" calcext:value-type="float">
            <text:p>288</text:p>
          </table:table-cell>
          <table:table-cell office:value-type="float" office:value="14.872268" calcext:value-type="float">
            <text:p>14.872268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1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89" calcext:value-type="float">
            <text:p>289</text:p>
          </table:table-cell>
          <table:table-cell office:value-type="float" office:value="14.872354" calcext:value-type="float">
            <text:p>14.872354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92" calcext:value-type="float">
            <text:p>292</text:p>
          </table:table-cell>
          <table:table-cell office:value-type="float" office:value="14.899041" calcext:value-type="float">
            <text:p>14.899041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93" calcext:value-type="float">
            <text:p>293</text:p>
          </table:table-cell>
          <table:table-cell office:value-type="float" office:value="14.899239" calcext:value-type="float">
            <text:p>14.899239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98" calcext:value-type="float">
            <text:p>298</text:p>
          </table:table-cell>
          <table:table-cell office:value-type="float" office:value="14.926887" calcext:value-type="float">
            <text:p>14.926887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99" calcext:value-type="float">
            <text:p>299</text:p>
          </table:table-cell>
          <table:table-cell office:value-type="float" office:value="14.92825" calcext:value-type="float">
            <text:p>14.92825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1 [ACK] Seq=2591 Ack=673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0" calcext:value-type="float">
            <text:p>300</text:p>
          </table:table-cell>
          <table:table-cell office:value-type="float" office:value="14.929333" calcext:value-type="float">
            <text:p>14.929333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5" calcext:value-type="float">
            <text:p>305</text:p>
          </table:table-cell>
          <table:table-cell office:value-type="float" office:value="14.950343" calcext:value-type="float">
            <text:p>14.950343</text:p>
          </table:table-cell>
          <table:table-cell office:value-type="string" calcext:value-type="string">
            <text:p>20.54.24.14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1 [FIN, ACK] Seq=3155 Ack=674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2.020292" calcext:value-type="float">
            <text:p>2.020292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52 [ACK] Seq=1 Ack=2 Win=8208 Len=0 SLE=1 SRE=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4.764391" calcext:value-type="float">
            <text:p>4.764391</text:p>
          </table:table-cell>
          <table:table-cell office:value-type="string" calcext:value-type="string">
            <text:p>204.79.197.21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98 [RST, ACK] Seq=1 Ack=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float" office:value="12.855131" calcext:value-type="float">
            <text:p>12.855131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825 [FIN, ACK] Seq=1 Ack=1 Win=18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2.856457" calcext:value-type="float">
            <text:p>12.856457</text:p>
          </table:table-cell>
          <table:table-cell office:value-type="string" calcext:value-type="string">
            <text:p>205.185.216.4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825 [ACK] Seq=2 Ack=2 Win=18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float" office:value="14.018212" calcext:value-type="float">
            <text:p>14.018212</text:p>
          </table:table-cell>
          <table:table-cell office:value-type="string" calcext:value-type="string">
            <text:p>216.58.207.22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22 [ACK] Seq=1 Ack=2 Win=251 Len=0 SLE=1 SRE=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08" calcext:value-type="float">
            <text:p>208</text:p>
          </table:table-cell>
          <table:table-cell office:value-type="float" office:value="14.407624" calcext:value-type="float">
            <text:p>14.40762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22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14" calcext:value-type="float">
            <text:p>214</text:p>
          </table:table-cell>
          <table:table-cell office:value-type="float" office:value="14.411883" calcext:value-type="float">
            <text:p>14.41188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22 [ACK] Seq=1 Ack=181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17" calcext:value-type="float">
            <text:p>217</text:p>
          </table:table-cell>
          <table:table-cell office:value-type="float" office:value="14.422834" calcext:value-type="float">
            <text:p>14.42283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64" calcext:value-type="float">
            <text:p>264</text:p>
          </table:table-cell>
          <table:table-cell office:value-type="float" office:value="14.607805" calcext:value-type="float">
            <text:p>14.6078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56" calcext:value-type="float">
            <text:p>356</text:p>
          </table:table-cell>
          <table:table-cell office:value-type="float" office:value="15.332883" calcext:value-type="float">
            <text:p>15.33288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36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59" calcext:value-type="float">
            <text:p>359</text:p>
          </table:table-cell>
          <table:table-cell office:value-type="float" office:value="15.334912" calcext:value-type="float">
            <text:p>15.33491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6 [ACK] Seq=1 Ack=281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60" calcext:value-type="float">
            <text:p>360</text:p>
          </table:table-cell>
          <table:table-cell office:value-type="float" office:value="15.346705" calcext:value-type="float">
            <text:p>15.3467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1" calcext:value-type="float">
            <text:p>371</text:p>
          </table:table-cell>
          <table:table-cell office:value-type="float" office:value="15.370338" calcext:value-type="float">
            <text:p>15.37033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6 [FIN, ACK] Seq=279 Ack=28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8" calcext:value-type="float">
            <text:p>388</text:p>
          </table:table-cell>
          <table:table-cell office:value-type="float" office:value="15.741605" calcext:value-type="float">
            <text:p>15.741605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0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1" calcext:value-type="float">
            <text:p>391</text:p>
          </table:table-cell>
          <table:table-cell office:value-type="float" office:value="15.743109" calcext:value-type="float">
            <text:p>15.743109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0 [ACK] Seq=1 Ack=285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2" calcext:value-type="float">
            <text:p>392</text:p>
          </table:table-cell>
          <table:table-cell office:value-type="float" office:value="15.753642" calcext:value-type="float">
            <text:p>15.753642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0" calcext:value-type="float">
            <text:p>400</text:p>
          </table:table-cell>
          <table:table-cell office:value-type="float" office:value="15.78447" calcext:value-type="float">
            <text:p>15.78447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5" calcext:value-type="float">
            <text:p>425</text:p>
          </table:table-cell>
          <table:table-cell office:value-type="float" office:value="15.825759" calcext:value-type="float">
            <text:p>15.825759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0 [FIN, ACK] Seq=557 Ack=573 Win=167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8" calcext:value-type="float">
            <text:p>428</text:p>
          </table:table-cell>
          <table:table-cell office:value-type="float" office:value="15.908854" calcext:value-type="float">
            <text:p>15.908854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4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1" calcext:value-type="float">
            <text:p>431</text:p>
          </table:table-cell>
          <table:table-cell office:value-type="float" office:value="15.910093" calcext:value-type="float">
            <text:p>15.91009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4 [ACK] Seq=1 Ack=285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2" calcext:value-type="float">
            <text:p>432</text:p>
          </table:table-cell>
          <table:table-cell office:value-type="float" office:value="15.926638" calcext:value-type="float">
            <text:p>15.92663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3" calcext:value-type="float">
            <text:p>443</text:p>
          </table:table-cell>
          <table:table-cell office:value-type="float" office:value="15.968233" calcext:value-type="float">
            <text:p>15.968233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HTTP/1.1 301 Moved Permanently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3" calcext:value-type="float">
            <text:p>463</text:p>
          </table:table-cell>
          <table:table-cell office:value-type="float" office:value="16.006368" calcext:value-type="float">
            <text:p>16.006368</text:p>
          </table:table-cell>
          <table:table-cell office:value-type="string" calcext:value-type="string">
            <text:p>23.44.100.9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4 [FIN, ACK] Seq=557 Ack=573 Win=167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37" calcext:value-type="float">
            <text:p>1537</text:p>
          </table:table-cell>
          <table:table-cell office:value-type="float" office:value="31.288986" calcext:value-type="float">
            <text:p>31.28898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9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1" calcext:value-type="float">
            <text:p>1541</text:p>
          </table:table-cell>
          <table:table-cell office:value-type="float" office:value="31.290347" calcext:value-type="float">
            <text:p>31.290347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9 [ACK] Seq=1 Ack=42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4" calcext:value-type="float">
            <text:p>1544</text:p>
          </table:table-cell>
          <table:table-cell office:value-type="float" office:value="31.301012" calcext:value-type="float">
            <text:p>31.30101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TTP/1.1 403 Forbidden <text:s/>(text/html)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1" calcext:value-type="float">
            <text:p>1551</text:p>
          </table:table-cell>
          <table:table-cell office:value-type="float" office:value="31.30681" calcext:value-type="float">
            <text:p>31.3068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9 [FIN, ACK] Seq=627 Ack=42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1" calcext:value-type="float">
            <text:p>1651</text:p>
          </table:table-cell>
          <table:table-cell office:value-type="float" office:value="33.348529" calcext:value-type="float">
            <text:p>33.348529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77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4" calcext:value-type="float">
            <text:p>1654</text:p>
          </table:table-cell>
          <table:table-cell office:value-type="float" office:value="33.349677" calcext:value-type="float">
            <text:p>33.349677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77 [ACK] Seq=1 Ack=422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57" calcext:value-type="float">
            <text:p>1657</text:p>
          </table:table-cell>
          <table:table-cell office:value-type="float" office:value="33.360401" calcext:value-type="float">
            <text:p>33.36040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8" calcext:value-type="float">
            <text:p>1678</text:p>
          </table:table-cell>
          <table:table-cell office:value-type="float" office:value="33.368306" calcext:value-type="float">
            <text:p>33.3683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99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9" calcext:value-type="float">
            <text:p>1679</text:p>
          </table:table-cell>
          <table:table-cell office:value-type="float" office:value="33.368306" calcext:value-type="float">
            <text:p>33.3683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389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6" calcext:value-type="float">
            <text:p>1696</text:p>
          </table:table-cell>
          <table:table-cell office:value-type="float" office:value="33.369984" calcext:value-type="float">
            <text:p>33.369984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43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7" calcext:value-type="float">
            <text:p>1697</text:p>
          </table:table-cell>
          <table:table-cell office:value-type="float" office:value="33.369984" calcext:value-type="float">
            <text:p>33.369984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83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99" calcext:value-type="float">
            <text:p>1699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523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0" calcext:value-type="float">
            <text:p>1700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663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1" calcext:value-type="float">
            <text:p>1701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803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2" calcext:value-type="float">
            <text:p>1702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942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3" calcext:value-type="float">
            <text:p>1703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80 <text:s/>&gt; <text:s/>1977 [PSH, ACK] Seq=10827 Ack=859 Win=16768 Len=3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4" calcext:value-type="float">
            <text:p>1704</text:p>
          </table:table-cell>
          <table:table-cell office:value-type="float" office:value="33.370193" calcext:value-type="float">
            <text:p>33.37019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112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06" calcext:value-type="float">
            <text:p>1706</text:p>
          </table:table-cell>
          <table:table-cell office:value-type="float" office:value="33.371203" calcext:value-type="float">
            <text:p>33.3712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252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2" calcext:value-type="float">
            <text:p>1712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392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3" calcext:value-type="float">
            <text:p>1713</text:p>
          </table:table-cell>
          <table:table-cell office:value-type="float" office:value="33.371496" calcext:value-type="float">
            <text:p>33.37149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532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17" calcext:value-type="float">
            <text:p>1717</text:p>
          </table:table-cell>
          <table:table-cell office:value-type="float" office:value="33.37191" calcext:value-type="float">
            <text:p>33.37191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80 <text:s/>&gt; <text:s/>1977 [PSH, ACK] Seq=16719 Ack=859 Win=16768 Len=852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2" calcext:value-type="float">
            <text:p>1732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757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3" calcext:value-type="float">
            <text:p>1733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18969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4" calcext:value-type="float">
            <text:p>1734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1901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5" calcext:value-type="float">
            <text:p>1735</text:p>
          </table:table-cell>
          <table:table-cell office:value-type="float" office:value="33.375676" calcext:value-type="float">
            <text:p>33.37567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0417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7" calcext:value-type="float">
            <text:p>1737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046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8" calcext:value-type="float">
            <text:p>1738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1865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9" calcext:value-type="float">
            <text:p>1739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191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0" calcext:value-type="float">
            <text:p>1740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77 [PSH, ACK] Seq=23313 Ack=859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1" calcext:value-type="float">
            <text:p>1741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336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5" calcext:value-type="float">
            <text:p>1745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476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6" calcext:value-type="float">
            <text:p>1746</text:p>
          </table:table-cell>
          <table:table-cell office:value-type="float" office:value="33.37606" calcext:value-type="float">
            <text:p>33.37606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615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9" calcext:value-type="float">
            <text:p>1749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755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2" calcext:value-type="float">
            <text:p>1752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28955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3" calcext:value-type="float">
            <text:p>1753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0353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54" calcext:value-type="float">
            <text:p>1754</text:p>
          </table:table-cell>
          <table:table-cell office:value-type="float" office:value="33.376603" calcext:value-type="float">
            <text:p>33.376603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1751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6" calcext:value-type="float">
            <text:p>1776</text:p>
          </table:table-cell>
          <table:table-cell office:value-type="float" office:value="33.378055" calcext:value-type="float">
            <text:p>33.378055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3149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7" calcext:value-type="float">
            <text:p>1777</text:p>
          </table:table-cell>
          <table:table-cell office:value-type="float" office:value="33.378055" calcext:value-type="float">
            <text:p>33.378055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77 [ACK] Seq=34547 Ack=859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9" calcext:value-type="float">
            <text:p>1779</text:p>
          </table:table-cell>
          <table:table-cell office:value-type="float" office:value="33.378392" calcext:value-type="float">
            <text:p>33.378392</text:p>
          </table:table-cell>
          <table:table-cell office:value-type="string" calcext:value-type="string">
            <text:p>23.55.58.10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float" office:value="13.546531" calcext:value-type="float">
            <text:p>13.546531</text:p>
          </table:table-cell>
          <table:table-cell office:value-type="string" calcext:value-type="string">
            <text:p>23.55.58.1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08 [ACK] Seq=1 Ack=2 Win=259 Len=0 SLE=1 SRE=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25" calcext:value-type="float">
            <text:p>225</text:p>
          </table:table-cell>
          <table:table-cell office:value-type="float" office:value="14.439308" calcext:value-type="float">
            <text:p>14.439308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27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0" calcext:value-type="float">
            <text:p>230</text:p>
          </table:table-cell>
          <table:table-cell office:value-type="float" office:value="14.441022" calcext:value-type="float">
            <text:p>14.44102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27 [ACK] Seq=1 Ack=195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2" calcext:value-type="float">
            <text:p>232</text:p>
          </table:table-cell>
          <table:table-cell office:value-type="float" office:value="14.450919" calcext:value-type="float">
            <text:p>14.45091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66" calcext:value-type="float">
            <text:p>266</text:p>
          </table:table-cell>
          <table:table-cell office:value-type="float" office:value="14.622882" calcext:value-type="float">
            <text:p>14.6228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HTTP/1.1 200 OK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62" calcext:value-type="float">
            <text:p>362</text:p>
          </table:table-cell>
          <table:table-cell office:value-type="float" office:value="15.353782" calcext:value-type="float">
            <text:p>15.3537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38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65" calcext:value-type="float">
            <text:p>365</text:p>
          </table:table-cell>
          <table:table-cell office:value-type="float" office:value="15.357343" calcext:value-type="float">
            <text:p>15.35734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8 [ACK] Seq=1 Ack=295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66" calcext:value-type="float">
            <text:p>366</text:p>
          </table:table-cell>
          <table:table-cell office:value-type="float" office:value="15.365316" calcext:value-type="float">
            <text:p>15.36531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69" calcext:value-type="float">
            <text:p>369</text:p>
          </table:table-cell>
          <table:table-cell office:value-type="float" office:value="15.369224" calcext:value-type="float">
            <text:p>15.369224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38 [FIN, ACK] Seq=448 Ack=296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4" calcext:value-type="float">
            <text:p>394</text:p>
          </table:table-cell>
          <table:table-cell office:value-type="float" office:value="15.758082" calcext:value-type="float">
            <text:p>15.75808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2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7" calcext:value-type="float">
            <text:p>397</text:p>
          </table:table-cell>
          <table:table-cell office:value-type="float" office:value="15.759283" calcext:value-type="float">
            <text:p>15.75928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2 [ACK] Seq=1 Ack=299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98" calcext:value-type="float">
            <text:p>398</text:p>
          </table:table-cell>
          <table:table-cell office:value-type="float" office:value="15.76961" calcext:value-type="float">
            <text:p>15.7696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2" calcext:value-type="float">
            <text:p>402</text:p>
          </table:table-cell>
          <table:table-cell office:value-type="float" office:value="15.791913" calcext:value-type="float">
            <text:p>15.79191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448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3" calcext:value-type="float">
            <text:p>403</text:p>
          </table:table-cell>
          <table:table-cell office:value-type="float" office:value="15.791913" calcext:value-type="float">
            <text:p>15.79191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42 [PSH, ACK] Seq=1846 Ack=600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5" calcext:value-type="float">
            <text:p>405</text:p>
          </table:table-cell>
          <table:table-cell office:value-type="float" office:value="15.792005" calcext:value-type="float">
            <text:p>15.79200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1896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6" calcext:value-type="float">
            <text:p>406</text:p>
          </table:table-cell>
          <table:table-cell office:value-type="float" office:value="15.792038" calcext:value-type="float">
            <text:p>15.792038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3294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8" calcext:value-type="float">
            <text:p>408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4692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9" calcext:value-type="float">
            <text:p>409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6090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0" calcext:value-type="float">
            <text:p>410</text:p>
          </table:table-cell>
          <table:table-cell office:value-type="float" office:value="15.792172" calcext:value-type="float">
            <text:p>15.792172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0 <text:s/>&gt; <text:s/>1942 [PSH, ACK] Seq=7488 Ack=600 Win=16768 Len=2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2" calcext:value-type="float">
            <text:p>412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7688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3" calcext:value-type="float">
            <text:p>413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2 [ACK] Seq=9086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4" calcext:value-type="float">
            <text:p>414</text:p>
          </table:table-cell>
          <table:table-cell office:value-type="float" office:value="15.792317" calcext:value-type="float">
            <text:p>15.792317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3" calcext:value-type="float">
            <text:p>423</text:p>
          </table:table-cell>
          <table:table-cell office:value-type="float" office:value="15.825561" calcext:value-type="float">
            <text:p>15.82556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2 [FIN, ACK] Seq=10700 Ack=601 Win=167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4" calcext:value-type="float">
            <text:p>434</text:p>
          </table:table-cell>
          <table:table-cell office:value-type="float" office:value="15.930921" calcext:value-type="float">
            <text:p>15.930921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46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7" calcext:value-type="float">
            <text:p>437</text:p>
          </table:table-cell>
          <table:table-cell office:value-type="float" office:value="15.932169" calcext:value-type="float">
            <text:p>15.93216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6 [ACK] Seq=1 Ack=299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38" calcext:value-type="float">
            <text:p>438</text:p>
          </table:table-cell>
          <table:table-cell office:value-type="float" office:value="15.942526" calcext:value-type="float">
            <text:p>15.94252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5" calcext:value-type="float">
            <text:p>445</text:p>
          </table:table-cell>
          <table:table-cell office:value-type="float" office:value="15.975693" calcext:value-type="float">
            <text:p>15.975693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448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6" calcext:value-type="float">
            <text:p>446</text:p>
          </table:table-cell>
          <table:table-cell office:value-type="float" office:value="15.975809" calcext:value-type="float">
            <text:p>15.97580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46 [PSH, ACK] Seq=1846 Ack=600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8" calcext:value-type="float">
            <text:p>448</text:p>
          </table:table-cell>
          <table:table-cell office:value-type="float" office:value="15.97596" calcext:value-type="float">
            <text:p>15.9759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1896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9" calcext:value-type="float">
            <text:p>449</text:p>
          </table:table-cell>
          <table:table-cell office:value-type="float" office:value="15.97596" calcext:value-type="float">
            <text:p>15.97596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3294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1" calcext:value-type="float">
            <text:p>451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4692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2" calcext:value-type="float">
            <text:p>452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6090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3" calcext:value-type="float">
            <text:p>453</text:p>
          </table:table-cell>
          <table:table-cell office:value-type="float" office:value="15.976095" calcext:value-type="float">
            <text:p>15.97609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80 <text:s/>&gt; <text:s/>1946 [PSH, ACK] Seq=7488 Ack=600 Win=16768 Len=2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5" calcext:value-type="float">
            <text:p>455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7688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6" calcext:value-type="float">
            <text:p>456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46 [ACK] Seq=9086 Ack=600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57" calcext:value-type="float">
            <text:p>457</text:p>
          </table:table-cell>
          <table:table-cell office:value-type="float" office:value="15.976249" calcext:value-type="float">
            <text:p>15.976249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1" calcext:value-type="float">
            <text:p>461</text:p>
          </table:table-cell>
          <table:table-cell office:value-type="float" office:value="16.006165" calcext:value-type="float">
            <text:p>16.006165</text:p>
          </table:table-cell>
          <table:table-cell office:value-type="string" calcext:value-type="string">
            <text:p>23.55.58.19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46 [FIN, ACK] Seq=10700 Ack=601 Win=167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2.159976" calcext:value-type="float">
            <text:p>2.15997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43 [ACK] Seq=1 Ack=1778 Win=2053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2.200535" calcext:value-type="float">
            <text:p>2.200535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43 [ACK] Seq=1 Ack=2350 Win=2051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.213079" calcext:value-type="float">
            <text:p>2.21307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66" calcext:value-type="float">
            <text:p>136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2.213356" calcext:value-type="float">
            <text:p>2.21335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float" office:value="2.213546" calcext:value-type="float">
            <text:p>2.21354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float" office:value="2.213684" calcext:value-type="float">
            <text:p>2.213684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float" office:value="2.213684" calcext:value-type="float">
            <text:p>2.213684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2.213803" calcext:value-type="float">
            <text:p>2.2138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2.213803" calcext:value-type="float">
            <text:p>2.2138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float" office:value="3.036872" calcext:value-type="float">
            <text:p>3.03687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2" calcext:value-type="float">
            <text:p>272</text:p>
          </table:table-cell>
          <table:table-cell office:value-type="float" office:value="14.736303" calcext:value-type="float">
            <text:p>14.736303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3 [ACK] Seq=1 Ack=1778 Win=2053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3" calcext:value-type="float">
            <text:p>273</text:p>
          </table:table-cell>
          <table:table-cell office:value-type="float" office:value="14.776169" calcext:value-type="float">
            <text:p>14.77616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3 [ACK] Seq=1 Ack=2266 Win=2051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4" calcext:value-type="float">
            <text:p>274</text:p>
          </table:table-cell>
          <table:table-cell office:value-type="float" office:value="14.804528" calcext:value-type="float">
            <text:p>14.804528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5" calcext:value-type="float">
            <text:p>275</text:p>
          </table:table-cell>
          <table:table-cell office:value-type="float" office:value="14.804651" calcext:value-type="float">
            <text:p>14.804651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6" calcext:value-type="float">
            <text:p>276</text:p>
          </table:table-cell>
          <table:table-cell office:value-type="float" office:value="14.804651" calcext:value-type="float">
            <text:p>14.804651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78" calcext:value-type="float">
            <text:p>278</text:p>
          </table:table-cell>
          <table:table-cell office:value-type="float" office:value="14.804849" calcext:value-type="float">
            <text:p>14.804849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80" calcext:value-type="float">
            <text:p>280</text:p>
          </table:table-cell>
          <table:table-cell office:value-type="float" office:value="14.805615" calcext:value-type="float">
            <text:p>14.805615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6" calcext:value-type="float">
            <text:p>466</text:p>
          </table:table-cell>
          <table:table-cell office:value-type="float" office:value="17.258076" calcext:value-type="float">
            <text:p>17.258076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3" calcext:value-type="float">
            <text:p>473</text:p>
          </table:table-cell>
          <table:table-cell office:value-type="float" office:value="21.251362" calcext:value-type="float">
            <text:p>21.251362</text:p>
          </table:table-cell>
          <table:table-cell office:value-type="string" calcext:value-type="string">
            <text:p>40.100.175.1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2" calcext:value-type="float">
            <text:p>472</text:p>
          </table:table-cell>
          <table:table-cell office:value-type="float" office:value="19.526704" calcext:value-type="float">
            <text:p>19.526704</text:p>
          </table:table-cell>
          <table:table-cell office:value-type="string" calcext:value-type="string">
            <text:p>40.67.251.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60 [ACK] Seq=1 Ack=2 Win=7971 Len=0 SLE=1 SRE=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10.339265" calcext:value-type="float">
            <text:p>10.339265</text:p>
          </table:table-cell>
          <table:table-cell office:value-type="string" calcext:value-type="string">
            <text:p>40.77.224.1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5 [FIN, ACK] Seq=1 Ack=2 Win=2053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float" office:value="3.741545" calcext:value-type="float">
            <text:p>3.741545</text:p>
          </table:table-cell>
          <table:table-cell office:value-type="string" calcext:value-type="string">
            <text:p>40.90.22.18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05 [RST, ACK] Seq=1 Ack=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float" office:value="3.3324" calcext:value-type="float">
            <text:p>3.3324</text:p>
          </table:table-cell>
          <table:table-cell office:value-type="string" calcext:value-type="string">
            <text:p>40.90.22.18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89 [FIN, ACK] Seq=1 Ack=2 Win=10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float" office:value="11.482713" calcext:value-type="float">
            <text:p>11.482713</text:p>
          </table:table-cell>
          <table:table-cell office:value-type="string" calcext:value-type="string">
            <text:p>51.104.139.18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01 [FIN, ACK] Seq=1 Ack=2 Win=10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7.940331" calcext:value-type="float">
            <text:p>7.940331</text:p>
          </table:table-cell>
          <table:table-cell office:value-type="string" calcext:value-type="string">
            <text:p>51.105.218.22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02 [RST, ACK] Seq=1 Ack=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059222" calcext:value-type="float">
            <text:p>0.059222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4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078126" calcext:value-type="float">
            <text:p>0.078126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1 Ack=19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079119" calcext:value-type="float">
            <text:p>0.07911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1399 Ack=19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.079299" calcext:value-type="float">
            <text:p>0.07929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2797 Ack=19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0.079299" calcext:value-type="float">
            <text:p>0.079299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4 [ACK] Seq=4195 Ack=192 Win=13132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0.095018" calcext:value-type="float">
            <text:p>0.095018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.118406" calcext:value-type="float">
            <text:p>0.118406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0.140098" calcext:value-type="float">
            <text:p>0.140098</text:p>
          </table:table-cell>
          <table:table-cell office:value-type="string" calcext:value-type="string">
            <text:p>52.109.76.3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float" office:value="11.507019" calcext:value-type="float">
            <text:p>11.507019</text:p>
          </table:table-cell>
          <table:table-cell office:value-type="string" calcext:value-type="string">
            <text:p>52.109.76.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00 [FIN, ACK] Seq=1 Ack=2 Win=2053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float" office:value="14.002183" calcext:value-type="float">
            <text:p>14.002183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9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float" office:value="14.020905" calcext:value-type="float">
            <text:p>14.02090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1399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2797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float" office:value="14.021675" calcext:value-type="float">
            <text:p>14.021675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9 [ACK] Seq=4195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float" office:value="14.021844" calcext:value-type="float">
            <text:p>14.02184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float" office:value="14.04597" calcext:value-type="float">
            <text:p>14.0459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float" office:value="14.04597" calcext:value-type="float">
            <text:p>14.0459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float" office:value="14.064117" calcext:value-type="float">
            <text:p>14.06411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float" office:value="14.064117" calcext:value-type="float">
            <text:p>14.06411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9 [ACK] Seq=6207 Ack=784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float" office:value="14.065207" calcext:value-type="float">
            <text:p>14.06520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77" calcext:value-type="float">
            <text:p>177</text:p>
          </table:table-cell>
          <table:table-cell office:value-type="float" office:value="14.083454" calcext:value-type="float">
            <text:p>14.08345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9 [FIN, ACK] Seq=6655 Ack=785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1" calcext:value-type="float">
            <text:p>181</text:p>
          </table:table-cell>
          <table:table-cell office:value-type="float" office:value="14.308527" calcext:value-type="float">
            <text:p>14.30852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20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4" calcext:value-type="float">
            <text:p>184</text:p>
          </table:table-cell>
          <table:table-cell office:value-type="float" office:value="14.328154" calcext:value-type="float">
            <text:p>14.32815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1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5" calcext:value-type="float">
            <text:p>185</text:p>
          </table:table-cell>
          <table:table-cell office:value-type="float" office:value="14.328616" calcext:value-type="float">
            <text:p>14.3286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1399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6" calcext:value-type="float">
            <text:p>186</text:p>
          </table:table-cell>
          <table:table-cell office:value-type="float" office:value="14.328616" calcext:value-type="float">
            <text:p>14.3286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2797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88" calcext:value-type="float">
            <text:p>188</text:p>
          </table:table-cell>
          <table:table-cell office:value-type="float" office:value="14.328916" calcext:value-type="float">
            <text:p>14.32891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0 [ACK] Seq=4195 Ack=212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0" calcext:value-type="float">
            <text:p>190</text:p>
          </table:table-cell>
          <table:table-cell office:value-type="float" office:value="14.329027" calcext:value-type="float">
            <text:p>14.329027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erver Hello, Certificate, Certificate Status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2" calcext:value-type="float">
            <text:p>192</text:p>
          </table:table-cell>
          <table:table-cell office:value-type="float" office:value="14.350614" calcext:value-type="float">
            <text:p>14.350614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3" calcext:value-type="float">
            <text:p>193</text:p>
          </table:table-cell>
          <table:table-cell office:value-type="float" office:value="14.350692" calcext:value-type="float">
            <text:p>14.350692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8" calcext:value-type="float">
            <text:p>198</text:p>
          </table:table-cell>
          <table:table-cell office:value-type="float" office:value="14.366803" calcext:value-type="float">
            <text:p>14.366803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0 [ACK] Seq=6169 Ack=846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99" calcext:value-type="float">
            <text:p>199</text:p>
          </table:table-cell>
          <table:table-cell office:value-type="float" office:value="14.368761" calcext:value-type="float">
            <text:p>14.368761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14.370006" calcext:value-type="float">
            <text:p>14.370006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05" calcext:value-type="float">
            <text:p>205</text:p>
          </table:table-cell>
          <table:table-cell office:value-type="float" office:value="14.401621" calcext:value-type="float">
            <text:p>14.401621</text:p>
          </table:table-cell>
          <table:table-cell office:value-type="string" calcext:value-type="string">
            <text:p>52.109.88.4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0 [FIN, ACK] Seq=6635 Ack=847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float" office:value="13.776803" calcext:value-type="float">
            <text:p>13.776803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84 [ACK] Seq=1 Ack=36 Win=1025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13.791966" calcext:value-type="float">
            <text:p>13.791966</text:p>
          </table:table-cell>
          <table:table-cell office:value-type="string" calcext:value-type="string">
            <text:p>52.109.88.5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149#1] 443 <text:s/>&gt; <text:s/>1884 [ACK] Seq=1 Ack=36 Win=1025 Len=0 SLE=1 SRE=36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float" office:value="4.764391" calcext:value-type="float">
            <text:p>4.764391</text:p>
          </table:table-cell>
          <table:table-cell office:value-type="string" calcext:value-type="string">
            <text:p>52.113.194.132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30 [RST, ACK] Seq=1 Ack=1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float" office:value="5.789681" calcext:value-type="float">
            <text:p>5.789681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52 [ACK] Seq=1 Ack=1741 Win=10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float" office:value="5.994092" calcext:value-type="float">
            <text:p>5.994092</text:p>
          </table:table-cell>
          <table:table-cell office:value-type="string" calcext:value-type="string">
            <text:p>52.114.132.91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.692647" calcext:value-type="float">
            <text:p>1.69264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5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.796378" calcext:value-type="float">
            <text:p>1.79637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5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.796378" calcext:value-type="float">
            <text:p>1.79637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5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.797492" calcext:value-type="float">
            <text:p>1.79749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.898428" calcext:value-type="float">
            <text:p>1.89842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2.001359" calcext:value-type="float">
            <text:p>2.00135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ACK] Seq=4082 Ack=2672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2.001359" calcext:value-type="float">
            <text:p>2.00135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ACK] Seq=4082 Ack=6043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.002443" calcext:value-type="float">
            <text:p>2.00244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2.103015" calcext:value-type="float">
            <text:p>2.10301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5 [FIN, ACK] Seq=4439 Ack=6044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float" office:value="7.940331" calcext:value-type="float">
            <text:p>7.94033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17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float" office:value="8.024237" calcext:value-type="float">
            <text:p>8.02423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7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float" office:value="8.025161" calcext:value-type="float">
            <text:p>8.025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17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float" office:value="8.025161" calcext:value-type="float">
            <text:p>8.025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8.247214" calcext:value-type="float">
            <text:p>8.24721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float" office:value="8.451992" calcext:value-type="float">
            <text:p>8.45199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ACK] Seq=4082 Ack=2673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float" office:value="8.453161" calcext:value-type="float">
            <text:p>8.453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ACK] Seq=4082 Ack=11547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float" office:value="8.453161" calcext:value-type="float">
            <text:p>8.4531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float" office:value="8.656523" calcext:value-type="float">
            <text:p>8.65652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7 [FIN, ACK] Seq=4441 Ack=11548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51" calcext:value-type="float">
            <text:p>351</text:p>
          </table:table-cell>
          <table:table-cell office:value-type="float" office:value="15.312966" calcext:value-type="float">
            <text:p>15.31296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33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3" calcext:value-type="float">
            <text:p>373</text:p>
          </table:table-cell>
          <table:table-cell office:value-type="float" office:value="15.393196" calcext:value-type="float">
            <text:p>15.39319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1 Ack=209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5" calcext:value-type="float">
            <text:p>375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3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6" calcext:value-type="float">
            <text:p>376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33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77" calcext:value-type="float">
            <text:p>377</text:p>
          </table:table-cell>
          <table:table-cell office:value-type="float" office:value="15.415932" calcext:value-type="float">
            <text:p>15.41593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381" calcext:value-type="float">
            <text:p>381</text:p>
          </table:table-cell>
          <table:table-cell office:value-type="float" office:value="15.721928" calcext:value-type="float">
            <text:p>15.72192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6" calcext:value-type="float">
            <text:p>416</text:p>
          </table:table-cell>
          <table:table-cell office:value-type="float" office:value="15.800215" calcext:value-type="float">
            <text:p>15.80021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[TCP Dup ACK 381#1] 443 <text:s/>&gt; <text:s/>1933 [ACK] Seq=4082 Ack=302 Win=262656 Len=0 SLE=209 SRE=302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7" calcext:value-type="float">
            <text:p>417</text:p>
          </table:table-cell>
          <table:table-cell office:value-type="float" office:value="15.805176" calcext:value-type="float">
            <text:p>15.805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082 Ack=2672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8" calcext:value-type="float">
            <text:p>418</text:p>
          </table:table-cell>
          <table:table-cell office:value-type="float" office:value="15.805176" calcext:value-type="float">
            <text:p>15.805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082 Ack=5055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19" calcext:value-type="float">
            <text:p>419</text:p>
          </table:table-cell>
          <table:table-cell office:value-type="float" office:value="15.808176" calcext:value-type="float">
            <text:p>15.808176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0" calcext:value-type="float">
            <text:p>440</text:p>
          </table:table-cell>
          <table:table-cell office:value-type="float" office:value="15.953812" calcext:value-type="float">
            <text:p>15.95381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ACK] Seq=4439 Ack=5056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41" calcext:value-type="float">
            <text:p>441</text:p>
          </table:table-cell>
          <table:table-cell office:value-type="float" office:value="15.960147" calcext:value-type="float">
            <text:p>15.960147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3 [FIN, ACK] Seq=4439 Ack=5056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4" calcext:value-type="float">
            <text:p>514</text:p>
          </table:table-cell>
          <table:table-cell office:value-type="float" office:value="30.109519" calcext:value-type="float">
            <text:p>30.10951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49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4" calcext:value-type="float">
            <text:p>534</text:p>
          </table:table-cell>
          <table:table-cell office:value-type="float" office:value="30.192373" calcext:value-type="float">
            <text:p>30.19237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9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5" calcext:value-type="float">
            <text:p>535</text:p>
          </table:table-cell>
          <table:table-cell office:value-type="float" office:value="30.195561" calcext:value-type="float">
            <text:p>30.19556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9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7" calcext:value-type="float">
            <text:p>537</text:p>
          </table:table-cell>
          <table:table-cell office:value-type="float" office:value="30.195891" calcext:value-type="float">
            <text:p>30.19589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1" calcext:value-type="float">
            <text:p>551</text:p>
          </table:table-cell>
          <table:table-cell office:value-type="float" office:value="30.366131" calcext:value-type="float">
            <text:p>30.36613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5" calcext:value-type="float">
            <text:p>555</text:p>
          </table:table-cell>
          <table:table-cell office:value-type="float" office:value="30.468493" calcext:value-type="float">
            <text:p>30.4684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9 [ACK] Seq=4082 Ack=2672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6" calcext:value-type="float">
            <text:p>556</text:p>
          </table:table-cell>
          <table:table-cell office:value-type="float" office:value="30.471574" calcext:value-type="float">
            <text:p>30.47157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58" calcext:value-type="float">
            <text:p>558</text:p>
          </table:table-cell>
          <table:table-cell office:value-type="float" office:value="30.570912" calcext:value-type="float">
            <text:p>30.57091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9 [FIN, ACK] Seq=4441 Ack=3863 Win=26163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47" calcext:value-type="float">
            <text:p>1547</text:p>
          </table:table-cell>
          <table:table-cell office:value-type="float" office:value="31.302793" calcext:value-type="float">
            <text:p>31.3027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63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7" calcext:value-type="float">
            <text:p>1557</text:p>
          </table:table-cell>
          <table:table-cell office:value-type="float" office:value="31.38408" calcext:value-type="float">
            <text:p>31.38408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3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8" calcext:value-type="float">
            <text:p>1558</text:p>
          </table:table-cell>
          <table:table-cell office:value-type="float" office:value="31.384234" calcext:value-type="float">
            <text:p>31.38423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63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9" calcext:value-type="float">
            <text:p>1559</text:p>
          </table:table-cell>
          <table:table-cell office:value-type="float" office:value="31.384234" calcext:value-type="float">
            <text:p>31.384234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3" calcext:value-type="float">
            <text:p>1563</text:p>
          </table:table-cell>
          <table:table-cell office:value-type="float" office:value="31.595201" calcext:value-type="float">
            <text:p>31.59520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9" calcext:value-type="float">
            <text:p>1569</text:p>
          </table:table-cell>
          <table:table-cell office:value-type="float" office:value="31.799593" calcext:value-type="float">
            <text:p>31.7995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3 [ACK] Seq=4082 Ack=3026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1" calcext:value-type="float">
            <text:p>1571</text:p>
          </table:table-cell>
          <table:table-cell office:value-type="float" office:value="31.800011" calcext:value-type="float">
            <text:p>31.80001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4" calcext:value-type="float">
            <text:p>1574</text:p>
          </table:table-cell>
          <table:table-cell office:value-type="float" office:value="31.902139" calcext:value-type="float">
            <text:p>31.902139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63 [FIN, ACK] Seq=4439 Ack=3027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8" calcext:value-type="float">
            <text:p>1598</text:p>
          </table:table-cell>
          <table:table-cell office:value-type="float" office:value="32.559093" calcext:value-type="float">
            <text:p>32.559093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1 [SYN, ACK] Seq=0 Ack=1 Win=8192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1" calcext:value-type="float">
            <text:p>1601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71 [ACK] Seq=1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2" calcext:value-type="float">
            <text:p>1602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71 [ACK] Seq=1399 Ack=209 Win=262656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3" calcext:value-type="float">
            <text:p>1603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88" calcext:value-type="float">
            <text:p>1288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0" calcext:value-type="float">
            <text:p>1610</text:p>
          </table:table-cell>
          <table:table-cell office:value-type="float" office:value="33.03025" calcext:value-type="float">
            <text:p>33.0302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6" calcext:value-type="float">
            <text:p>1616</text:p>
          </table:table-cell>
          <table:table-cell office:value-type="float" office:value="33.143875" calcext:value-type="float">
            <text:p>33.14387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1 [ACK] Seq=4082 Ack=2691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7" calcext:value-type="float">
            <text:p>1617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8" calcext:value-type="float">
            <text:p>1638</text:p>
          </table:table-cell>
          <table:table-cell office:value-type="float" office:value="33.234742" calcext:value-type="float">
            <text:p>33.234742</text:p>
          </table:table-cell>
          <table:table-cell office:value-type="string" calcext:value-type="string">
            <text:p>52.114.133.6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1 [FIN, ACK] Seq=4439 Ack=2692 Win=2626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3" calcext:value-type="float">
            <text:p>483</text:p>
          </table:table-cell>
          <table:table-cell office:value-type="float" office:value="29.740014" calcext:value-type="float">
            <text:p>29.74001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48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6" calcext:value-type="float">
            <text:p>486</text:p>
          </table:table-cell>
          <table:table-cell office:value-type="float" office:value="29.758946" calcext:value-type="float">
            <text:p>29.75894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7" calcext:value-type="float">
            <text:p>487</text:p>
          </table:table-cell>
          <table:table-cell office:value-type="float" office:value="29.759988" calcext:value-type="float">
            <text:p>29.7599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88" calcext:value-type="float">
            <text:p>488</text:p>
          </table:table-cell>
          <table:table-cell office:value-type="float" office:value="29.759988" calcext:value-type="float">
            <text:p>29.7599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1" calcext:value-type="float">
            <text:p>491</text:p>
          </table:table-cell>
          <table:table-cell office:value-type="float" office:value="29.782753" calcext:value-type="float">
            <text:p>29.78275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2" calcext:value-type="float">
            <text:p>492</text:p>
          </table:table-cell>
          <table:table-cell office:value-type="float" office:value="29.782933" calcext:value-type="float">
            <text:p>29.78293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99" calcext:value-type="float">
            <text:p>499</text:p>
          </table:table-cell>
          <table:table-cell office:value-type="float" office:value="29.800026" calcext:value-type="float">
            <text:p>29.80002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29.800026" calcext:value-type="float">
            <text:p>29.80002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ACK] Seq=4011 Ack=785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1" calcext:value-type="float">
            <text:p>501</text:p>
          </table:table-cell>
          <table:table-cell office:value-type="float" office:value="29.801357" calcext:value-type="float">
            <text:p>29.80135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ACK] Seq=4011 Ack=2639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2" calcext:value-type="float">
            <text:p>502</text:p>
          </table:table-cell>
          <table:table-cell office:value-type="float" office:value="29.801357" calcext:value-type="float">
            <text:p>29.80135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4" calcext:value-type="float">
            <text:p>504</text:p>
          </table:table-cell>
          <table:table-cell office:value-type="float" office:value="29.803565" calcext:value-type="float">
            <text:p>29.80356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48 [ACK] Seq=4053 Ack=2639 Win=5255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5" calcext:value-type="float">
            <text:p>505</text:p>
          </table:table-cell>
          <table:table-cell office:value-type="float" office:value="29.803565" calcext:value-type="float">
            <text:p>29.80356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08" calcext:value-type="float">
            <text:p>508</text:p>
          </table:table-cell>
          <table:table-cell office:value-type="float" office:value="29.823618" calcext:value-type="float">
            <text:p>29.8236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48 [FIN, ACK] Seq=5619 Ack=2640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17" calcext:value-type="float">
            <text:p>517</text:p>
          </table:table-cell>
          <table:table-cell office:value-type="float" office:value="30.125098" calcext:value-type="float">
            <text:p>30.12509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0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0" calcext:value-type="float">
            <text:p>520</text:p>
          </table:table-cell>
          <table:table-cell office:value-type="float" office:value="30.144515" calcext:value-type="float">
            <text:p>30.14451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1" calcext:value-type="float">
            <text:p>521</text:p>
          </table:table-cell>
          <table:table-cell office:value-type="float" office:value="30.144515" calcext:value-type="float">
            <text:p>30.14451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3" calcext:value-type="float">
            <text:p>523</text:p>
          </table:table-cell>
          <table:table-cell office:value-type="float" office:value="30.144997" calcext:value-type="float">
            <text:p>30.14499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5" calcext:value-type="float">
            <text:p>525</text:p>
          </table:table-cell>
          <table:table-cell office:value-type="float" office:value="30.181816" calcext:value-type="float">
            <text:p>30.18181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26" calcext:value-type="float">
            <text:p>526</text:p>
          </table:table-cell>
          <table:table-cell office:value-type="float" office:value="30.182088" calcext:value-type="float">
            <text:p>30.18208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39" calcext:value-type="float">
            <text:p>539</text:p>
          </table:table-cell>
          <table:table-cell office:value-type="float" office:value="30.202018" calcext:value-type="float">
            <text:p>30.2020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ACK] Seq=3973 Ack=747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0" calcext:value-type="float">
            <text:p>540</text:p>
          </table:table-cell>
          <table:table-cell office:value-type="float" office:value="30.202018" calcext:value-type="float">
            <text:p>30.2020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1" calcext:value-type="float">
            <text:p>541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ACK] Seq=4011 Ack=3733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2" calcext:value-type="float">
            <text:p>542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3" calcext:value-type="float">
            <text:p>543</text:p>
          </table:table-cell>
          <table:table-cell office:value-type="float" office:value="30.202252" calcext:value-type="float">
            <text:p>30.20225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5" calcext:value-type="float">
            <text:p>545</text:p>
          </table:table-cell>
          <table:table-cell office:value-type="float" office:value="30.202547" calcext:value-type="float">
            <text:p>30.20254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0 [ACK] Seq=4108 Ack=3733 Win=5255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6" calcext:value-type="float">
            <text:p>546</text:p>
          </table:table-cell>
          <table:table-cell office:value-type="float" office:value="30.202547" calcext:value-type="float">
            <text:p>30.20254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549" calcext:value-type="float">
            <text:p>549</text:p>
          </table:table-cell>
          <table:table-cell office:value-type="float" office:value="30.229363" calcext:value-type="float">
            <text:p>30.22936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0 [FIN, ACK] Seq=6117 Ack=3734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6" calcext:value-type="float">
            <text:p>616</text:p>
          </table:table-cell>
          <table:table-cell office:value-type="float" office:value="30.883851" calcext:value-type="float">
            <text:p>30.88385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57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7" calcext:value-type="float">
            <text:p>637</text:p>
          </table:table-cell>
          <table:table-cell office:value-type="float" office:value="30.901006" calcext:value-type="float">
            <text:p>30.90100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1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8" calcext:value-type="float">
            <text:p>638</text:p>
          </table:table-cell>
          <table:table-cell office:value-type="float" office:value="30.901142" calcext:value-type="float">
            <text:p>30.90114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1399 Ack=220 Win=525312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9" calcext:value-type="float">
            <text:p>639</text:p>
          </table:table-cell>
          <table:table-cell office:value-type="float" office:value="30.901142" calcext:value-type="float">
            <text:p>30.901142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0" calcext:value-type="float">
            <text:p>650</text:p>
          </table:table-cell>
          <table:table-cell office:value-type="float" office:value="30.920877" calcext:value-type="float">
            <text:p>30.92087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1" calcext:value-type="float">
            <text:p>651</text:p>
          </table:table-cell>
          <table:table-cell office:value-type="float" office:value="30.921021" calcext:value-type="float">
            <text:p>30.92102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1" calcext:value-type="float">
            <text:p>721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3973 Ack=785 Win=524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3" calcext:value-type="float">
            <text:p>723</text:p>
          </table:table-cell>
          <table:table-cell office:value-type="float" office:value="30.938168" calcext:value-type="float">
            <text:p>30.93816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5" calcext:value-type="float">
            <text:p>725</text:p>
          </table:table-cell>
          <table:table-cell office:value-type="float" office:value="30.938311" calcext:value-type="float">
            <text:p>30.938311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3581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6" calcext:value-type="float">
            <text:p>726</text:p>
          </table:table-cell>
          <table:table-cell office:value-type="float" office:value="30.938434" calcext:value-type="float">
            <text:p>30.93843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4979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7" calcext:value-type="float">
            <text:p>727</text:p>
          </table:table-cell>
          <table:table-cell office:value-type="float" office:value="30.938566" calcext:value-type="float">
            <text:p>30.938566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ACK] Seq=4011 Ack=8109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8" calcext:value-type="float">
            <text:p>728</text:p>
          </table:table-cell>
          <table:table-cell office:value-type="float" office:value="30.939307" calcext:value-type="float">
            <text:p>30.939307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0" calcext:value-type="float">
            <text:p>730</text:p>
          </table:table-cell>
          <table:table-cell office:value-type="float" office:value="30.939454" calcext:value-type="float">
            <text:p>30.93945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1" calcext:value-type="float">
            <text:p>731</text:p>
          </table:table-cell>
          <table:table-cell office:value-type="float" office:value="30.939454" calcext:value-type="float">
            <text:p>30.939454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3" calcext:value-type="float">
            <text:p>733</text:p>
          </table:table-cell>
          <table:table-cell office:value-type="float" office:value="30.939585" calcext:value-type="float">
            <text:p>30.93958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9" calcext:value-type="float">
            <text:p>789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4218 Ack=8109 Win=5255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2" calcext:value-type="float">
            <text:p>792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57 [ACK] Seq=5616 Ack=8109 Win=5255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3" calcext:value-type="float">
            <text:p>793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4" calcext:value-type="float">
            <text:p>794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6" calcext:value-type="float">
            <text:p>1016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52.155.169.137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7 [FIN, ACK] Seq=8036 Ack=8110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float" office:value="10.295111" calcext:value-type="float">
            <text:p>10.295111</text:p>
          </table:table-cell>
          <table:table-cell office:value-type="string" calcext:value-type="string">
            <text:p>52.176.224.9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96 [FIN, ACK] Seq=1 Ack=2 Win=102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float" office:value="12.240731" calcext:value-type="float">
            <text:p>12.240731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67" calcext:value-type="float">
            <text:p>467</text:p>
          </table:table-cell>
          <table:table-cell office:value-type="float" office:value="17.258372" calcext:value-type="float">
            <text:p>17.258372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78 [FIN, ACK] Seq=32 Ack=1 Win=11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06" calcext:value-type="float">
            <text:p>606</text:p>
          </table:table-cell>
          <table:table-cell office:value-type="float" office:value="30.86533" calcext:value-type="float">
            <text:p>30.86533</text:p>
          </table:table-cell>
          <table:table-cell office:value-type="string" calcext:value-type="string">
            <text:p>52.208.191.10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878 [RST] Seq=33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float" office:value="7.965786" calcext:value-type="float">
            <text:p>7.965786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7.965997" calcext:value-type="float">
            <text:p>7.965997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ncrypted Alert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float" office:value="7.982053" calcext:value-type="float">
            <text:p>7.982053</text:p>
          </table:table-cell>
          <table:table-cell office:value-type="string" calcext:value-type="string">
            <text:p>52.210.183.24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782 [ACK] Seq=79 Ack=2 Win=147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12" calcext:value-type="float">
            <text:p>612</text:p>
          </table:table-cell>
          <table:table-cell office:value-type="float" office:value="30.876775" calcext:value-type="float">
            <text:p>30.876775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3 <text:s/>&gt; <text:s/>1956 [SYN, ACK] Seq=0 Ack=1 Win=26883 Len=0 MSS=139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7" calcext:value-type="float">
            <text:p>627</text:p>
          </table:table-cell>
          <table:table-cell office:value-type="float" office:value="30.898008" calcext:value-type="float">
            <text:p>30.898008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6 [ACK] Seq=1 Ack=518 Win=26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8" calcext:value-type="float">
            <text:p>628</text:p>
          </table:table-cell>
          <table:table-cell office:value-type="float" office:value="30.898117" calcext:value-type="float">
            <text:p>30.898117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9" calcext:value-type="float">
            <text:p>629</text:p>
          </table:table-cell>
          <table:table-cell office:value-type="float" office:value="30.898117" calcext:value-type="float">
            <text:p>30.898117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43 <text:s/>&gt; <text:s/>1956 [ACK] Seq=1301 Ack=518 Win=26800 Len=13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1" calcext:value-type="float">
            <text:p>631</text:p>
          </table:table-cell>
          <table:table-cell office:value-type="float" office:value="30.898315" calcext:value-type="float">
            <text:p>30.898315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6" calcext:value-type="float">
            <text:p>646</text:p>
          </table:table-cell>
          <table:table-cell office:value-type="float" office:value="30.91586" calcext:value-type="float">
            <text:p>30.91586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9" calcext:value-type="float">
            <text:p>699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56 [ACK] Seq=3222 Ack=1017 Win=289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4" calcext:value-type="float">
            <text:p>724</text:p>
          </table:table-cell>
          <table:table-cell office:value-type="float" office:value="30.938168" calcext:value-type="float">
            <text:p>30.938168</text:p>
          </table:table-cell>
          <table:table-cell office:value-type="string" calcext:value-type="string">
            <text:p>52.212.19.105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20" calcext:value-type="float">
            <text:p>220</text:p>
          </table:table-cell>
          <table:table-cell office:value-type="float" office:value="14.434606" calcext:value-type="float">
            <text:p>14.43460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25 [SYN, ACK] Seq=0 Ack=1 Win=26883 Len=0 MSS=1398 SACK_PERM=1 WS=256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3" calcext:value-type="float">
            <text:p>233</text:p>
          </table:table-cell>
          <table:table-cell office:value-type="float" office:value="14.451358" calcext:value-type="float">
            <text:p>14.45135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1 Ack=518 Win=2816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4" calcext:value-type="float">
            <text:p>234</text:p>
          </table:table-cell>
          <table:table-cell office:value-type="float" office:value="14.453016" calcext:value-type="float">
            <text:p>14.45301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5" calcext:value-type="float">
            <text:p>235</text:p>
          </table:table-cell>
          <table:table-cell office:value-type="float" office:value="14.453016" calcext:value-type="float">
            <text:p>14.453016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443 <text:s/>&gt; <text:s/>1925 [ACK] Seq=1399 Ack=518 Win=28160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7" calcext:value-type="float">
            <text:p>237</text:p>
          </table:table-cell>
          <table:table-cell office:value-type="float" office:value="14.453245" calcext:value-type="float">
            <text:p>14.453245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0" calcext:value-type="float">
            <text:p>240</text:p>
          </table:table-cell>
          <table:table-cell office:value-type="float" office:value="14.456967" calcext:value-type="float">
            <text:p>14.456967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43 <text:s/>&gt; <text:s/>1930 [SYN, ACK] Seq=0 Ack=1 Win=26883 Len=0 MSS=139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4" calcext:value-type="float">
            <text:p>244</text:p>
          </table:table-cell>
          <table:table-cell office:value-type="float" office:value="14.470931" calcext:value-type="float">
            <text:p>14.47093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7" calcext:value-type="float">
            <text:p>247</text:p>
          </table:table-cell>
          <table:table-cell office:value-type="float" office:value="14.473755" calcext:value-type="float">
            <text:p>14.473755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1 Ack=518 Win=2680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8" calcext:value-type="float">
            <text:p>248</text:p>
          </table:table-cell>
          <table:table-cell office:value-type="float" office:value="14.47531" calcext:value-type="float">
            <text:p>14.4753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Server Hello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49" calcext:value-type="float">
            <text:p>249</text:p>
          </table:table-cell>
          <table:table-cell office:value-type="float" office:value="14.475522" calcext:value-type="float">
            <text:p>14.47552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443 <text:s/>&gt; <text:s/>1930 [ACK] Seq=1301 Ack=518 Win=26800 Len=13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50" calcext:value-type="float">
            <text:p>250</text:p>
          </table:table-cell>
          <table:table-cell office:value-type="float" office:value="14.475522" calcext:value-type="float">
            <text:p>14.475522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53" calcext:value-type="float">
            <text:p>253</text:p>
          </table:table-cell>
          <table:table-cell office:value-type="float" office:value="14.487728" calcext:value-type="float">
            <text:p>14.48772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3222 Ack=1014 Win=3020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55" calcext:value-type="float">
            <text:p>255</text:p>
          </table:table-cell>
          <table:table-cell office:value-type="float" office:value="14.492993" calcext:value-type="float">
            <text:p>14.492993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56" calcext:value-type="float">
            <text:p>256</text:p>
          </table:table-cell>
          <table:table-cell office:value-type="float" office:value="14.493699" calcext:value-type="float">
            <text:p>14.493699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59" calcext:value-type="float">
            <text:p>259</text:p>
          </table:table-cell>
          <table:table-cell office:value-type="float" office:value="14.509989" calcext:value-type="float">
            <text:p>14.509989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3222 Ack=1028 Win=289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60" calcext:value-type="float">
            <text:p>260</text:p>
          </table:table-cell>
          <table:table-cell office:value-type="float" office:value="14.522358" calcext:value-type="float">
            <text:p>14.522358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2" calcext:value-type="float">
            <text:p>642</text:p>
          </table:table-cell>
          <table:table-cell office:value-type="float" office:value="30.908291" calcext:value-type="float">
            <text:p>30.90829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25 [ACK] Seq=3553 Ack=1510 Win=322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9" calcext:value-type="float">
            <text:p>649</text:p>
          </table:table-cell>
          <table:table-cell office:value-type="float" office:value="30.917874" calcext:value-type="float">
            <text:p>30.917874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2" calcext:value-type="float">
            <text:p>1552</text:p>
          </table:table-cell>
          <table:table-cell office:value-type="float" office:value="31.30681" calcext:value-type="float">
            <text:p>31.30681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30 [ACK] Seq=3519 Ack=1522 Win=3108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54" calcext:value-type="float">
            <text:p>1554</text:p>
          </table:table-cell>
          <table:table-cell office:value-type="float" office:value="31.308633" calcext:value-type="float">
            <text:p>31.308633</text:p>
          </table:table-cell>
          <table:table-cell office:value-type="string" calcext:value-type="string">
            <text:p>52.213.158.68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2.430259" calcext:value-type="float">
            <text:p>2.430259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20 [FIN, ACK] Seq=1 Ack=1 Win=4288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float" office:value="3.535855" calcext:value-type="float">
            <text:p>3.535855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74 [FIN, ACK] Seq=1 Ack=1 Win=4609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18" calcext:value-type="float">
            <text:p>218</text:p>
          </table:table-cell>
          <table:table-cell office:value-type="float" office:value="14.42652" calcext:value-type="float">
            <text:p>14.42652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20 [RST] Seq=2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239" calcext:value-type="float">
            <text:p>239</text:p>
          </table:table-cell>
          <table:table-cell office:value-type="float" office:value="14.455368" calcext:value-type="float">
            <text:p>14.455368</text:p>
          </table:table-cell>
          <table:table-cell office:value-type="string" calcext:value-type="string">
            <text:p>52.48.169.16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674 [RST] Seq=2 Win=0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087379" calcext:value-type="float">
            <text:p>0.08737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10 [FIN, ACK] Seq=1 Ack=2 Win=2052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62" calcext:value-type="float">
            <text:p>1562</text:p>
          </table:table-cell>
          <table:table-cell office:value-type="float" office:value="31.595201" calcext:value-type="float">
            <text:p>31.59520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0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0" calcext:value-type="float">
            <text:p>1570</text:p>
          </table:table-cell>
          <table:table-cell office:value-type="float" office:value="31.799593" calcext:value-type="float">
            <text:p>31.799593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5" calcext:value-type="float">
            <text:p>1575</text:p>
          </table:table-cell>
          <table:table-cell office:value-type="float" office:value="31.902139" calcext:value-type="float">
            <text:p>31.90213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77" calcext:value-type="float">
            <text:p>1577</text:p>
          </table:table-cell>
          <table:table-cell office:value-type="float" office:value="31.902471" calcext:value-type="float">
            <text:p>31.90247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6" calcext:value-type="float">
            <text:p>1586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7" calcext:value-type="float">
            <text:p>1587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0 [ACK] Seq=1409 Ack=5570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8" calcext:value-type="float">
            <text:p>1588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89" calcext:value-type="float">
            <text:p>1589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0" calcext:value-type="float">
            <text:p>1590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1" calcext:value-type="float">
            <text:p>1591</text:p>
          </table:table-cell>
          <table:table-cell office:value-type="float" office:value="32.106828" calcext:value-type="float">
            <text:p>32.10682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594" calcext:value-type="float">
            <text:p>1594</text:p>
          </table:table-cell>
          <table:table-cell office:value-type="float" office:value="32.312291" calcext:value-type="float">
            <text:p>32.31229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0 [FIN, ACK] Seq=2849 Ack=5571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4" calcext:value-type="float">
            <text:p>1604</text:p>
          </table:table-cell>
          <table:table-cell office:value-type="float" office:value="32.823821" calcext:value-type="float">
            <text:p>32.82382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972 [SYN, ACK] Seq=0 Ack=1 Win=65535 Len=0 MSS=1398 WS=256 SACK_PERM=1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09" calcext:value-type="float">
            <text:p>1609</text:p>
          </table:table-cell>
          <table:table-cell office:value-type="float" office:value="33.03025" calcext:value-type="float">
            <text:p>33.0302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03" calcext:value-type="float">
            <text:p>1303</text:p>
          </table:table-cell>
          <table:table-cell office:value-type="string" calcext:value-type="string">
            <text:p>Server Hello, Certificate, Server Key Exchange, Server Hello Don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8" calcext:value-type="float">
            <text:p>1618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Change Cipher Spec, Encrypted Handshake Message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19" calcext:value-type="float">
            <text:p>1619</text:p>
          </table:table-cell>
          <table:table-cell office:value-type="float" office:value="33.144105" calcext:value-type="float">
            <text:p>33.14410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29" calcext:value-type="float">
            <text:p>1629</text:p>
          </table:table-cell>
          <table:table-cell office:value-type="float" office:value="33.233159" calcext:value-type="float">
            <text:p>33.233159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ACK] Seq=1370 Ack=494 Win=525056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0" calcext:value-type="float">
            <text:p>1630</text:p>
          </table:table-cell>
          <table:table-cell office:value-type="float" office:value="33.233385" calcext:value-type="float">
            <text:p>33.233385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2" calcext:value-type="float">
            <text:p>1632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ACK] Seq=1408 Ack=5570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3" calcext:value-type="float">
            <text:p>1633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4" calcext:value-type="float">
            <text:p>1634</text:p>
          </table:table-cell>
          <table:table-cell office:value-type="float" office:value="33.23424" calcext:value-type="float">
            <text:p>33.23424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36" calcext:value-type="float">
            <text:p>1636</text:p>
          </table:table-cell>
          <table:table-cell office:value-type="float" office:value="33.23453" calcext:value-type="float">
            <text:p>33.23453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0" calcext:value-type="float">
            <text:p>1640</text:p>
          </table:table-cell>
          <table:table-cell office:value-type="float" office:value="33.237518" calcext:value-type="float">
            <text:p>33.237518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1346" calcext:value-type="float">
            <text:p>134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3" calcext:value-type="float">
            <text:p>1643</text:p>
          </table:table-cell>
          <table:table-cell office:value-type="float" office:value="33.340711" calcext:value-type="float">
            <text:p>33.340711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LSv1.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pplication Data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645" calcext:value-type="float">
            <text:p>1645</text:p>
          </table:table-cell>
          <table:table-cell office:value-type="float" office:value="33.341006" calcext:value-type="float">
            <text:p>33.341006</text:p>
          </table:table-cell>
          <table:table-cell office:value-type="string" calcext:value-type="string">
            <text:p>65.52.108.90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43 <text:s/>&gt; <text:s/>1972 [FIN, ACK] Seq=2894 Ack=5571 Win=5255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1" calcext:value-type="float">
            <text:p>621</text:p>
          </table:table-cell>
          <table:table-cell office:value-type="float" office:value="30.892041" calcext:value-type="float">
            <text:p>30.892041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61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26" calcext:value-type="float">
            <text:p>626</text:p>
          </table:table-cell>
          <table:table-cell office:value-type="float" office:value="30.898008" calcext:value-type="float">
            <text:p>30.898008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1 [ACK] Seq=1 Ack=42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4" calcext:value-type="float">
            <text:p>644</text:p>
          </table:table-cell>
          <table:table-cell office:value-type="float" office:value="30.91319" calcext:value-type="float">
            <text:p>30.91319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8" calcext:value-type="float">
            <text:p>1488</text:p>
          </table:table-cell>
          <table:table-cell office:value-type="float" office:value="31.040653" calcext:value-type="float">
            <text:p>31.040653</text:p>
          </table:table-cell>
          <table:table-cell office:value-type="string" calcext:value-type="string">
            <text:p>67.26.43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61 [FIN, ACK] Seq=1033 Ack=424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2" calcext:value-type="float">
            <text:p>632</text:p>
          </table:table-cell>
          <table:table-cell office:value-type="float" office:value="30.898315" calcext:value-type="float">
            <text:p>30.8983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80 <text:s/>&gt; <text:s/>1959 [SYN, ACK] Seq=0 Ack=1 Win=14600 Len=0 MSS=1398 SACK_PERM=1 WS=128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36" calcext:value-type="float">
            <text:p>636</text:p>
          </table:table-cell>
          <table:table-cell office:value-type="float" office:value="30.899846" calcext:value-type="float">
            <text:p>30.89984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9 [ACK] Seq=1 Ack=423 Win=15744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43" calcext:value-type="float">
            <text:p>643</text:p>
          </table:table-cell>
          <table:table-cell office:value-type="float" office:value="30.912378" calcext:value-type="float">
            <text:p>30.9123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56" calcext:value-type="float">
            <text:p>656</text:p>
          </table:table-cell>
          <table:table-cell office:value-type="float" office:value="30.921702" calcext:value-type="float">
            <text:p>30.9217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3" calcext:value-type="float">
            <text:p>663</text:p>
          </table:table-cell>
          <table:table-cell office:value-type="float" office:value="30.921844" calcext:value-type="float">
            <text:p>30.9218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431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5" calcext:value-type="float">
            <text:p>665</text:p>
          </table:table-cell>
          <table:table-cell office:value-type="float" office:value="30.921927" calcext:value-type="float">
            <text:p>30.921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6" calcext:value-type="float">
            <text:p>666</text:p>
          </table:table-cell>
          <table:table-cell office:value-type="float" office:value="30.921927" calcext:value-type="float">
            <text:p>30.921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8" calcext:value-type="float">
            <text:p>668</text:p>
          </table:table-cell>
          <table:table-cell office:value-type="float" office:value="30.922067" calcext:value-type="float">
            <text:p>30.9220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0 <text:s/>&gt; <text:s/>1959 [PSH, ACK] Seq=5277 Ack=861 Win=16768 Len=1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69" calcext:value-type="float">
            <text:p>669</text:p>
          </table:table-cell>
          <table:table-cell office:value-type="float" office:value="30.922218" calcext:value-type="float">
            <text:p>30.922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0" calcext:value-type="float">
            <text:p>670</text:p>
          </table:table-cell>
          <table:table-cell office:value-type="float" office:value="30.922218" calcext:value-type="float">
            <text:p>30.922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6775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2" calcext:value-type="float">
            <text:p>672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3" calcext:value-type="float">
            <text:p>673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8223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4" calcext:value-type="float">
            <text:p>674</text:p>
          </table:table-cell>
          <table:table-cell office:value-type="float" office:value="30.922923" calcext:value-type="float">
            <text:p>30.9229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6" calcext:value-type="float">
            <text:p>676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6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7" calcext:value-type="float">
            <text:p>677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0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8" calcext:value-type="float">
            <text:p>678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4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79" calcext:value-type="float">
            <text:p>679</text:p>
          </table:table-cell>
          <table:table-cell office:value-type="float" office:value="30.925062" calcext:value-type="float">
            <text:p>30.9250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8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1" calcext:value-type="float">
            <text:p>681</text:p>
          </table:table-cell>
          <table:table-cell office:value-type="float" office:value="30.925369" calcext:value-type="float">
            <text:p>30.9253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2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2" calcext:value-type="float">
            <text:p>682</text:p>
          </table:table-cell>
          <table:table-cell office:value-type="float" office:value="30.925369" calcext:value-type="float">
            <text:p>30.9253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80 <text:s/>&gt; <text:s/>1959 [PSH, ACK] Seq=16661 Ack=861 Win=16768 Len=1036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4" calcext:value-type="float">
            <text:p>684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6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5" calcext:value-type="float">
            <text:p>685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19095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6" calcext:value-type="float">
            <text:p>686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1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7" calcext:value-type="float">
            <text:p>687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5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88" calcext:value-type="float">
            <text:p>688</text:p>
          </table:table-cell>
          <table:table-cell office:value-type="float" office:value="30.934499" calcext:value-type="float">
            <text:p>30.9344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80 <text:s/>&gt; <text:s/>1959 [PSH, ACK] Seq=21941 Ack=861 Win=16768 Len=10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0" calcext:value-type="float">
            <text:p>690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0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1" calcext:value-type="float">
            <text:p>691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3439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2" calcext:value-type="float">
            <text:p>692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4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3" calcext:value-type="float">
            <text:p>693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4887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4" calcext:value-type="float">
            <text:p>694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9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5" calcext:value-type="float">
            <text:p>695</text:p>
          </table:table-cell>
          <table:table-cell office:value-type="float" office:value="30.93472" calcext:value-type="float">
            <text:p>30.934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6335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7" calcext:value-type="float">
            <text:p>697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3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8" calcext:value-type="float">
            <text:p>698</text:p>
          </table:table-cell>
          <table:table-cell office:value-type="float" office:value="30.934829" calcext:value-type="float">
            <text:p>30.9348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 <text:s/>&gt; <text:s/>1959 [PSH, ACK] Seq=27783 Ack=861 Win=16768 Len=50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1" calcext:value-type="float">
            <text:p>701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8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2" calcext:value-type="float">
            <text:p>702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2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3" calcext:value-type="float">
            <text:p>703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6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4" calcext:value-type="float">
            <text:p>704</text:p>
          </table:table-cell>
          <table:table-cell office:value-type="float" office:value="30.937417" calcext:value-type="float">
            <text:p>30.937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0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6" calcext:value-type="float">
            <text:p>706</text:p>
          </table:table-cell>
          <table:table-cell office:value-type="float" office:value="30.937562" calcext:value-type="float">
            <text:p>30.937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4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7" calcext:value-type="float">
            <text:p>707</text:p>
          </table:table-cell>
          <table:table-cell office:value-type="float" office:value="30.937562" calcext:value-type="float">
            <text:p>30.937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8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09" calcext:value-type="float">
            <text:p>709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2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0" calcext:value-type="float">
            <text:p>710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6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1" calcext:value-type="float">
            <text:p>711</text:p>
          </table:table-cell>
          <table:table-cell office:value-type="float" office:value="30.937719" calcext:value-type="float">
            <text:p>30.9377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0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3" calcext:value-type="float">
            <text:p>713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4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4" calcext:value-type="float">
            <text:p>714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8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5" calcext:value-type="float">
            <text:p>715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2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6" calcext:value-type="float">
            <text:p>716</text:p>
          </table:table-cell>
          <table:table-cell office:value-type="float" office:value="30.937894" calcext:value-type="float">
            <text:p>30.9378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6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8" calcext:value-type="float">
            <text:p>718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0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19" calcext:value-type="float">
            <text:p>719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4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20" calcext:value-type="float">
            <text:p>720</text:p>
          </table:table-cell>
          <table:table-cell office:value-type="float" office:value="30.938024" calcext:value-type="float">
            <text:p>30.9380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8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4" calcext:value-type="float">
            <text:p>734</text:p>
          </table:table-cell>
          <table:table-cell office:value-type="float" office:value="30.939702" calcext:value-type="float">
            <text:p>30.9397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2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6" calcext:value-type="float">
            <text:p>736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5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7" calcext:value-type="float">
            <text:p>737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9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8" calcext:value-type="float">
            <text:p>738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3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39" calcext:value-type="float">
            <text:p>739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7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0" calcext:value-type="float">
            <text:p>740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1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1" calcext:value-type="float">
            <text:p>741</text:p>
          </table:table-cell>
          <table:table-cell office:value-type="float" office:value="30.94066" calcext:value-type="float">
            <text:p>30.940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5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3" calcext:value-type="float">
            <text:p>743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9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4" calcext:value-type="float">
            <text:p>744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3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5" calcext:value-type="float">
            <text:p>745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7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6" calcext:value-type="float">
            <text:p>746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1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7" calcext:value-type="float">
            <text:p>747</text:p>
          </table:table-cell>
          <table:table-cell office:value-type="float" office:value="30.940871" calcext:value-type="float">
            <text:p>30.9408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5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49" calcext:value-type="float">
            <text:p>749</text:p>
          </table:table-cell>
          <table:table-cell office:value-type="float" office:value="30.941635" calcext:value-type="float">
            <text:p>30.941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9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1" calcext:value-type="float">
            <text:p>751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3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2" calcext:value-type="float">
            <text:p>752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7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3" calcext:value-type="float">
            <text:p>753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1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4" calcext:value-type="float">
            <text:p>754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5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5" calcext:value-type="float">
            <text:p>755</text:p>
          </table:table-cell>
          <table:table-cell office:value-type="float" office:value="30.942388" calcext:value-type="float">
            <text:p>30.942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9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7" calcext:value-type="float">
            <text:p>757</text:p>
          </table:table-cell>
          <table:table-cell office:value-type="float" office:value="30.942497" calcext:value-type="float">
            <text:p>30.9424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3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58" calcext:value-type="float">
            <text:p>758</text:p>
          </table:table-cell>
          <table:table-cell office:value-type="float" office:value="30.942497" calcext:value-type="float">
            <text:p>30.9424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7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0" calcext:value-type="float">
            <text:p>760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1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1" calcext:value-type="float">
            <text:p>761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5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2" calcext:value-type="float">
            <text:p>762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9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3" calcext:value-type="float">
            <text:p>763</text:p>
          </table:table-cell>
          <table:table-cell office:value-type="float" office:value="30.942814" calcext:value-type="float">
            <text:p>30.9428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3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5" calcext:value-type="float">
            <text:p>765</text:p>
          </table:table-cell>
          <table:table-cell office:value-type="float" office:value="30.943002" calcext:value-type="float">
            <text:p>30.9430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7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7" calcext:value-type="float">
            <text:p>767</text:p>
          </table:table-cell>
          <table:table-cell office:value-type="float" office:value="30.943773" calcext:value-type="float">
            <text:p>30.94377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51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68" calcext:value-type="float">
            <text:p>768</text:p>
          </table:table-cell>
          <table:table-cell office:value-type="float" office:value="30.943855" calcext:value-type="float">
            <text:p>30.94385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65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0" calcext:value-type="float">
            <text:p>770</text:p>
          </table:table-cell>
          <table:table-cell office:value-type="float" office:value="30.944034" calcext:value-type="float">
            <text:p>30.944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79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1" calcext:value-type="float">
            <text:p>771</text:p>
          </table:table-cell>
          <table:table-cell office:value-type="float" office:value="30.944034" calcext:value-type="float">
            <text:p>30.944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93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3" calcext:value-type="float">
            <text:p>773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07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4" calcext:value-type="float">
            <text:p>774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21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5" calcext:value-type="float">
            <text:p>775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35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6" calcext:value-type="float">
            <text:p>776</text:p>
          </table:table-cell>
          <table:table-cell office:value-type="float" office:value="30.944226" calcext:value-type="float">
            <text:p>30.94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49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8" calcext:value-type="float">
            <text:p>778</text:p>
          </table:table-cell>
          <table:table-cell office:value-type="float" office:value="30.944417" calcext:value-type="float">
            <text:p>30.9444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63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79" calcext:value-type="float">
            <text:p>779</text:p>
          </table:table-cell>
          <table:table-cell office:value-type="float" office:value="30.945133" calcext:value-type="float">
            <text:p>30.9451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77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0" calcext:value-type="float">
            <text:p>780</text:p>
          </table:table-cell>
          <table:table-cell office:value-type="float" office:value="30.945133" calcext:value-type="float">
            <text:p>30.9451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991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2" calcext:value-type="float">
            <text:p>782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05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3" calcext:value-type="float">
            <text:p>783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19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4" calcext:value-type="float">
            <text:p>784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33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5" calcext:value-type="float">
            <text:p>785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047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6" calcext:value-type="float">
            <text:p>786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61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7" calcext:value-type="float">
            <text:p>787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75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88" calcext:value-type="float">
            <text:p>788</text:p>
          </table:table-cell>
          <table:table-cell office:value-type="float" office:value="30.945635" calcext:value-type="float">
            <text:p>30.945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089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5" calcext:value-type="float">
            <text:p>795</text:p>
          </table:table-cell>
          <table:table-cell office:value-type="float" office:value="30.946118" calcext:value-type="float">
            <text:p>30.9461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03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7" calcext:value-type="float">
            <text:p>797</text:p>
          </table:table-cell>
          <table:table-cell office:value-type="float" office:value="30.946335" calcext:value-type="float">
            <text:p>30.946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17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798" calcext:value-type="float">
            <text:p>798</text:p>
          </table:table-cell>
          <table:table-cell office:value-type="float" office:value="30.946335" calcext:value-type="float">
            <text:p>30.946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31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0" calcext:value-type="float">
            <text:p>800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45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1" calcext:value-type="float">
            <text:p>801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59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2" calcext:value-type="float">
            <text:p>802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73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3" calcext:value-type="float">
            <text:p>803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187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4" calcext:value-type="float">
            <text:p>804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01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5" calcext:value-type="float">
            <text:p>805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14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6" calcext:value-type="float">
            <text:p>806</text:p>
          </table:table-cell>
          <table:table-cell office:value-type="float" office:value="30.946531" calcext:value-type="float">
            <text:p>30.946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28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8" calcext:value-type="float">
            <text:p>808</text:p>
          </table:table-cell>
          <table:table-cell office:value-type="float" office:value="30.94727" calcext:value-type="float">
            <text:p>30.94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42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09" calcext:value-type="float">
            <text:p>809</text:p>
          </table:table-cell>
          <table:table-cell office:value-type="float" office:value="30.94727" calcext:value-type="float">
            <text:p>30.94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56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1" calcext:value-type="float">
            <text:p>811</text:p>
          </table:table-cell>
          <table:table-cell office:value-type="float" office:value="30.947449" calcext:value-type="float">
            <text:p>30.94744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70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2" calcext:value-type="float">
            <text:p>812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84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3" calcext:value-type="float">
            <text:p>813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298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4" calcext:value-type="float">
            <text:p>814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12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5" calcext:value-type="float">
            <text:p>815</text:p>
          </table:table-cell>
          <table:table-cell office:value-type="float" office:value="30.948096" calcext:value-type="float">
            <text:p>30.9480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26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7" calcext:value-type="float">
            <text:p>817</text:p>
          </table:table-cell>
          <table:table-cell office:value-type="float" office:value="30.948215" calcext:value-type="float">
            <text:p>30.9482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40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19" calcext:value-type="float">
            <text:p>819</text:p>
          </table:table-cell>
          <table:table-cell office:value-type="float" office:value="30.948261" calcext:value-type="float">
            <text:p>30.9482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54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0" calcext:value-type="float">
            <text:p>820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68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1" calcext:value-type="float">
            <text:p>821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82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2" calcext:value-type="float">
            <text:p>822</text:p>
          </table:table-cell>
          <table:table-cell office:value-type="float" office:value="30.94838" calcext:value-type="float">
            <text:p>30.948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396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4" calcext:value-type="float">
            <text:p>824</text:p>
          </table:table-cell>
          <table:table-cell office:value-type="float" office:value="30.94851" calcext:value-type="float">
            <text:p>30.94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10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6" calcext:value-type="float">
            <text:p>826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24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7" calcext:value-type="float">
            <text:p>827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38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8" calcext:value-type="float">
            <text:p>828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452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29" calcext:value-type="float">
            <text:p>829</text:p>
          </table:table-cell>
          <table:table-cell office:value-type="float" office:value="30.949784" calcext:value-type="float">
            <text:p>30.94978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66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1" calcext:value-type="float">
            <text:p>831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80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2" calcext:value-type="float">
            <text:p>832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494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3" calcext:value-type="float">
            <text:p>833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08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4" calcext:value-type="float">
            <text:p>834</text:p>
          </table:table-cell>
          <table:table-cell office:value-type="float" office:value="30.949927" calcext:value-type="float">
            <text:p>30.9499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22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6" calcext:value-type="float">
            <text:p>836</text:p>
          </table:table-cell>
          <table:table-cell office:value-type="float" office:value="30.95006" calcext:value-type="float">
            <text:p>30.9500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36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8" calcext:value-type="float">
            <text:p>838</text:p>
          </table:table-cell>
          <table:table-cell office:value-type="float" office:value="30.951034" calcext:value-type="float">
            <text:p>30.9510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50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39" calcext:value-type="float">
            <text:p>839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64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0" calcext:value-type="float">
            <text:p>840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78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1" calcext:value-type="float">
            <text:p>841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592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2" calcext:value-type="float">
            <text:p>842</text:p>
          </table:table-cell>
          <table:table-cell office:value-type="float" office:value="30.951298" calcext:value-type="float">
            <text:p>30.951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06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4" calcext:value-type="float">
            <text:p>844</text:p>
          </table:table-cell>
          <table:table-cell office:value-type="float" office:value="30.951424" calcext:value-type="float">
            <text:p>30.9514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20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6" calcext:value-type="float">
            <text:p>846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34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7" calcext:value-type="float">
            <text:p>847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48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48" calcext:value-type="float">
            <text:p>848</text:p>
          </table:table-cell>
          <table:table-cell office:value-type="float" office:value="30.951578" calcext:value-type="float">
            <text:p>30.9515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62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0" calcext:value-type="float">
            <text:p>850</text:p>
          </table:table-cell>
          <table:table-cell office:value-type="float" office:value="30.951718" calcext:value-type="float">
            <text:p>30.9517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76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1" calcext:value-type="float">
            <text:p>851</text:p>
          </table:table-cell>
          <table:table-cell office:value-type="float" office:value="30.951718" calcext:value-type="float">
            <text:p>30.9517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690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3" calcext:value-type="float">
            <text:p>853</text:p>
          </table:table-cell>
          <table:table-cell office:value-type="float" office:value="30.952638" calcext:value-type="float">
            <text:p>30.952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04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5" calcext:value-type="float">
            <text:p>855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18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6" calcext:value-type="float">
            <text:p>856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32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7" calcext:value-type="float">
            <text:p>857</text:p>
          </table:table-cell>
          <table:table-cell office:value-type="float" office:value="30.952798" calcext:value-type="float">
            <text:p>30.952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46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59" calcext:value-type="float">
            <text:p>859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60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0" calcext:value-type="float">
            <text:p>860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774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1" calcext:value-type="float">
            <text:p>861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1788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2" calcext:value-type="float">
            <text:p>862</text:p>
          </table:table-cell>
          <table:table-cell office:value-type="float" office:value="30.952987" calcext:value-type="float">
            <text:p>30.9529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02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4" calcext:value-type="float">
            <text:p>864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16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5" calcext:value-type="float">
            <text:p>865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30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6" calcext:value-type="float">
            <text:p>866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44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7" calcext:value-type="float">
            <text:p>867</text:p>
          </table:table-cell>
          <table:table-cell office:value-type="float" office:value="30.954312" calcext:value-type="float">
            <text:p>30.95431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58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69" calcext:value-type="float">
            <text:p>869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72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0" calcext:value-type="float">
            <text:p>870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886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1" calcext:value-type="float">
            <text:p>871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00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2" calcext:value-type="float">
            <text:p>872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13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3" calcext:value-type="float">
            <text:p>873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27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4" calcext:value-type="float">
            <text:p>874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41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5" calcext:value-type="float">
            <text:p>875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55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6" calcext:value-type="float">
            <text:p>876</text:p>
          </table:table-cell>
          <table:table-cell office:value-type="float" office:value="30.954638" calcext:value-type="float">
            <text:p>30.9546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69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8" calcext:value-type="float">
            <text:p>878</text:p>
          </table:table-cell>
          <table:table-cell office:value-type="float" office:value="30.954847" calcext:value-type="float">
            <text:p>30.9548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83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79" calcext:value-type="float">
            <text:p>879</text:p>
          </table:table-cell>
          <table:table-cell office:value-type="float" office:value="30.954847" calcext:value-type="float">
            <text:p>30.9548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1997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1" calcext:value-type="float">
            <text:p>881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11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2" calcext:value-type="float">
            <text:p>882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25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3" calcext:value-type="float">
            <text:p>883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39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4" calcext:value-type="float">
            <text:p>884</text:p>
          </table:table-cell>
          <table:table-cell office:value-type="float" office:value="30.95592" calcext:value-type="float">
            <text:p>30.955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53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6" calcext:value-type="float">
            <text:p>886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67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7" calcext:value-type="float">
            <text:p>887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81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8" calcext:value-type="float">
            <text:p>888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095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89" calcext:value-type="float">
            <text:p>889</text:p>
          </table:table-cell>
          <table:table-cell office:value-type="float" office:value="30.956127" calcext:value-type="float">
            <text:p>30.9561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09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1" calcext:value-type="float">
            <text:p>891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23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2" calcext:value-type="float">
            <text:p>892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37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3" calcext:value-type="float">
            <text:p>893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51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4" calcext:value-type="float">
            <text:p>894</text:p>
          </table:table-cell>
          <table:table-cell office:value-type="float" office:value="30.95661" calcext:value-type="float">
            <text:p>30.956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65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6" calcext:value-type="float">
            <text:p>896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179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7" calcext:value-type="float">
            <text:p>897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193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8" calcext:value-type="float">
            <text:p>898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07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899" calcext:value-type="float">
            <text:p>899</text:p>
          </table:table-cell>
          <table:table-cell office:value-type="float" office:value="30.956768" calcext:value-type="float">
            <text:p>30.9567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21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1" calcext:value-type="float">
            <text:p>901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35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2" calcext:value-type="float">
            <text:p>902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49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3" calcext:value-type="float">
            <text:p>903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63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4" calcext:value-type="float">
            <text:p>904</text:p>
          </table:table-cell>
          <table:table-cell office:value-type="float" office:value="30.956932" calcext:value-type="float">
            <text:p>30.9569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77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6" calcext:value-type="float">
            <text:p>906</text:p>
          </table:table-cell>
          <table:table-cell office:value-type="float" office:value="30.957082" calcext:value-type="float">
            <text:p>30.9570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291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7" calcext:value-type="float">
            <text:p>907</text:p>
          </table:table-cell>
          <table:table-cell office:value-type="float" office:value="30.957082" calcext:value-type="float">
            <text:p>30.9570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05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09" calcext:value-type="float">
            <text:p>909</text:p>
          </table:table-cell>
          <table:table-cell office:value-type="float" office:value="30.957214" calcext:value-type="float">
            <text:p>30.957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19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1" calcext:value-type="float">
            <text:p>911</text:p>
          </table:table-cell>
          <table:table-cell office:value-type="float" office:value="30.957361" calcext:value-type="float">
            <text:p>30.9573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33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2" calcext:value-type="float">
            <text:p>912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47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3" calcext:value-type="float">
            <text:p>913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61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4" calcext:value-type="float">
            <text:p>914</text:p>
          </table:table-cell>
          <table:table-cell office:value-type="float" office:value="30.95823" calcext:value-type="float">
            <text:p>30.958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75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6" calcext:value-type="float">
            <text:p>916</text:p>
          </table:table-cell>
          <table:table-cell office:value-type="float" office:value="30.958583" calcext:value-type="float">
            <text:p>30.9585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389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7" calcext:value-type="float">
            <text:p>917</text:p>
          </table:table-cell>
          <table:table-cell office:value-type="float" office:value="30.958583" calcext:value-type="float">
            <text:p>30.9585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03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19" calcext:value-type="float">
            <text:p>919</text:p>
          </table:table-cell>
          <table:table-cell office:value-type="float" office:value="30.958732" calcext:value-type="float">
            <text:p>30.9587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17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0" calcext:value-type="float">
            <text:p>920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31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1" calcext:value-type="float">
            <text:p>921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45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2" calcext:value-type="float">
            <text:p>922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59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3" calcext:value-type="float">
            <text:p>923</text:p>
          </table:table-cell>
          <table:table-cell office:value-type="float" office:value="30.959509" calcext:value-type="float">
            <text:p>30.9595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73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5" calcext:value-type="float">
            <text:p>925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487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6" calcext:value-type="float">
            <text:p>926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01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7" calcext:value-type="float">
            <text:p>927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15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8" calcext:value-type="float">
            <text:p>928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29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29" calcext:value-type="float">
            <text:p>929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43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0" calcext:value-type="float">
            <text:p>930</text:p>
          </table:table-cell>
          <table:table-cell office:value-type="float" office:value="30.9597" calcext:value-type="float">
            <text:p>30.959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57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2" calcext:value-type="float">
            <text:p>932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571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3" calcext:value-type="float">
            <text:p>933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85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4" calcext:value-type="float">
            <text:p>934</text:p>
          </table:table-cell>
          <table:table-cell office:value-type="float" office:value="30.959851" calcext:value-type="float">
            <text:p>30.95985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599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6" calcext:value-type="float">
            <text:p>936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12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7" calcext:value-type="float">
            <text:p>937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26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38" calcext:value-type="float">
            <text:p>938</text:p>
          </table:table-cell>
          <table:table-cell office:value-type="float" office:value="30.959979" calcext:value-type="float">
            <text:p>30.9599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40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0" calcext:value-type="float">
            <text:p>940</text:p>
          </table:table-cell>
          <table:table-cell office:value-type="float" office:value="30.960147" calcext:value-type="float">
            <text:p>30.9601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54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2" calcext:value-type="float">
            <text:p>942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68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3" calcext:value-type="float">
            <text:p>943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82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4" calcext:value-type="float">
            <text:p>944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696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5" calcext:value-type="float">
            <text:p>945</text:p>
          </table:table-cell>
          <table:table-cell office:value-type="float" office:value="30.96036" calcext:value-type="float">
            <text:p>30.960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10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7" calcext:value-type="float">
            <text:p>947</text:p>
          </table:table-cell>
          <table:table-cell office:value-type="float" office:value="30.960574" calcext:value-type="float">
            <text:p>30.96057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24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48" calcext:value-type="float">
            <text:p>948</text:p>
          </table:table-cell>
          <table:table-cell office:value-type="float" office:value="30.960574" calcext:value-type="float">
            <text:p>30.96057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38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2" calcext:value-type="float">
            <text:p>952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52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3" calcext:value-type="float">
            <text:p>953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66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4" calcext:value-type="float">
            <text:p>954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80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5" calcext:value-type="float">
            <text:p>955</text:p>
          </table:table-cell>
          <table:table-cell office:value-type="float" office:value="30.961541" calcext:value-type="float">
            <text:p>30.96154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794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7" calcext:value-type="float">
            <text:p>957</text:p>
          </table:table-cell>
          <table:table-cell office:value-type="float" office:value="30.961802" calcext:value-type="float">
            <text:p>30.9618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08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58" calcext:value-type="float">
            <text:p>958</text:p>
          </table:table-cell>
          <table:table-cell office:value-type="float" office:value="30.961802" calcext:value-type="float">
            <text:p>30.96180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22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0" calcext:value-type="float">
            <text:p>960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36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1" calcext:value-type="float">
            <text:p>961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50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2" calcext:value-type="float">
            <text:p>962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64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3" calcext:value-type="float">
            <text:p>963</text:p>
          </table:table-cell>
          <table:table-cell office:value-type="float" office:value="30.962194" calcext:value-type="float">
            <text:p>30.9621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78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5" calcext:value-type="float">
            <text:p>965</text:p>
          </table:table-cell>
          <table:table-cell office:value-type="float" office:value="30.962314" calcext:value-type="float">
            <text:p>30.9623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892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6" calcext:value-type="float">
            <text:p>966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06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7" calcext:value-type="float">
            <text:p>967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20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8" calcext:value-type="float">
            <text:p>968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34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69" calcext:value-type="float">
            <text:p>969</text:p>
          </table:table-cell>
          <table:table-cell office:value-type="float" office:value="30.962413" calcext:value-type="float">
            <text:p>30.9624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48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float" office:value="30.962562" calcext:value-type="float">
            <text:p>30.962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2962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2" calcext:value-type="float">
            <text:p>972</text:p>
          </table:table-cell>
          <table:table-cell office:value-type="float" office:value="30.962562" calcext:value-type="float">
            <text:p>30.9625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76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4" calcext:value-type="float">
            <text:p>974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2990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5" calcext:value-type="float">
            <text:p>975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04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6" calcext:value-type="float">
            <text:p>976</text:p>
          </table:table-cell>
          <table:table-cell office:value-type="float" office:value="30.962727" calcext:value-type="float">
            <text:p>30.9627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18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8" calcext:value-type="float">
            <text:p>978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32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79" calcext:value-type="float">
            <text:p>979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46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0" calcext:value-type="float">
            <text:p>980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60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1" calcext:value-type="float">
            <text:p>981</text:p>
          </table:table-cell>
          <table:table-cell office:value-type="float" office:value="30.962919" calcext:value-type="float">
            <text:p>30.9629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74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3" calcext:value-type="float">
            <text:p>983</text:p>
          </table:table-cell>
          <table:table-cell office:value-type="float" office:value="30.963064" calcext:value-type="float">
            <text:p>30.9630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088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4" calcext:value-type="float">
            <text:p>984</text:p>
          </table:table-cell>
          <table:table-cell office:value-type="float" office:value="30.963064" calcext:value-type="float">
            <text:p>30.9630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02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6" calcext:value-type="float">
            <text:p>986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16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7" calcext:value-type="float">
            <text:p>987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30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8" calcext:value-type="float">
            <text:p>988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44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89" calcext:value-type="float">
            <text:p>989</text:p>
          </table:table-cell>
          <table:table-cell office:value-type="float" office:value="30.963677" calcext:value-type="float">
            <text:p>30.9636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58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1" calcext:value-type="float">
            <text:p>991</text:p>
          </table:table-cell>
          <table:table-cell office:value-type="float" office:value="30.964226" calcext:value-type="float">
            <text:p>30.96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72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2" calcext:value-type="float">
            <text:p>992</text:p>
          </table:table-cell>
          <table:table-cell office:value-type="float" office:value="30.964226" calcext:value-type="float">
            <text:p>30.9642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186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4" calcext:value-type="float">
            <text:p>994</text:p>
          </table:table-cell>
          <table:table-cell office:value-type="float" office:value="30.964425" calcext:value-type="float">
            <text:p>30.96442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00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5" calcext:value-type="float">
            <text:p>995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14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6" calcext:value-type="float">
            <text:p>996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28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7" calcext:value-type="float">
            <text:p>997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42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998" calcext:value-type="float">
            <text:p>998</text:p>
          </table:table-cell>
          <table:table-cell office:value-type="float" office:value="30.964648" calcext:value-type="float">
            <text:p>30.9646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56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70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84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298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11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4" calcext:value-type="float">
            <text:p>1004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25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5" calcext:value-type="float">
            <text:p>1005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39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6" calcext:value-type="float">
            <text:p>1006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53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7" calcext:value-type="float">
            <text:p>1007</text:p>
          </table:table-cell>
          <table:table-cell office:value-type="float" office:value="30.965008" calcext:value-type="float">
            <text:p>30.9650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3367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09" calcext:value-type="float">
            <text:p>1009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81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0" calcext:value-type="float">
            <text:p>1010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395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1" calcext:value-type="float">
            <text:p>1011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09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2" calcext:value-type="float">
            <text:p>1012</text:p>
          </table:table-cell>
          <table:table-cell office:value-type="float" office:value="30.965999" calcext:value-type="float">
            <text:p>30.965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23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4" calcext:value-type="float">
            <text:p>1014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37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5" calcext:value-type="float">
            <text:p>1015</text:p>
          </table:table-cell>
          <table:table-cell office:value-type="float" office:value="30.966143" calcext:value-type="float">
            <text:p>30.9661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51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19" calcext:value-type="float">
            <text:p>1019</text:p>
          </table:table-cell>
          <table:table-cell office:value-type="float" office:value="30.966321" calcext:value-type="float">
            <text:p>30.96632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65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0" calcext:value-type="float">
            <text:p>1020</text:p>
          </table:table-cell>
          <table:table-cell office:value-type="float" office:value="30.966321" calcext:value-type="float">
            <text:p>30.96632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79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2" calcext:value-type="float">
            <text:p>1022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493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3" calcext:value-type="float">
            <text:p>1023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07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4" calcext:value-type="float">
            <text:p>1024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21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5" calcext:value-type="float">
            <text:p>1025</text:p>
          </table:table-cell>
          <table:table-cell office:value-type="float" office:value="30.967345" calcext:value-type="float">
            <text:p>30.967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35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7" calcext:value-type="float">
            <text:p>1027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49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8" calcext:value-type="float">
            <text:p>1028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63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29" calcext:value-type="float">
            <text:p>1029</text:p>
          </table:table-cell>
          <table:table-cell office:value-type="float" office:value="30.967468" calcext:value-type="float">
            <text:p>30.967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77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1" calcext:value-type="float">
            <text:p>1031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591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2" calcext:value-type="float">
            <text:p>1032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05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3" calcext:value-type="float">
            <text:p>1033</text:p>
          </table:table-cell>
          <table:table-cell office:value-type="float" office:value="30.967627" calcext:value-type="float">
            <text:p>30.967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19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5" calcext:value-type="float">
            <text:p>1035</text:p>
          </table:table-cell>
          <table:table-cell office:value-type="float" office:value="30.969334" calcext:value-type="float">
            <text:p>30.96933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33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7" calcext:value-type="float">
            <text:p>1037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47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8" calcext:value-type="float">
            <text:p>1038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61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39" calcext:value-type="float">
            <text:p>1039</text:p>
          </table:table-cell>
          <table:table-cell office:value-type="float" office:value="30.96947" calcext:value-type="float">
            <text:p>30.9694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75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1" calcext:value-type="float">
            <text:p>1041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689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2" calcext:value-type="float">
            <text:p>1042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3703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3" calcext:value-type="float">
            <text:p>1043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17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4" calcext:value-type="float">
            <text:p>1044</text:p>
          </table:table-cell>
          <table:table-cell office:value-type="float" office:value="30.969537" calcext:value-type="float">
            <text:p>30.9695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31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6" calcext:value-type="float">
            <text:p>1046</text:p>
          </table:table-cell>
          <table:table-cell office:value-type="float" office:value="30.969664" calcext:value-type="float">
            <text:p>30.9696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45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8" calcext:value-type="float">
            <text:p>1048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59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49" calcext:value-type="float">
            <text:p>1049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73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0" calcext:value-type="float">
            <text:p>1050</text:p>
          </table:table-cell>
          <table:table-cell office:value-type="float" office:value="30.96972" calcext:value-type="float">
            <text:p>30.969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787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2" calcext:value-type="float">
            <text:p>1052</text:p>
          </table:table-cell>
          <table:table-cell office:value-type="float" office:value="30.969839" calcext:value-type="float">
            <text:p>30.9698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01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4" calcext:value-type="float">
            <text:p>1054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15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5" calcext:value-type="float">
            <text:p>1055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29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6" calcext:value-type="float">
            <text:p>1056</text:p>
          </table:table-cell>
          <table:table-cell office:value-type="float" office:value="30.96989" calcext:value-type="float">
            <text:p>30.969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43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58" calcext:value-type="float">
            <text:p>1058</text:p>
          </table:table-cell>
          <table:table-cell office:value-type="float" office:value="30.970011" calcext:value-type="float">
            <text:p>30.9700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57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0" calcext:value-type="float">
            <text:p>1060</text:p>
          </table:table-cell>
          <table:table-cell office:value-type="float" office:value="30.970129" calcext:value-type="float">
            <text:p>30.9701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71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1" calcext:value-type="float">
            <text:p>1061</text:p>
          </table:table-cell>
          <table:table-cell office:value-type="float" office:value="30.97027" calcext:value-type="float">
            <text:p>30.970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85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2" calcext:value-type="float">
            <text:p>1062</text:p>
          </table:table-cell>
          <table:table-cell office:value-type="float" office:value="30.97027" calcext:value-type="float">
            <text:p>30.970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899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4" calcext:value-type="float">
            <text:p>1064</text:p>
          </table:table-cell>
          <table:table-cell office:value-type="float" office:value="30.97038" calcext:value-type="float">
            <text:p>30.970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13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6" calcext:value-type="float">
            <text:p>1066</text:p>
          </table:table-cell>
          <table:table-cell office:value-type="float" office:value="30.97042" calcext:value-type="float">
            <text:p>30.970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27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7" calcext:value-type="float">
            <text:p>1067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41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8" calcext:value-type="float">
            <text:p>1068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55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69" calcext:value-type="float">
            <text:p>1069</text:p>
          </table:table-cell>
          <table:table-cell office:value-type="float" office:value="30.970531" calcext:value-type="float">
            <text:p>30.9705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69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1" calcext:value-type="float">
            <text:p>1071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83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2" calcext:value-type="float">
            <text:p>1072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3997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3" calcext:value-type="float">
            <text:p>1073</text:p>
          </table:table-cell>
          <table:table-cell office:value-type="float" office:value="30.970589" calcext:value-type="float">
            <text:p>30.9705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10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5" calcext:value-type="float">
            <text:p>1075</text:p>
          </table:table-cell>
          <table:table-cell office:value-type="float" office:value="30.970714" calcext:value-type="float">
            <text:p>30.9707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24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7" calcext:value-type="float">
            <text:p>1077</text:p>
          </table:table-cell>
          <table:table-cell office:value-type="float" office:value="30.972911" calcext:value-type="float">
            <text:p>30.972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038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8" calcext:value-type="float">
            <text:p>1078</text:p>
          </table:table-cell>
          <table:table-cell office:value-type="float" office:value="30.973031" calcext:value-type="float">
            <text:p>30.973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52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79" calcext:value-type="float">
            <text:p>1079</text:p>
          </table:table-cell>
          <table:table-cell office:value-type="float" office:value="30.973031" calcext:value-type="float">
            <text:p>30.973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66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1" calcext:value-type="float">
            <text:p>1081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80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2" calcext:value-type="float">
            <text:p>1082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094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3" calcext:value-type="float">
            <text:p>1083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08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4" calcext:value-type="float">
            <text:p>1084</text:p>
          </table:table-cell>
          <table:table-cell office:value-type="float" office:value="30.973095" calcext:value-type="float">
            <text:p>30.97309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22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6" calcext:value-type="float">
            <text:p>1086</text:p>
          </table:table-cell>
          <table:table-cell office:value-type="float" office:value="30.973223" calcext:value-type="float">
            <text:p>30.9732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36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8" calcext:value-type="float">
            <text:p>1088</text:p>
          </table:table-cell>
          <table:table-cell office:value-type="float" office:value="30.973345" calcext:value-type="float">
            <text:p>30.9733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50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89" calcext:value-type="float">
            <text:p>1089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64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0" calcext:value-type="float">
            <text:p>1090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78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1" calcext:value-type="float">
            <text:p>1091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192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2" calcext:value-type="float">
            <text:p>1092</text:p>
          </table:table-cell>
          <table:table-cell office:value-type="float" office:value="30.974145" calcext:value-type="float">
            <text:p>30.9741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06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4" calcext:value-type="float">
            <text:p>1094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20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5" calcext:value-type="float">
            <text:p>1095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34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6" calcext:value-type="float">
            <text:p>1096</text:p>
          </table:table-cell>
          <table:table-cell office:value-type="float" office:value="30.974272" calcext:value-type="float">
            <text:p>30.9742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48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8" calcext:value-type="float">
            <text:p>1098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62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099" calcext:value-type="float">
            <text:p>1099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76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0" calcext:value-type="float">
            <text:p>1100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290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1" calcext:value-type="float">
            <text:p>1101</text:p>
          </table:table-cell>
          <table:table-cell office:value-type="float" office:value="30.974335" calcext:value-type="float">
            <text:p>30.9743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04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3" calcext:value-type="float">
            <text:p>1103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18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4" calcext:value-type="float">
            <text:p>1104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32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5" calcext:value-type="float">
            <text:p>1105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46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6" calcext:value-type="float">
            <text:p>1106</text:p>
          </table:table-cell>
          <table:table-cell office:value-type="float" office:value="30.974615" calcext:value-type="float">
            <text:p>30.9746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60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8" calcext:value-type="float">
            <text:p>1108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374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09" calcext:value-type="float">
            <text:p>1109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388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0" calcext:value-type="float">
            <text:p>1110</text:p>
          </table:table-cell>
          <table:table-cell office:value-type="float" office:value="30.974738" calcext:value-type="float">
            <text:p>30.97473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02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2" calcext:value-type="float">
            <text:p>1112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16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3" calcext:value-type="float">
            <text:p>1113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30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4" calcext:value-type="float">
            <text:p>1114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44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5" calcext:value-type="float">
            <text:p>1115</text:p>
          </table:table-cell>
          <table:table-cell office:value-type="float" office:value="30.9748" calcext:value-type="float">
            <text:p>30.97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58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7" calcext:value-type="float">
            <text:p>1117</text:p>
          </table:table-cell>
          <table:table-cell office:value-type="float" office:value="30.975091" calcext:value-type="float">
            <text:p>30.97509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72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19" calcext:value-type="float">
            <text:p>1119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486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0" calcext:value-type="float">
            <text:p>1120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00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1" calcext:value-type="float">
            <text:p>1121</text:p>
          </table:table-cell>
          <table:table-cell office:value-type="float" office:value="30.975224" calcext:value-type="float">
            <text:p>30.97522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14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3" calcext:value-type="float">
            <text:p>1123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28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4" calcext:value-type="float">
            <text:p>1124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42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5" calcext:value-type="float">
            <text:p>1125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56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6" calcext:value-type="float">
            <text:p>1126</text:p>
          </table:table-cell>
          <table:table-cell office:value-type="float" office:value="30.975288" calcext:value-type="float">
            <text:p>30.975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70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28" calcext:value-type="float">
            <text:p>1128</text:p>
          </table:table-cell>
          <table:table-cell office:value-type="float" office:value="30.975416" calcext:value-type="float">
            <text:p>30.975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84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0" calcext:value-type="float">
            <text:p>1130</text:p>
          </table:table-cell>
          <table:table-cell office:value-type="float" office:value="30.97635" calcext:value-type="float">
            <text:p>30.97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598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1" calcext:value-type="float">
            <text:p>1131</text:p>
          </table:table-cell>
          <table:table-cell office:value-type="float" office:value="30.97966" calcext:value-type="float">
            <text:p>30.979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12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2" calcext:value-type="float">
            <text:p>1132</text:p>
          </table:table-cell>
          <table:table-cell office:value-type="float" office:value="30.97966" calcext:value-type="float">
            <text:p>30.979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26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4" calcext:value-type="float">
            <text:p>1134</text:p>
          </table:table-cell>
          <table:table-cell office:value-type="float" office:value="30.979772" calcext:value-type="float">
            <text:p>30.9797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40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5" calcext:value-type="float">
            <text:p>1135</text:p>
          </table:table-cell>
          <table:table-cell office:value-type="float" office:value="30.979772" calcext:value-type="float">
            <text:p>30.97977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54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7" calcext:value-type="float">
            <text:p>1137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68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8" calcext:value-type="float">
            <text:p>1138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82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39" calcext:value-type="float">
            <text:p>1139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696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0" calcext:value-type="float">
            <text:p>1140</text:p>
          </table:table-cell>
          <table:table-cell office:value-type="float" office:value="30.979939" calcext:value-type="float">
            <text:p>30.97993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09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2" calcext:value-type="float">
            <text:p>1142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23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3" calcext:value-type="float">
            <text:p>1143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37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4" calcext:value-type="float">
            <text:p>1144</text:p>
          </table:table-cell>
          <table:table-cell office:value-type="float" office:value="30.980083" calcext:value-type="float">
            <text:p>30.98008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51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6" calcext:value-type="float">
            <text:p>1146</text:p>
          </table:table-cell>
          <table:table-cell office:value-type="float" office:value="30.98023" calcext:value-type="float">
            <text:p>30.9802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65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7" calcext:value-type="float">
            <text:p>1147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79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8" calcext:value-type="float">
            <text:p>1148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793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49" calcext:value-type="float">
            <text:p>1149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07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0" calcext:value-type="float">
            <text:p>1150</text:p>
          </table:table-cell>
          <table:table-cell office:value-type="float" office:value="30.980936" calcext:value-type="float">
            <text:p>30.9809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21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2" calcext:value-type="float">
            <text:p>1152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35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3" calcext:value-type="float">
            <text:p>1153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49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4" calcext:value-type="float">
            <text:p>1154</text:p>
          </table:table-cell>
          <table:table-cell office:value-type="float" office:value="30.981061" calcext:value-type="float">
            <text:p>30.98106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63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6" calcext:value-type="float">
            <text:p>1156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77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7" calcext:value-type="float">
            <text:p>1157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891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8" calcext:value-type="float">
            <text:p>1158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05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59" calcext:value-type="float">
            <text:p>1159</text:p>
          </table:table-cell>
          <table:table-cell office:value-type="float" office:value="30.981126" calcext:value-type="float">
            <text:p>30.98112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19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1" calcext:value-type="float">
            <text:p>1161</text:p>
          </table:table-cell>
          <table:table-cell office:value-type="float" office:value="30.981253" calcext:value-type="float">
            <text:p>30.98125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33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2" calcext:value-type="float">
            <text:p>1162</text:p>
          </table:table-cell>
          <table:table-cell office:value-type="float" office:value="30.981281" calcext:value-type="float">
            <text:p>30.98128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47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4" calcext:value-type="float">
            <text:p>1164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61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5" calcext:value-type="float">
            <text:p>1165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4975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6" calcext:value-type="float">
            <text:p>1166</text:p>
          </table:table-cell>
          <table:table-cell office:value-type="float" office:value="30.981329" calcext:value-type="float">
            <text:p>30.98132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4989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68" calcext:value-type="float">
            <text:p>1168</text:p>
          </table:table-cell>
          <table:table-cell office:value-type="float" office:value="30.981445" calcext:value-type="float">
            <text:p>30.9814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03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0" calcext:value-type="float">
            <text:p>1170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17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1" calcext:value-type="float">
            <text:p>1171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31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2" calcext:value-type="float">
            <text:p>1172</text:p>
          </table:table-cell>
          <table:table-cell office:value-type="float" office:value="30.981504" calcext:value-type="float">
            <text:p>30.9815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45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4" calcext:value-type="float">
            <text:p>1174</text:p>
          </table:table-cell>
          <table:table-cell office:value-type="float" office:value="30.981777" calcext:value-type="float">
            <text:p>30.98177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59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6" calcext:value-type="float">
            <text:p>1176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73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7" calcext:value-type="float">
            <text:p>1177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087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78" calcext:value-type="float">
            <text:p>1178</text:p>
          </table:table-cell>
          <table:table-cell office:value-type="float" office:value="30.981911" calcext:value-type="float">
            <text:p>30.98191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01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0" calcext:value-type="float">
            <text:p>1180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15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1" calcext:value-type="float">
            <text:p>1181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29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2" calcext:value-type="float">
            <text:p>1182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43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3" calcext:value-type="float">
            <text:p>1183</text:p>
          </table:table-cell>
          <table:table-cell office:value-type="float" office:value="30.982052" calcext:value-type="float">
            <text:p>30.98205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57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5" calcext:value-type="float">
            <text:p>1185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71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6" calcext:value-type="float">
            <text:p>1186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85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7" calcext:value-type="float">
            <text:p>1187</text:p>
          </table:table-cell>
          <table:table-cell office:value-type="float" office:value="30.982196" calcext:value-type="float">
            <text:p>30.9821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199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89" calcext:value-type="float">
            <text:p>1189</text:p>
          </table:table-cell>
          <table:table-cell office:value-type="float" office:value="30.982328" calcext:value-type="float">
            <text:p>30.98232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13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0" calcext:value-type="float">
            <text:p>1190</text:p>
          </table:table-cell>
          <table:table-cell office:value-type="float" office:value="30.982328" calcext:value-type="float">
            <text:p>30.98232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27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3" calcext:value-type="float">
            <text:p>1193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41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4" calcext:value-type="float">
            <text:p>1194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55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5" calcext:value-type="float">
            <text:p>1195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69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6" calcext:value-type="float">
            <text:p>1196</text:p>
          </table:table-cell>
          <table:table-cell office:value-type="float" office:value="30.98627" calcext:value-type="float">
            <text:p>30.9862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83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8" calcext:value-type="float">
            <text:p>1198</text:p>
          </table:table-cell>
          <table:table-cell office:value-type="float" office:value="30.986416" calcext:value-type="float">
            <text:p>30.986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297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199" calcext:value-type="float">
            <text:p>1199</text:p>
          </table:table-cell>
          <table:table-cell office:value-type="float" office:value="30.986416" calcext:value-type="float">
            <text:p>30.9864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11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1" calcext:value-type="float">
            <text:p>1201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25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2" calcext:value-type="float">
            <text:p>1202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39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3" calcext:value-type="float">
            <text:p>1203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53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4" calcext:value-type="float">
            <text:p>1204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5367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5" calcext:value-type="float">
            <text:p>1205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81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6" calcext:value-type="float">
            <text:p>1206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395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7" calcext:value-type="float">
            <text:p>1207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08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8" calcext:value-type="float">
            <text:p>1208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22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09" calcext:value-type="float">
            <text:p>1209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36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0" calcext:value-type="float">
            <text:p>1210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50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1" calcext:value-type="float">
            <text:p>1211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64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2" calcext:value-type="float">
            <text:p>1212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78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3" calcext:value-type="float">
            <text:p>1213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492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4" calcext:value-type="float">
            <text:p>1214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06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5" calcext:value-type="float">
            <text:p>1215</text:p>
          </table:table-cell>
          <table:table-cell office:value-type="float" office:value="30.987243" calcext:value-type="float">
            <text:p>30.98724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20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7" calcext:value-type="float">
            <text:p>1217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34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8" calcext:value-type="float">
            <text:p>1218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48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19" calcext:value-type="float">
            <text:p>1219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62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0" calcext:value-type="float">
            <text:p>1220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76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1" calcext:value-type="float">
            <text:p>1221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590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2" calcext:value-type="float">
            <text:p>1222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04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3" calcext:value-type="float">
            <text:p>1223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18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4" calcext:value-type="float">
            <text:p>1224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32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5" calcext:value-type="float">
            <text:p>1225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46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6" calcext:value-type="float">
            <text:p>1226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60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7" calcext:value-type="float">
            <text:p>1227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74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8" calcext:value-type="float">
            <text:p>1228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688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29" calcext:value-type="float">
            <text:p>1229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02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0" calcext:value-type="float">
            <text:p>1230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5716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1" calcext:value-type="float">
            <text:p>1231</text:p>
          </table:table-cell>
          <table:table-cell office:value-type="float" office:value="30.987779" calcext:value-type="float">
            <text:p>30.9877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30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3" calcext:value-type="float">
            <text:p>1233</text:p>
          </table:table-cell>
          <table:table-cell office:value-type="float" office:value="30.988698" calcext:value-type="float">
            <text:p>30.9886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44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4" calcext:value-type="float">
            <text:p>1234</text:p>
          </table:table-cell>
          <table:table-cell office:value-type="float" office:value="30.988698" calcext:value-type="float">
            <text:p>30.9886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58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6" calcext:value-type="float">
            <text:p>1236</text:p>
          </table:table-cell>
          <table:table-cell office:value-type="float" office:value="30.988798" calcext:value-type="float">
            <text:p>30.9887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72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7" calcext:value-type="float">
            <text:p>1237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786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8" calcext:value-type="float">
            <text:p>1238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00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39" calcext:value-type="float">
            <text:p>1239</text:p>
          </table:table-cell>
          <table:table-cell office:value-type="float" office:value="30.988837" calcext:value-type="float">
            <text:p>30.98883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14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1" calcext:value-type="float">
            <text:p>1241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28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2" calcext:value-type="float">
            <text:p>1242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42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3" calcext:value-type="float">
            <text:p>1243</text:p>
          </table:table-cell>
          <table:table-cell office:value-type="float" office:value="30.989614" calcext:value-type="float">
            <text:p>30.9896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56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5" calcext:value-type="float">
            <text:p>1245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70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6" calcext:value-type="float">
            <text:p>1246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84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7" calcext:value-type="float">
            <text:p>1247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898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48" calcext:value-type="float">
            <text:p>1248</text:p>
          </table:table-cell>
          <table:table-cell office:value-type="float" office:value="30.990218" calcext:value-type="float">
            <text:p>30.99021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12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0" calcext:value-type="float">
            <text:p>1250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26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1" calcext:value-type="float">
            <text:p>1251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40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2" calcext:value-type="float">
            <text:p>1252</text:p>
          </table:table-cell>
          <table:table-cell office:value-type="float" office:value="30.990362" calcext:value-type="float">
            <text:p>30.99036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54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4" calcext:value-type="float">
            <text:p>1254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68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5" calcext:value-type="float">
            <text:p>1255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82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6" calcext:value-type="float">
            <text:p>1256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5996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7" calcext:value-type="float">
            <text:p>1257</text:p>
          </table:table-cell>
          <table:table-cell office:value-type="float" office:value="30.99054" calcext:value-type="float">
            <text:p>30.990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10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59" calcext:value-type="float">
            <text:p>1259</text:p>
          </table:table-cell>
          <table:table-cell office:value-type="float" office:value="30.990694" calcext:value-type="float">
            <text:p>30.99069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24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0" calcext:value-type="float">
            <text:p>1260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38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1" calcext:value-type="float">
            <text:p>1261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52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2" calcext:value-type="float">
            <text:p>1262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66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3" calcext:value-type="float">
            <text:p>1263</text:p>
          </table:table-cell>
          <table:table-cell office:value-type="float" office:value="30.991486" calcext:value-type="float">
            <text:p>30.9914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80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5" calcext:value-type="float">
            <text:p>1265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094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6" calcext:value-type="float">
            <text:p>1266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07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7" calcext:value-type="float">
            <text:p>1267</text:p>
          </table:table-cell>
          <table:table-cell office:value-type="float" office:value="30.991619" calcext:value-type="float">
            <text:p>30.991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21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69" calcext:value-type="float">
            <text:p>1269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35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0" calcext:value-type="float">
            <text:p>1270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49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1" calcext:value-type="float">
            <text:p>1271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6163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2" calcext:value-type="float">
            <text:p>1272</text:p>
          </table:table-cell>
          <table:table-cell office:value-type="float" office:value="30.991682" calcext:value-type="float">
            <text:p>30.9916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77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4" calcext:value-type="float">
            <text:p>1274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191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5" calcext:value-type="float">
            <text:p>1275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05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6" calcext:value-type="float">
            <text:p>1276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19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7" calcext:value-type="float">
            <text:p>1277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80 <text:s/>&gt; <text:s/>1959 [PSH, ACK] Seq=623381 Ack=861 Win=16768 Len=116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78" calcext:value-type="float">
            <text:p>1278</text:p>
          </table:table-cell>
          <table:table-cell office:value-type="float" office:value="30.991954" calcext:value-type="float">
            <text:p>30.99195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34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0" calcext:value-type="float">
            <text:p>1280</text:p>
          </table:table-cell>
          <table:table-cell office:value-type="float" office:value="30.992078" calcext:value-type="float">
            <text:p>30.9920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48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1" calcext:value-type="float">
            <text:p>1281</text:p>
          </table:table-cell>
          <table:table-cell office:value-type="float" office:value="30.992078" calcext:value-type="float">
            <text:p>30.99207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62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3" calcext:value-type="float">
            <text:p>1283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76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4" calcext:value-type="float">
            <text:p>1284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290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5" calcext:value-type="float">
            <text:p>1285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04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6" calcext:value-type="float">
            <text:p>1286</text:p>
          </table:table-cell>
          <table:table-cell office:value-type="float" office:value="30.99214" calcext:value-type="float">
            <text:p>30.9921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18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88" calcext:value-type="float">
            <text:p>1288</text:p>
          </table:table-cell>
          <table:table-cell office:value-type="float" office:value="30.992288" calcext:value-type="float">
            <text:p>30.9922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32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0" calcext:value-type="float">
            <text:p>1290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46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1" calcext:value-type="float">
            <text:p>1291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60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2" calcext:value-type="float">
            <text:p>1292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74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3" calcext:value-type="float">
            <text:p>1293</text:p>
          </table:table-cell>
          <table:table-cell office:value-type="float" office:value="30.992464" calcext:value-type="float">
            <text:p>30.99246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388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5" calcext:value-type="float">
            <text:p>1295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02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6" calcext:value-type="float">
            <text:p>1296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16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7" calcext:value-type="float">
            <text:p>1297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30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298" calcext:value-type="float">
            <text:p>1298</text:p>
          </table:table-cell>
          <table:table-cell office:value-type="float" office:value="30.992635" calcext:value-type="float">
            <text:p>30.992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44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0" calcext:value-type="float">
            <text:p>1300</text:p>
          </table:table-cell>
          <table:table-cell office:value-type="float" office:value="30.992766" calcext:value-type="float">
            <text:p>30.99276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58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1" calcext:value-type="float">
            <text:p>1301</text:p>
          </table:table-cell>
          <table:table-cell office:value-type="float" office:value="30.99279" calcext:value-type="float">
            <text:p>30.992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72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3" calcext:value-type="float">
            <text:p>1303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486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4" calcext:value-type="float">
            <text:p>1304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00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5" calcext:value-type="float">
            <text:p>1305</text:p>
          </table:table-cell>
          <table:table-cell office:value-type="float" office:value="30.992836" calcext:value-type="float">
            <text:p>30.99283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14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7" calcext:value-type="float">
            <text:p>1307</text:p>
          </table:table-cell>
          <table:table-cell office:value-type="float" office:value="30.99296" calcext:value-type="float">
            <text:p>30.992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28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09" calcext:value-type="float">
            <text:p>1309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42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0" calcext:value-type="float">
            <text:p>1310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56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1" calcext:value-type="float">
            <text:p>1311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70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2" calcext:value-type="float">
            <text:p>1312</text:p>
          </table:table-cell>
          <table:table-cell office:value-type="float" office:value="31.000792" calcext:value-type="float">
            <text:p>31.00079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84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4" calcext:value-type="float">
            <text:p>1314</text:p>
          </table:table-cell>
          <table:table-cell office:value-type="float" office:value="31.000915" calcext:value-type="float">
            <text:p>31.00091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598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5" calcext:value-type="float">
            <text:p>1315</text:p>
          </table:table-cell>
          <table:table-cell office:value-type="float" office:value="31.000942" calcext:value-type="float">
            <text:p>31.000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12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7" calcext:value-type="float">
            <text:p>1317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26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8" calcext:value-type="float">
            <text:p>1318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40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19" calcext:value-type="float">
            <text:p>1319</text:p>
          </table:table-cell>
          <table:table-cell office:value-type="float" office:value="31.001071" calcext:value-type="float">
            <text:p>31.0010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54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1" calcext:value-type="float">
            <text:p>1321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68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2" calcext:value-type="float">
            <text:p>1322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6682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3" calcext:value-type="float">
            <text:p>1323</text:p>
          </table:table-cell>
          <table:table-cell office:value-type="float" office:value="31.001213" calcext:value-type="float">
            <text:p>31.0012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696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5" calcext:value-type="float">
            <text:p>1325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10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6" calcext:value-type="float">
            <text:p>1326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24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7" calcext:value-type="float">
            <text:p>1327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38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28" calcext:value-type="float">
            <text:p>1328</text:p>
          </table:table-cell>
          <table:table-cell office:value-type="float" office:value="31.001387" calcext:value-type="float">
            <text:p>31.0013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52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0" calcext:value-type="float">
            <text:p>1330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66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1" calcext:value-type="float">
            <text:p>1331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80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2" calcext:value-type="float">
            <text:p>1332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794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3" calcext:value-type="float">
            <text:p>1333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08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4" calcext:value-type="float">
            <text:p>1334</text:p>
          </table:table-cell>
          <table:table-cell office:value-type="float" office:value="31.00158" calcext:value-type="float">
            <text:p>31.0015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22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6" calcext:value-type="float">
            <text:p>1336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36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7" calcext:value-type="float">
            <text:p>1337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50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38" calcext:value-type="float">
            <text:p>1338</text:p>
          </table:table-cell>
          <table:table-cell office:value-type="float" office:value="31.001722" calcext:value-type="float">
            <text:p>31.00172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64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0" calcext:value-type="float">
            <text:p>1340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78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1" calcext:value-type="float">
            <text:p>1341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892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2" calcext:value-type="float">
            <text:p>1342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06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3" calcext:value-type="float">
            <text:p>1343</text:p>
          </table:table-cell>
          <table:table-cell office:value-type="float" office:value="31.001886" calcext:value-type="float">
            <text:p>31.0018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19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5" calcext:value-type="float">
            <text:p>1345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33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6" calcext:value-type="float">
            <text:p>1346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47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7" calcext:value-type="float">
            <text:p>1347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61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48" calcext:value-type="float">
            <text:p>1348</text:p>
          </table:table-cell>
          <table:table-cell office:value-type="float" office:value="31.00208" calcext:value-type="float">
            <text:p>31.0020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75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0" calcext:value-type="float">
            <text:p>1350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6989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1" calcext:value-type="float">
            <text:p>1351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03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2" calcext:value-type="float">
            <text:p>1352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17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3" calcext:value-type="float">
            <text:p>1353</text:p>
          </table:table-cell>
          <table:table-cell office:value-type="float" office:value="31.002233" calcext:value-type="float">
            <text:p>31.00223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31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5" calcext:value-type="float">
            <text:p>1355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45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6" calcext:value-type="float">
            <text:p>1356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59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7" calcext:value-type="float">
            <text:p>1357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73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58" calcext:value-type="float">
            <text:p>1358</text:p>
          </table:table-cell>
          <table:table-cell office:value-type="float" office:value="31.002385" calcext:value-type="float">
            <text:p>31.0023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087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0" calcext:value-type="float">
            <text:p>1360</text:p>
          </table:table-cell>
          <table:table-cell office:value-type="float" office:value="31.003379" calcext:value-type="float">
            <text:p>31.0033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01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1" calcext:value-type="float">
            <text:p>1361</text:p>
          </table:table-cell>
          <table:table-cell office:value-type="float" office:value="31.003379" calcext:value-type="float">
            <text:p>31.00337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15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3" calcext:value-type="float">
            <text:p>1363</text:p>
          </table:table-cell>
          <table:table-cell office:value-type="float" office:value="31.003487" calcext:value-type="float">
            <text:p>31.00348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29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4" calcext:value-type="float">
            <text:p>1364</text:p>
          </table:table-cell>
          <table:table-cell office:value-type="float" office:value="31.003513" calcext:value-type="float">
            <text:p>31.0035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43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6" calcext:value-type="float">
            <text:p>1366</text:p>
          </table:table-cell>
          <table:table-cell office:value-type="float" office:value="31.003645" calcext:value-type="float">
            <text:p>31.00364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57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7" calcext:value-type="float">
            <text:p>1367</text:p>
          </table:table-cell>
          <table:table-cell office:value-type="float" office:value="31.00368" calcext:value-type="float">
            <text:p>31.003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71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68" calcext:value-type="float">
            <text:p>1368</text:p>
          </table:table-cell>
          <table:table-cell office:value-type="float" office:value="31.00368" calcext:value-type="float">
            <text:p>31.003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185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0" calcext:value-type="float">
            <text:p>1370</text:p>
          </table:table-cell>
          <table:table-cell office:value-type="float" office:value="31.003804" calcext:value-type="float">
            <text:p>31.00380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199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2" calcext:value-type="float">
            <text:p>1372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13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3" calcext:value-type="float">
            <text:p>1373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27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4" calcext:value-type="float">
            <text:p>1374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41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5" calcext:value-type="float">
            <text:p>1375</text:p>
          </table:table-cell>
          <table:table-cell office:value-type="float" office:value="31.00388" calcext:value-type="float">
            <text:p>31.0038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55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7" calcext:value-type="float">
            <text:p>1377</text:p>
          </table:table-cell>
          <table:table-cell office:value-type="float" office:value="31.004003" calcext:value-type="float">
            <text:p>31.00400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69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78" calcext:value-type="float">
            <text:p>1378</text:p>
          </table:table-cell>
          <table:table-cell office:value-type="float" office:value="31.004132" calcext:value-type="float">
            <text:p>31.00413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83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0" calcext:value-type="float">
            <text:p>1380</text:p>
          </table:table-cell>
          <table:table-cell office:value-type="float" office:value="31.004267" calcext:value-type="float">
            <text:p>31.0042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297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1" calcext:value-type="float">
            <text:p>1381</text:p>
          </table:table-cell>
          <table:table-cell office:value-type="float" office:value="31.004267" calcext:value-type="float">
            <text:p>31.00426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11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3" calcext:value-type="float">
            <text:p>1383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25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4" calcext:value-type="float">
            <text:p>1384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39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5" calcext:value-type="float">
            <text:p>1385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53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6" calcext:value-type="float">
            <text:p>1386</text:p>
          </table:table-cell>
          <table:table-cell office:value-type="float" office:value="31.00442" calcext:value-type="float">
            <text:p>31.004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67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8" calcext:value-type="float">
            <text:p>1388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81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89" calcext:value-type="float">
            <text:p>1389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395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0" calcext:value-type="float">
            <text:p>1390</text:p>
          </table:table-cell>
          <table:table-cell office:value-type="float" office:value="31.004559" calcext:value-type="float">
            <text:p>31.0045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09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2" calcext:value-type="float">
            <text:p>1392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23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3" calcext:value-type="float">
            <text:p>1393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37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4" calcext:value-type="float">
            <text:p>1394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51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5" calcext:value-type="float">
            <text:p>1395</text:p>
          </table:table-cell>
          <table:table-cell office:value-type="float" office:value="31.004619" calcext:value-type="float">
            <text:p>31.00461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65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7" calcext:value-type="float">
            <text:p>1397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79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8" calcext:value-type="float">
            <text:p>1398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493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399" calcext:value-type="float">
            <text:p>1399</text:p>
          </table:table-cell>
          <table:table-cell office:value-type="float" office:value="31.004786" calcext:value-type="float">
            <text:p>31.00478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07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1" calcext:value-type="float">
            <text:p>1401</text:p>
          </table:table-cell>
          <table:table-cell office:value-type="float" office:value="31.004889" calcext:value-type="float">
            <text:p>31.00488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21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2" calcext:value-type="float">
            <text:p>1402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35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3" calcext:value-type="float">
            <text:p>1403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549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4" calcext:value-type="float">
            <text:p>1404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63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5" calcext:value-type="float">
            <text:p>1405</text:p>
          </table:table-cell>
          <table:table-cell office:value-type="float" office:value="31.004942" calcext:value-type="float">
            <text:p>31.00494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770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7" calcext:value-type="float">
            <text:p>1407</text:p>
          </table:table-cell>
          <table:table-cell office:value-type="float" office:value="31.005068" calcext:value-type="float">
            <text:p>31.0050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5910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09" calcext:value-type="float">
            <text:p>1409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050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0" calcext:value-type="float">
            <text:p>1410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189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1" calcext:value-type="float">
            <text:p>1411</text:p>
          </table:table-cell>
          <table:table-cell office:value-type="float" office:value="31.005116" calcext:value-type="float">
            <text:p>31.00511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32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3" calcext:value-type="float">
            <text:p>1413</text:p>
          </table:table-cell>
          <table:table-cell office:value-type="float" office:value="31.005257" calcext:value-type="float">
            <text:p>31.00525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46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4" calcext:value-type="float">
            <text:p>1414</text:p>
          </table:table-cell>
          <table:table-cell office:value-type="float" office:value="31.005257" calcext:value-type="float">
            <text:p>31.00525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60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6" calcext:value-type="float">
            <text:p>1416</text:p>
          </table:table-cell>
          <table:table-cell office:value-type="float" office:value="31.005382" calcext:value-type="float">
            <text:p>31.005382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74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8" calcext:value-type="float">
            <text:p>1418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688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19" calcext:value-type="float">
            <text:p>1419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02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0" calcext:value-type="float">
            <text:p>1420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16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1" calcext:value-type="float">
            <text:p>1421</text:p>
          </table:table-cell>
          <table:table-cell office:value-type="float" office:value="31.006371" calcext:value-type="float">
            <text:p>31.00637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30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3" calcext:value-type="float">
            <text:p>1423</text:p>
          </table:table-cell>
          <table:table-cell office:value-type="float" office:value="31.006869" calcext:value-type="float">
            <text:p>31.00686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44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4" calcext:value-type="float">
            <text:p>1424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587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5" calcext:value-type="float">
            <text:p>1425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727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6" calcext:value-type="float">
            <text:p>1426</text:p>
          </table:table-cell>
          <table:table-cell office:value-type="float" office:value="31.006913" calcext:value-type="float">
            <text:p>31.00691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7867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8" calcext:value-type="float">
            <text:p>1428</text:p>
          </table:table-cell>
          <table:table-cell office:value-type="float" office:value="31.007031" calcext:value-type="float">
            <text:p>31.0070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007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29" calcext:value-type="float">
            <text:p>1429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147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0" calcext:value-type="float">
            <text:p>1430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286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1" calcext:value-type="float">
            <text:p>1431</text:p>
          </table:table-cell>
          <table:table-cell office:value-type="float" office:value="31.007085" calcext:value-type="float">
            <text:p>31.00708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426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3" calcext:value-type="float">
            <text:p>1433</text:p>
          </table:table-cell>
          <table:table-cell office:value-type="float" office:value="31.007217" calcext:value-type="float">
            <text:p>31.00721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566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4" calcext:value-type="float">
            <text:p>1434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706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5" calcext:value-type="float">
            <text:p>1435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78846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6" calcext:value-type="float">
            <text:p>1436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8985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7" calcext:value-type="float">
            <text:p>1437</text:p>
          </table:table-cell>
          <table:table-cell office:value-type="float" office:value="31.007996" calcext:value-type="float">
            <text:p>31.007996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125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39" calcext:value-type="float">
            <text:p>1439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265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0" calcext:value-type="float">
            <text:p>1440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405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1" calcext:value-type="float">
            <text:p>1441</text:p>
          </table:table-cell>
          <table:table-cell office:value-type="float" office:value="31.008131" calcext:value-type="float">
            <text:p>31.008131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545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3" calcext:value-type="float">
            <text:p>1443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684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4" calcext:value-type="float">
            <text:p>1444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824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5" calcext:value-type="float">
            <text:p>1445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79964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6" calcext:value-type="float">
            <text:p>1446</text:p>
          </table:table-cell>
          <table:table-cell office:value-type="float" office:value="31.008298" calcext:value-type="float">
            <text:p>31.00829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104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8" calcext:value-type="float">
            <text:p>1448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244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49" calcext:value-type="float">
            <text:p>1449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383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0" calcext:value-type="float">
            <text:p>1450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523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1" calcext:value-type="float">
            <text:p>1451</text:p>
          </table:table-cell>
          <table:table-cell office:value-type="float" office:value="31.008468" calcext:value-type="float">
            <text:p>31.00846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663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3" calcext:value-type="float">
            <text:p>1453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803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4" calcext:value-type="float">
            <text:p>1454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0943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5" calcext:value-type="float">
            <text:p>1455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082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6" calcext:value-type="float">
            <text:p>1456</text:p>
          </table:table-cell>
          <table:table-cell office:value-type="float" office:value="31.008635" calcext:value-type="float">
            <text:p>31.008635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222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8" calcext:value-type="float">
            <text:p>1458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362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59" calcext:value-type="float">
            <text:p>1459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502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0" calcext:value-type="float">
            <text:p>1460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642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1" calcext:value-type="float">
            <text:p>1461</text:p>
          </table:table-cell>
          <table:table-cell office:value-type="float" office:value="31.008809" calcext:value-type="float">
            <text:p>31.00880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781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3" calcext:value-type="float">
            <text:p>1463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1921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4" calcext:value-type="float">
            <text:p>1464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061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5" calcext:value-type="float">
            <text:p>1465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PSH, ACK] Seq=82201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6" calcext:value-type="float">
            <text:p>1466</text:p>
          </table:table-cell>
          <table:table-cell office:value-type="float" office:value="31.008999" calcext:value-type="float">
            <text:p>31.00899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341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8" calcext:value-type="float">
            <text:p>1468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480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69" calcext:value-type="float">
            <text:p>1469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620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0" calcext:value-type="float">
            <text:p>1470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80 <text:s/>&gt; <text:s/>1959 [PSH, ACK] Seq=827605 Ack=861 Win=16768 Len=292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1" calcext:value-type="float">
            <text:p>1471</text:p>
          </table:table-cell>
          <table:table-cell office:value-type="float" office:value="31.009148" calcext:value-type="float">
            <text:p>31.009148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789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3" calcext:value-type="float">
            <text:p>1473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2929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4" calcext:value-type="float">
            <text:p>1474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069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5" calcext:value-type="float">
            <text:p>1475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209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6" calcext:value-type="float">
            <text:p>1476</text:p>
          </table:table-cell>
          <table:table-cell office:value-type="float" office:value="31.009307" calcext:value-type="float">
            <text:p>31.009307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3489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8" calcext:value-type="float">
            <text:p>1478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4887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79" calcext:value-type="float">
            <text:p>1479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6285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0" calcext:value-type="float">
            <text:p>1480</text:p>
          </table:table-cell>
          <table:table-cell office:value-type="float" office:value="31.009444" calcext:value-type="float">
            <text:p>31.009444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7683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2" calcext:value-type="float">
            <text:p>1482</text:p>
          </table:table-cell>
          <table:table-cell office:value-type="float" office:value="31.00959" calcext:value-type="float">
            <text:p>31.009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80 <text:s/>&gt; <text:s/>1959 [ACK] Seq=839081 Ack=861 Win=16768 Len=1398 [TCP segment of a reassembled PDU]</text:p>
          </table:table-cell>
          <table:table-cell table:style-name="Default" table:number-columns-repeated="16377"/>
        </table:table-row>
        <table:table-row table:style-name="ro3">
          <table:table-cell office:value-type="float" office:value="1483" calcext:value-type="float">
            <text:p>1483</text:p>
          </table:table-cell>
          <table:table-cell office:value-type="float" office:value="31.00959" calcext:value-type="float">
            <text:p>31.00959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HTTP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HTTP/1.1 206 Partial Content </text:p>
          </table:table-cell>
          <table:table-cell table:style-name="Default" table:number-columns-repeated="16377"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float" office:value="31.040653" calcext:value-type="float">
            <text:p>31.040653</text:p>
          </table:table-cell>
          <table:table-cell office:value-type="string" calcext:value-type="string">
            <text:p>8.238.55.254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959 [FIN, ACK] Seq=841171 Ack=862 Win=16768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3.03702" calcext:value-type="float">
            <text:p>3.03702</text:p>
          </table:table-cell>
          <table:table-cell office:value-type="string" calcext:value-type="string">
            <text:p>93.184.220.29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0 <text:s/>&gt; <text:s/>1758 [FIN, ACK] Seq=1 Ack=2 Win=123 Len=0</text:p>
          </table:table-cell>
          <table:table-cell table:style-name="Default" table:number-columns-repeated="16377"/>
        </table:table-row>
        <table:table-row table:style-name="ro3">
          <table:table-cell office:value-type="float" office:value="476" calcext:value-type="float">
            <text:p>476</text:p>
          </table:table-cell>
          <table:table-cell office:value-type="float" office:value="22.146752" calcext:value-type="float">
            <text:p>22.146752</text:p>
          </table:table-cell>
          <table:table-cell office:value-type="string" calcext:value-type="string">
            <text:p>99.84.12.226</text:p>
          </table:table-cell>
          <table:table-cell office:value-type="string" calcext:value-type="string">
            <text:p>10.82.126.202</text:p>
          </table:table-cell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43 <text:s/>&gt; <text:s/>1781 [ACK] Seq=1 Ack=2 Win=123 Len=0 SLE=1 SRE=2</text:p>
          </table:table-cell>
          <table:table-cell table:style-name="Default" table:number-columns-repeated="16377"/>
        </table:table-row>
      </table:table>
      <table:table table:name="Sheet1" table:style-name="ta2">
        <office:forms form:automatic-focus="false" form:apply-design-mode="false"/>
        <table:table-column table:style-name="co4" table:number-columns-repeated="4" table:default-cell-style-name="ce10"/>
        <table:table-column table:style-name="co5" table:default-cell-style-name="ce10"/>
        <table:table-column table:style-name="co6" table:number-columns-repeated="10" table:default-cell-style-name="ce10"/>
        <table:table-column table:style-name="co1" table:default-cell-style-name="ce10"/>
        <table:table-column table:style-name="co1" table:number-columns-repeated="16368"/>
        <table:table-row table:style-name="ro1">
          <table:table-cell table:style-name="ce8" office:value-type="string" calcext:value-type="string">
            <text:p>Data Allocations</text:p>
          </table:table-cell>
          <table:table-cell table:number-columns-repeated="15"/>
          <table:table-cell table:style-name="ce10" table:number-columns-repeated="16368"/>
        </table:table-row>
        <table:table-row table:style-name="ro1">
          <table:table-cell table:style-name="ce9" office:value-type="string" calcext:value-type="string">
            <text:p>Researcher</text:p>
          </table:table-cell>
          <table:table-cell table:style-name="ce9" office:value-type="string" calcext:value-type="string">
            <text:p>Starting Row</text:p>
          </table:table-cell>
          <table:table-cell table:style-name="ce9" office:value-type="string" calcext:value-type="string">
            <text:p>Ending Row</text:p>
          </table:table-cell>
          <table:table-cell table:style-name="ce9"/>
          <table:table-cell table:style-name="ce8" office:value-type="string" calcext:value-type="string">
            <text:p>Kai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office:value-type="string" calcext:value-type="string">
            <text:p>Indigo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office:value-type="string" calcext:value-type="string">
            <text:p>Fin</text:p>
          </table:table-cell>
          <table:table-cell office:value-type="float" office:value="80" calcext:value-type="float">
            <text:p>80</text:p>
          </table:table-cell>
          <table:table-cell table:formula="of:=[.B4]+1000" office:value-type="float" office:value="1080" calcext:value-type="float">
            <text:p>1080</text:p>
          </table:table-cell>
          <table:table-cell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George</text:p>
          </table:table-cell>
          <table:table-cell table:formula="of:=[.B4]+100" office:value-type="float" office:value="180" calcext:value-type="float">
            <text:p>180</text:p>
          </table:table-cell>
          <table:table-cell table:formula="of:=[.B5]+1000" office:value-type="float" office:value="1180" calcext:value-type="float">
            <text:p>11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-[.E5]" office:value-type="float" office:value="0" calcext:value-type="float">
            <text:p>0</text:p>
          </table:table-cell>
          <table:table-cell table:formula="of:=[.G4]-[.F5]" office:value-type="float" office:value="2" calcext:value-type="float">
            <text:p>2</text:p>
          </table:table-cell>
          <table:table-cell table:formula="of:=[.H4]-[.G5]" office:value-type="float" office:value="1" calcext:value-type="float">
            <text:p>1</text:p>
          </table:table-cell>
          <table:table-cell table:formula="of:=[.I4]-[.H5]" office:value-type="float" office:value="3" calcext:value-type="float">
            <text:p>3</text:p>
          </table:table-cell>
          <table:table-cell table:formula="of:=[.J4]-[.I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4]-[.K5]" office:value-type="float" office:value="7" calcext:value-type="float">
            <text:p>7</text:p>
          </table:table-cell>
          <table:table-cell table:formula="of:=[.M4]-[.L5]" office:value-type="float" office:value="1" calcext:value-type="float">
            <text:p>1</text:p>
          </table:table-cell>
          <table:table-cell table:formula="of:=[.N4]-[.M5]" office:value-type="float" office:value="8" calcext:value-type="float">
            <text:p>8</text:p>
          </table:table-cell>
          <table:table-cell table:formula="of:=[.O4]-[.N5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Will</text:p>
          </table:table-cell>
          <table:table-cell table:formula="of:=[.B5]+100" office:value-type="float" office:value="280" calcext:value-type="float">
            <text:p>280</text:p>
          </table:table-cell>
          <table:table-cell table:formula="of:=[.B6]+950" office:value-type="float" office:value="1230" calcext:value-type="float">
            <text:p>123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5]-[.G6]" office:value-type="float" office:value="1" calcext:value-type="float">
            <text:p>1</text:p>
          </table:table-cell>
          <table:table-cell table:formula="of:=[.I5]-[.H6]" office:value-type="float" office:value="2" calcext:value-type="float">
            <text:p>2</text:p>
          </table:table-cell>
          <table:table-cell table:formula="of:=[.J5]-[.I6]" office:value-type="float" office:value="0" calcext:value-type="float">
            <text:p>0</text:p>
          </table:table-cell>
          <table:table-cell table:formula="of:=[.K5]-[.J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5]-[.L6]+7" office:value-type="float" office:value="5" calcext:value-type="float">
            <text:p>5</text:p>
          </table:table-cell>
          <table:table-cell table:formula="of:=[.N5]-[.M6]" office:value-type="float" office:value="3" calcext:value-type="float">
            <text:p>3</text:p>
          </table:table-cell>
          <table:table-cell table:formula="of:=[.O5]-[.N6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Colin</text:p>
          </table:table-cell>
          <table:table-cell table:formula="of:=[.B6]+100" office:value-type="float" office:value="380" calcext:value-type="float">
            <text:p>380</text:p>
          </table:table-cell>
          <table:table-cell table:formula="of:=[.B7]+950" office:value-type="float" office:value="1330" calcext:value-type="float">
            <text:p>13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Jonny</text:p>
          </table:table-cell>
          <table:table-cell table:formula="of:=[.B7]+100" office:value-type="float" office:value="480" calcext:value-type="float">
            <text:p>480</text:p>
          </table:table-cell>
          <table:table-cell table:formula="of:=[.B8]+950" office:value-type="float" office:value="1430" calcext:value-type="float">
            <text:p>14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Jude</text:p>
          </table:table-cell>
          <table:table-cell table:formula="of:=[.B8]+100" office:value-type="float" office:value="580" calcext:value-type="float">
            <text:p>580</text:p>
          </table:table-cell>
          <table:table-cell table:formula="of:=[.B9]+950" office:value-type="float" office:value="1530" calcext:value-type="float">
            <text:p>153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</text:p>
          </table:table-cell>
          <table:table-cell table:style-name="ce10" table:number-columns-repeated="16368"/>
        </table:table-row>
        <table:table-row table:style-name="ro1">
          <table:table-cell office:value-type="string" calcext:value-type="string">
            <text:p>Ross</text:p>
          </table:table-cell>
          <table:table-cell table:formula="of:=[.B9]+100" office:value-type="float" office:value="680" calcext:value-type="float">
            <text:p>680</text:p>
          </table:table-cell>
          <table:table-cell table:formula="of:=[.B10]+950" office:value-type="float" office:value="1630" calcext:value-type="float">
            <text:p>163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Igor</text:p>
          </table:table-cell>
          <table:table-cell table:formula="of:=[.B10]+100" office:value-type="float" office:value="780" calcext:value-type="float">
            <text:p>780</text:p>
          </table:table-cell>
          <table:table-cell table:formula="of:=[.B11]+950" office:value-type="float" office:value="1730" calcext:value-type="float">
            <text:p>173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Patryk</text:p>
          </table:table-cell>
          <table:table-cell table:formula="of:=[.B11]+100" office:value-type="float" office:value="880" calcext:value-type="float">
            <text:p>880</text:p>
          </table:table-cell>
          <table:table-cell table:formula="of:=[.B12]+950" office:value-type="float" office:value="1830" calcext:value-type="float">
            <text:p>183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Oleseana</text:p>
          </table:table-cell>
          <table:table-cell table:formula="of:=[.B12]+100" office:value-type="float" office:value="980" calcext:value-type="float">
            <text:p>980</text:p>
          </table:table-cell>
          <table:table-cell table:formula="of:=[.B13]+950" office:value-type="float" office:value="1930" calcext:value-type="float">
            <text:p>193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office:value-type="string" calcext:value-type="string">
            <text:p>Kai</text:p>
          </table:table-cell>
          <table:table-cell table:formula="of:=[.B13]+100" office:value-type="float" office:value="1080" calcext:value-type="float">
            <text:p>1080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Patryk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8]-[.E19]" office:value-type="float" office:value="0" calcext:value-type="float">
            <text:p>0</text:p>
          </table:table-cell>
          <table:table-cell table:formula="of:=[.G18]-[.F19]" office:value-type="float" office:value="2" calcext:value-type="float">
            <text:p>2</text:p>
          </table:table-cell>
          <table:table-cell table:formula="of:=[.H18]-[.G19]" office:value-type="float" office:value="1" calcext:value-type="float">
            <text:p>1</text:p>
          </table:table-cell>
          <table:table-cell table:formula="of:=[.I18]-[.H19]" office:value-type="float" office:value="3" calcext:value-type="float">
            <text:p>3</text:p>
          </table:table-cell>
          <table:table-cell table:formula="of:=[.J18]-[.I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8]-[.K19]" office:value-type="float" office:value="7" calcext:value-type="float">
            <text:p>7</text:p>
          </table:table-cell>
          <table:table-cell table:formula="of:=[.M18]-[.L19]" office:value-type="float" office:value="1" calcext:value-type="float">
            <text:p>1</text:p>
          </table:table-cell>
          <table:table-cell table:formula="of:=[.N18]-[.M19]" office:value-type="float" office:value="8" calcext:value-type="float">
            <text:p>8</text:p>
          </table:table-cell>
          <table:table-cell table:formula="of:=[.O18]-[.N19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9]-[.G20]" office:value-type="float" office:value="1" calcext:value-type="float">
            <text:p>1</text:p>
          </table:table-cell>
          <table:table-cell table:formula="of:=[.I19]-[.H20]" office:value-type="float" office:value="2" calcext:value-type="float">
            <text:p>2</text:p>
          </table:table-cell>
          <table:table-cell table:formula="of:=[.J19]-[.I20]" office:value-type="float" office:value="0" calcext:value-type="float">
            <text:p>0</text:p>
          </table:table-cell>
          <table:table-cell table:formula="of:=[.K19]-[.J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9]-[.L20]+7" office:value-type="float" office:value="5" calcext:value-type="float">
            <text:p>5</text:p>
          </table:table-cell>
          <table:table-cell table:formula="of:=[.N19]-[.M20]" office:value-type="float" office:value="3" calcext:value-type="float">
            <text:p>3</text:p>
          </table:table-cell>
          <table:table-cell table:formula="of:=[.O19]-[.N20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Oleseana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32]-[.E33]" office:value-type="float" office:value="0" calcext:value-type="float">
            <text:p>0</text:p>
          </table:table-cell>
          <table:table-cell table:formula="of:=[.G32]-[.F33]" office:value-type="float" office:value="2" calcext:value-type="float">
            <text:p>2</text:p>
          </table:table-cell>
          <table:table-cell table:formula="of:=[.H32]-[.G33]" office:value-type="float" office:value="1" calcext:value-type="float">
            <text:p>1</text:p>
          </table:table-cell>
          <table:table-cell table:formula="of:=[.I32]-[.H33]" office:value-type="float" office:value="3" calcext:value-type="float">
            <text:p>3</text:p>
          </table:table-cell>
          <table:table-cell table:formula="of:=[.J32]-[.I3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32]-[.K33]" office:value-type="float" office:value="7" calcext:value-type="float">
            <text:p>7</text:p>
          </table:table-cell>
          <table:table-cell table:formula="of:=[.M32]-[.L33]" office:value-type="float" office:value="1" calcext:value-type="float">
            <text:p>1</text:p>
          </table:table-cell>
          <table:table-cell table:formula="of:=[.N32]-[.M33]" office:value-type="float" office:value="8" calcext:value-type="float">
            <text:p>8</text:p>
          </table:table-cell>
          <table:table-cell table:formula="of:=[.O32]-[.N33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33]-[.G34]" office:value-type="float" office:value="1" calcext:value-type="float">
            <text:p>1</text:p>
          </table:table-cell>
          <table:table-cell table:formula="of:=[.I33]-[.H34]" office:value-type="float" office:value="2" calcext:value-type="float">
            <text:p>2</text:p>
          </table:table-cell>
          <table:table-cell table:formula="of:=[.J33]-[.I34]" office:value-type="float" office:value="0" calcext:value-type="float">
            <text:p>0</text:p>
          </table:table-cell>
          <table:table-cell table:formula="of:=[.K33]-[.J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33]-[.L34]+7" office:value-type="float" office:value="5" calcext:value-type="float">
            <text:p>5</text:p>
          </table:table-cell>
          <table:table-cell table:formula="of:=[.N33]-[.M34]" office:value-type="float" office:value="3" calcext:value-type="float">
            <text:p>3</text:p>
          </table:table-cell>
          <table:table-cell table:formula="of:=[.O33]-[.N34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 table:number-rows-repeated="2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Igor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47]-[.E48]" office:value-type="float" office:value="0" calcext:value-type="float">
            <text:p>0</text:p>
          </table:table-cell>
          <table:table-cell table:formula="of:=[.G47]-[.F48]" office:value-type="float" office:value="2" calcext:value-type="float">
            <text:p>2</text:p>
          </table:table-cell>
          <table:table-cell table:formula="of:=[.H47]-[.G48]" office:value-type="float" office:value="1" calcext:value-type="float">
            <text:p>1</text:p>
          </table:table-cell>
          <table:table-cell table:formula="of:=[.I47]-[.H48]" office:value-type="float" office:value="3" calcext:value-type="float">
            <text:p>3</text:p>
          </table:table-cell>
          <table:table-cell table:formula="of:=[.J47]-[.I4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L47]-[.K48]" office:value-type="float" office:value="6" calcext:value-type="float">
            <text:p>6</text:p>
          </table:table-cell>
          <table:table-cell table:formula="of:=[.M47]-[.L48]" office:value-type="float" office:value="2" calcext:value-type="float">
            <text:p>2</text:p>
          </table:table-cell>
          <table:table-cell table:formula="of:=[.N47]-[.M48]" office:value-type="float" office:value="7" calcext:value-type="float">
            <text:p>7</text:p>
          </table:table-cell>
          <table:table-cell table:formula="of:=[.O47]-[.N48]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48]-[.G49]" office:value-type="float" office:value="1" calcext:value-type="float">
            <text:p>1</text:p>
          </table:table-cell>
          <table:table-cell table:formula="of:=[.I48]-[.H49]" office:value-type="float" office:value="2" calcext:value-type="float">
            <text:p>2</text:p>
          </table:table-cell>
          <table:table-cell table:formula="of:=[.J48]-[.I49]" office:value-type="float" office:value="0" calcext:value-type="float">
            <text:p>0</text:p>
          </table:table-cell>
          <table:table-cell table:formula="of:=[.K48]-[.J49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48]-[.L49]+7" office:value-type="float" office:value="6" calcext:value-type="float">
            <text:p>6</text:p>
          </table:table-cell>
          <table:table-cell table:formula="of:=[.N48]-[.M49]" office:value-type="float" office:value="1" calcext:value-type="float">
            <text:p>1</text:p>
          </table:table-cell>
          <table:table-cell table:formula="of:=[.O48]-[.N49]+4" office:value-type="float" office:value="6" calcext:value-type="float">
            <text:p>6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Ross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61]-[.E62]" office:value-type="float" office:value="0" calcext:value-type="float">
            <text:p>0</text:p>
          </table:table-cell>
          <table:table-cell table:formula="of:=[.G61]-[.F62]" office:value-type="float" office:value="2" calcext:value-type="float">
            <text:p>2</text:p>
          </table:table-cell>
          <table:table-cell table:formula="of:=[.H61]-[.G62]" office:value-type="float" office:value="1" calcext:value-type="float">
            <text:p>1</text:p>
          </table:table-cell>
          <table:table-cell table:formula="of:=[.I61]-[.H62]" office:value-type="float" office:value="3" calcext:value-type="float">
            <text:p>3</text:p>
          </table:table-cell>
          <table:table-cell table:formula="of:=[.J61]-[.I62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L61]-[.K62]" office:value-type="float" office:value="4" calcext:value-type="float">
            <text:p>4</text:p>
          </table:table-cell>
          <table:table-cell table:formula="of:=[.M61]-[.L62]" office:value-type="float" office:value="4" calcext:value-type="float">
            <text:p>4</text:p>
          </table:table-cell>
          <table:table-cell table:formula="of:=[.N61]-[.M62]" office:value-type="float" office:value="5" calcext:value-type="float">
            <text:p>5</text:p>
          </table:table-cell>
          <table:table-cell table:formula="of:=[.O61]-[.N62]"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62]-[.G6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J62]-[.I63]" office:value-type="float" office:value="2" calcext:value-type="float">
            <text:p>2</text:p>
          </table:table-cell>
          <table:table-cell table:formula="of:=[.K62]-[.J63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62]-[.L63]+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O62]-[.N63]+4"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Jude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75]-[.E76]" office:value-type="float" office:value="0" calcext:value-type="float">
            <text:p>0</text:p>
          </table:table-cell>
          <table:table-cell table:formula="of:=[.G75]-[.F76]" office:value-type="float" office:value="2" calcext:value-type="float">
            <text:p>2</text:p>
          </table:table-cell>
          <table:table-cell table:formula="of:=[.H75]-[.G76]" office:value-type="float" office:value="1" calcext:value-type="float">
            <text:p>1</text:p>
          </table:table-cell>
          <table:table-cell table:formula="of:=[.I75]-[.H76]" office:value-type="float" office:value="3" calcext:value-type="float">
            <text:p>3</text:p>
          </table:table-cell>
          <table:table-cell table:formula="of:=[.J75]-[.I7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75]-[.K76]" office:value-type="float" office:value="7" calcext:value-type="float">
            <text:p>7</text:p>
          </table:table-cell>
          <table:table-cell table:formula="of:=[.M75]-[.L76]" office:value-type="float" office:value="1" calcext:value-type="float">
            <text:p>1</text:p>
          </table:table-cell>
          <table:table-cell table:formula="of:=[.N75]-[.M76]" office:value-type="float" office:value="8" calcext:value-type="float">
            <text:p>8</text:p>
          </table:table-cell>
          <table:table-cell table:formula="of:=[.O75]-[.N76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N76]-[.M77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Jonny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89]-[.E90]" office:value-type="float" office:value="0" calcext:value-type="float">
            <text:p>0</text:p>
          </table:table-cell>
          <table:table-cell table:formula="of:=[.G89]-[.F9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89]-[.H90]" office:value-type="float" office:value="4" calcext:value-type="float">
            <text:p>4</text:p>
          </table:table-cell>
          <table:table-cell table:formula="of:=[.J89]-[.I90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89]-[.K90]" office:value-type="float" office:value="7" calcext:value-type="float">
            <text:p>7</text:p>
          </table:table-cell>
          <table:table-cell table:formula="of:=[.M89]-[.L90]" office:value-type="float" office:value="1" calcext:value-type="float">
            <text:p>1</text:p>
          </table:table-cell>
          <table:table-cell table:formula="of:=[.N89]-[.M90]" office:value-type="float" office:value="8" calcext:value-type="float">
            <text:p>8</text:p>
          </table:table-cell>
          <table:table-cell table:formula="of:=[.O89]-[.N90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90]-[.G91]" office:value-type="float" office:value="0" calcext:value-type="float">
            <text:p>0</text:p>
          </table:table-cell>
          <table:table-cell table:formula="of:=[.I90]-[.H91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90]-[.L91]+7" office:value-type="float" office:value="5" calcext:value-type="float">
            <text:p>5</text:p>
          </table:table-cell>
          <table:table-cell table:formula="of:=[.N90]-[.M91]" office:value-type="float" office:value="3" calcext:value-type="float">
            <text:p>3</text:p>
          </table:table-cell>
          <table:table-cell table:formula="of:=[.O90]-[.N91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Colin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03]-[.E104]" office:value-type="float" office:value="0" calcext:value-type="float">
            <text:p>0</text:p>
          </table:table-cell>
          <table:table-cell table:formula="of:=[.G103]-[.F104]" office:value-type="float" office:value="2" calcext:value-type="float">
            <text:p>2</text:p>
          </table:table-cell>
          <table:table-cell table:formula="of:=[.H103]-[.G104]" office:value-type="float" office:value="1" calcext:value-type="float">
            <text:p>1</text:p>
          </table:table-cell>
          <table:table-cell table:formula="of:=[.I103]-[.H104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L103]-[.K104]" office:value-type="float" office:value="7" calcext:value-type="float">
            <text:p>7</text:p>
          </table:table-cell>
          <table:table-cell table:formula="of:=[.M103]-[.L104]" office:value-type="float" office:value="1" calcext:value-type="float">
            <text:p>1</text:p>
          </table:table-cell>
          <table:table-cell table:formula="of:=[.N103]-[.M104]" office:value-type="float" office:value="8" calcext:value-type="float">
            <text:p>8</text:p>
          </table:table-cell>
          <table:table-cell table:formula="of:=[.O103]-[.N104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04]-[.G105]" office:value-type="float" office:value="1" calcext:value-type="float">
            <text:p>1</text:p>
          </table:table-cell>
          <table:table-cell table:formula="of:=[.I104]-[.H10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M104]-[.L105]+7" office:value-type="float" office:value="5" calcext:value-type="float">
            <text:p>5</text:p>
          </table:table-cell>
          <table:table-cell table:formula="of:=[.N104]-[.M105]" office:value-type="float" office:value="3" calcext:value-type="float">
            <text:p>3</text:p>
          </table:table-cell>
          <table:table-cell table:formula="of:=[.O104]-[.N105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Will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17]-[.E118]" office:value-type="float" office:value="0" calcext:value-type="float">
            <text:p>0</text:p>
          </table:table-cell>
          <table:table-cell table:formula="of:=[.G117]-[.F11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I117]-[.H118]" office:value-type="float" office:value="4" calcext:value-type="float">
            <text:p>4</text:p>
          </table:table-cell>
          <table:table-cell table:formula="of:=[.J117]-[.I118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L117]-[.K118]" office:value-type="float" office:value="7" calcext:value-type="float">
            <text:p>7</text:p>
          </table:table-cell>
          <table:table-cell table:formula="of:=[.M117]-[.L118]" office:value-type="float" office:value="1" calcext:value-type="float">
            <text:p>1</text:p>
          </table:table-cell>
          <table:table-cell table:formula="of:=[.N117]-[.M118]" office:value-type="float" office:value="8" calcext:value-type="float">
            <text:p>8</text:p>
          </table:table-cell>
          <table:table-cell table:formula="of:=[.O117]-[.N118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18]-[.G119]" office:value-type="float" office:value="0" calcext:value-type="float">
            <text:p>0</text:p>
          </table:table-cell>
          <table:table-cell table:formula="of:=[.I118]-[.H11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K118]-[.J11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18]-[.L119]+7" office:value-type="float" office:value="5" calcext:value-type="float">
            <text:p>5</text:p>
          </table:table-cell>
          <table:table-cell table:formula="of:=[.N118]-[.M119]" office:value-type="float" office:value="3" calcext:value-type="float">
            <text:p>3</text:p>
          </table:table-cell>
          <table:table-cell table:formula="of:=[.O118]-[.N119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eorge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31]-[.E132]" office:value-type="float" office:value="0" calcext:value-type="float">
            <text:p>0</text:p>
          </table:table-cell>
          <table:table-cell table:formula="of:=[.G131]-[.F132]" office:value-type="float" office:value="2" calcext:value-type="float">
            <text:p>2</text:p>
          </table:table-cell>
          <table:table-cell table:formula="of:=[.H131]-[.G132]" office:value-type="float" office:value="1" calcext:value-type="float">
            <text:p>1</text:p>
          </table:table-cell>
          <table:table-cell table:formula="of:=[.I131]-[.H132]" office:value-type="float" office:value="3" calcext:value-type="float">
            <text:p>3</text:p>
          </table:table-cell>
          <table:table-cell table:formula="of:=[.J131]-[.I132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31]-[.K132]" office:value-type="float" office:value="7" calcext:value-type="float">
            <text:p>7</text:p>
          </table:table-cell>
          <table:table-cell table:formula="of:=[.M131]-[.L132]" office:value-type="float" office:value="1" calcext:value-type="float">
            <text:p>1</text:p>
          </table:table-cell>
          <table:table-cell table:formula="of:=[.N131]-[.M132]" office:value-type="float" office:value="8" calcext:value-type="float">
            <text:p>8</text:p>
          </table:table-cell>
          <table:table-cell table:formula="of:=[.O131]-[.N132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32]-[.H133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M132]-[.L133]+7" office:value-type="float" office:value="5" calcext:value-type="float">
            <text:p>5</text:p>
          </table:table-cell>
          <table:table-cell table:formula="of:=[.N132]-[.M133]" office:value-type="float" office:value="3" calcext:value-type="float">
            <text:p>3</text:p>
          </table:table-cell>
          <table:table-cell table:formula="of:=[.O132]-[.N133]+4" office:value-type="float" office:value="3" calcext:value-type="float">
            <text:p>3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Fin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45]-[.E146]" office:value-type="float" office:value="0" calcext:value-type="float">
            <text:p>0</text:p>
          </table:table-cell>
          <table:table-cell table:formula="of:=[.G145]-[.F146]" office:value-type="float" office:value="2" calcext:value-type="float">
            <text:p>2</text:p>
          </table:table-cell>
          <table:table-cell table:formula="of:=[.H145]-[.G146]" office:value-type="float" office:value="1" calcext:value-type="float">
            <text:p>1</text:p>
          </table:table-cell>
          <table:table-cell table:formula="of:=[.I145]-[.H146]" office:value-type="float" office:value="3" calcext:value-type="float">
            <text:p>3</text:p>
          </table:table-cell>
          <table:table-cell table:formula="of:=[.J145]-[.I146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45]-[.K146]" office:value-type="float" office:value="7" calcext:value-type="float">
            <text:p>7</text:p>
          </table:table-cell>
          <table:table-cell table:formula="of:=[.M145]-[.L146]" office:value-type="float" office:value="1" calcext:value-type="float">
            <text:p>1</text:p>
          </table:table-cell>
          <table:table-cell table:formula="of:=[.N145]-[.M146]" office:value-type="float" office:value="8" calcext:value-type="float">
            <text:p>8</text:p>
          </table:table-cell>
          <table:table-cell table:formula="of:=[.O145]-[.N146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46]-[.G147]" office:value-type="float" office:value="1" calcext:value-type="float">
            <text:p>1</text:p>
          </table:table-cell>
          <table:table-cell table:formula="of:=[.I146]-[.H147]" office:value-type="float" office:value="2" calcext:value-type="float">
            <text:p>2</text:p>
          </table:table-cell>
          <table:table-cell table:formula="of:=[.J146]-[.I147]" office:value-type="float" office:value="0" calcext:value-type="float">
            <text:p>0</text:p>
          </table:table-cell>
          <table:table-cell table:formula="of:=[.K146]-[.J147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M146]-[.L147]+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O146]-[.N147]+4" office:value-type="float" office:value="6" calcext:value-type="float">
            <text:p>6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16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Indigo</text:p>
          </table:table-cell>
          <table:table-cell table:number-columns-repeated="11"/>
          <table:table-cell table:style-name="ce10" table:number-columns-repeated="16368"/>
        </table:table-row>
        <table:table-row table:style-name="ro1">
          <table:table-cell table:number-columns-repeated="4"/>
          <table:table-cell table:style-name="ce8" office:value-type="string" calcext:value-type="string">
            <text:p>Graph</text:p>
          </table:table-cell>
          <table:table-cell office:value-type="string" calcext:value-type="string">
            <text:p>Simplified graph from data</text:p>
          </table:table-cell>
          <table:table-cell table:number-columns-repeated="10"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F159]-[.E160]" office:value-type="float" office:value="0" calcext:value-type="float">
            <text:p>0</text:p>
          </table:table-cell>
          <table:table-cell table:formula="of:=[.G159]-[.F160]" office:value-type="float" office:value="2" calcext:value-type="float">
            <text:p>2</text:p>
          </table:table-cell>
          <table:table-cell table:formula="of:=[.H159]-[.G160]" office:value-type="float" office:value="1" calcext:value-type="float">
            <text:p>1</text:p>
          </table:table-cell>
          <table:table-cell table:formula="of:=[.I159]-[.H160]" office:value-type="float" office:value="3" calcext:value-type="float">
            <text:p>3</text:p>
          </table:table-cell>
          <table:table-cell table:formula="of:=[.J159]-[.I16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L159]-[.K160]" office:value-type="float" office:value="7" calcext:value-type="float">
            <text:p>7</text:p>
          </table:table-cell>
          <table:table-cell table:formula="of:=[.M159]-[.L160]" office:value-type="float" office:value="1" calcext:value-type="float">
            <text:p>1</text:p>
          </table:table-cell>
          <table:table-cell table:formula="of:=[.N159]-[.M160]" office:value-type="float" office:value="8" calcext:value-type="float">
            <text:p>8</text:p>
          </table:table-cell>
          <table:table-cell table:formula="of:=[.O159]-[.N160]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160]-[.G161]" office:value-type="float" office:value="1" calcext:value-type="float">
            <text:p>1</text:p>
          </table:table-cell>
          <table:table-cell table:formula="of:=[.I160]-[.H161]" office:value-type="float" office:value="2" calcext:value-type="float">
            <text:p>2</text:p>
          </table:table-cell>
          <table:table-cell table:formula="of:=[.J160]-[.I16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M160]-[.L161]+7" office:value-type="float" office:value="4" calcext:value-type="float">
            <text:p>4</text:p>
          </table:table-cell>
          <table:table-cell table:formula="of:=[.N160]-[.M161]" office:value-type="float" office:value="4" calcext:value-type="float">
            <text:p>4</text:p>
          </table:table-cell>
          <table:table-cell table:formula="of:=[.O160]-[.N161]+4" office:value-type="float" office:value="2" calcext:value-type="float">
            <text:p>2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table:style-name="ce11" office:value-type="string" calcext:value-type="string">
            <text:p>Symmetric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table:style-name="ce11" office:value-type="string" calcext:value-type="string">
            <text:p>with other side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table:style-name="ce11" office:value-type="string" calcext:value-type="string">
            <text:p>You'll need to do something 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table:style-name="ce11" office:value-type="string" calcext:value-type="string">
            <text:p>about it….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0" table:number-columns-repeated="16368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table:style-name="ce10" table:number-columns-repeated="16368"/>
        </table:table-row>
        <table:table-row table:style-name="ro3" table:number-rows-repeated="1048406">
          <table:table-cell table:number-columns-repeated="16"/>
          <table:table-cell table:style-name="ce10" table:number-columns-repeated="16368"/>
        </table:table-row>
        <table:table-row table:style-name="ro3">
          <table:table-cell table:number-columns-repeated="16"/>
          <table:table-cell table:style-name="ce10" table:number-columns-repeated="16368"/>
        </table:table-row>
      </table:table>
      <table:table table:name="Graphs" table:style-name="ta3">
        <office:forms form:automatic-focus="false" form:apply-design-mode="false"/>
        <table:table-column table:style-name="co7" table:number-columns-repeated="11" table:default-cell-style-name="ce10"/>
        <table:table-row table:style-name="ro1">
          <table:table-cell table:style-name="ce8"/>
          <table:table-cell table:number-columns-repeated="10"/>
        </table:table-row>
        <table:table-row table:style-name="ro1">
          <table:table-cell table:style-name="ce8" office:value-type="string" calcext:value-type="string">
            <text:p>Kai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]-[.A5]" office:value-type="float" office:value="0" calcext:value-type="float">
            <text:p>0</text:p>
          </table:table-cell>
          <table:table-cell table:formula="of:=[.C4]-[.B5]" office:value-type="float" office:value="2" calcext:value-type="float">
            <text:p>2</text:p>
          </table:table-cell>
          <table:table-cell table:formula="of:=[.D4]-[.C5]" office:value-type="float" office:value="1" calcext:value-type="float">
            <text:p>1</text:p>
          </table:table-cell>
          <table:table-cell table:formula="of:=[.E4]-[.D5]" office:value-type="float" office:value="3" calcext:value-type="float">
            <text:p>3</text:p>
          </table:table-cell>
          <table:table-cell table:formula="of:=[.F4]-[.E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4]-[.G5]" office:value-type="float" office:value="7" calcext:value-type="float">
            <text:p>7</text:p>
          </table:table-cell>
          <table:table-cell table:formula="of:=[.I4]-[.H5]" office:value-type="float" office:value="1" calcext:value-type="float">
            <text:p>1</text:p>
          </table:table-cell>
          <table:table-cell table:formula="of:=[.J4]-[.I5]" office:value-type="float" office:value="8" calcext:value-type="float">
            <text:p>8</text:p>
          </table:table-cell>
          <table:table-cell table:formula="of:=[.K4]-[.J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5]-[.C6]" office:value-type="float" office:value="1" calcext:value-type="float">
            <text:p>1</text:p>
          </table:table-cell>
          <table:table-cell table:formula="of:=[.E5]-[.D6]" office:value-type="float" office:value="2" calcext:value-type="float">
            <text:p>2</text:p>
          </table:table-cell>
          <table:table-cell table:formula="of:=[.F5]-[.E6]" office:value-type="float" office:value="0" calcext:value-type="float">
            <text:p>0</text:p>
          </table:table-cell>
          <table:table-cell table:formula="of:=[.G5]-[.F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5]-[.H6]+7" office:value-type="float" office:value="5" calcext:value-type="float">
            <text:p>5</text:p>
          </table:table-cell>
          <table:table-cell table:formula="of:=[.J5]-[.I6]" office:value-type="float" office:value="3" calcext:value-type="float">
            <text:p>3</text:p>
          </table:table-cell>
          <table:table-cell table:formula="of:=[.K5]-[.J6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Patryk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8]-[.A19]" office:value-type="float" office:value="0" calcext:value-type="float">
            <text:p>0</text:p>
          </table:table-cell>
          <table:table-cell table:formula="of:=[.C18]-[.B19]" office:value-type="float" office:value="2" calcext:value-type="float">
            <text:p>2</text:p>
          </table:table-cell>
          <table:table-cell table:formula="of:=[.D18]-[.C19]" office:value-type="float" office:value="1" calcext:value-type="float">
            <text:p>1</text:p>
          </table:table-cell>
          <table:table-cell table:formula="of:=[.E18]-[.D19]" office:value-type="float" office:value="3" calcext:value-type="float">
            <text:p>3</text:p>
          </table:table-cell>
          <table:table-cell table:formula="of:=[.F18]-[.E1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8]-[.G19]" office:value-type="float" office:value="7" calcext:value-type="float">
            <text:p>7</text:p>
          </table:table-cell>
          <table:table-cell table:formula="of:=[.I18]-[.H19]" office:value-type="float" office:value="1" calcext:value-type="float">
            <text:p>1</text:p>
          </table:table-cell>
          <table:table-cell table:formula="of:=[.J18]-[.I19]" office:value-type="float" office:value="8" calcext:value-type="float">
            <text:p>8</text:p>
          </table:table-cell>
          <table:table-cell table:formula="of:=[.K18]-[.J1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-[.C20]" office:value-type="float" office:value="1" calcext:value-type="float">
            <text:p>1</text:p>
          </table:table-cell>
          <table:table-cell table:formula="of:=[.E19]-[.D20]" office:value-type="float" office:value="2" calcext:value-type="float">
            <text:p>2</text:p>
          </table:table-cell>
          <table:table-cell table:formula="of:=[.F19]-[.E20]" office:value-type="float" office:value="0" calcext:value-type="float">
            <text:p>0</text:p>
          </table:table-cell>
          <table:table-cell table:formula="of:=[.G19]-[.F20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9]-[.H20]+7" office:value-type="float" office:value="5" calcext:value-type="float">
            <text:p>5</text:p>
          </table:table-cell>
          <table:table-cell table:formula="of:=[.J19]-[.I20]" office:value-type="float" office:value="3" calcext:value-type="float">
            <text:p>3</text:p>
          </table:table-cell>
          <table:table-cell table:formula="of:=[.K19]-[.J20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Oleseana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2]-[.A33]" office:value-type="float" office:value="0" calcext:value-type="float">
            <text:p>0</text:p>
          </table:table-cell>
          <table:table-cell table:formula="of:=[.C32]-[.B33]" office:value-type="float" office:value="2" calcext:value-type="float">
            <text:p>2</text:p>
          </table:table-cell>
          <table:table-cell table:formula="of:=[.D32]-[.C33]" office:value-type="float" office:value="1" calcext:value-type="float">
            <text:p>1</text:p>
          </table:table-cell>
          <table:table-cell table:formula="of:=[.E32]-[.D33]" office:value-type="float" office:value="3" calcext:value-type="float">
            <text:p>3</text:p>
          </table:table-cell>
          <table:table-cell table:formula="of:=[.F32]-[.E3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32]-[.G33]" office:value-type="float" office:value="7" calcext:value-type="float">
            <text:p>7</text:p>
          </table:table-cell>
          <table:table-cell table:formula="of:=[.I32]-[.H33]" office:value-type="float" office:value="1" calcext:value-type="float">
            <text:p>1</text:p>
          </table:table-cell>
          <table:table-cell table:formula="of:=[.J32]-[.I33]" office:value-type="float" office:value="8" calcext:value-type="float">
            <text:p>8</text:p>
          </table:table-cell>
          <table:table-cell table:formula="of:=[.K32]-[.J3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33]-[.C34]" office:value-type="float" office:value="1" calcext:value-type="float">
            <text:p>1</text:p>
          </table:table-cell>
          <table:table-cell table:formula="of:=[.E33]-[.D34]" office:value-type="float" office:value="2" calcext:value-type="float">
            <text:p>2</text:p>
          </table:table-cell>
          <table:table-cell table:formula="of:=[.F33]-[.E34]" office:value-type="float" office:value="0" calcext:value-type="float">
            <text:p>0</text:p>
          </table:table-cell>
          <table:table-cell table:formula="of:=[.G33]-[.F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33]-[.H34]+7" office:value-type="float" office:value="5" calcext:value-type="float">
            <text:p>5</text:p>
          </table:table-cell>
          <table:table-cell table:formula="of:=[.J33]-[.I34]" office:value-type="float" office:value="3" calcext:value-type="float">
            <text:p>3</text:p>
          </table:table-cell>
          <table:table-cell table:formula="of:=[.K33]-[.J34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Igor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46]-[.A47]" office:value-type="float" office:value="0" calcext:value-type="float">
            <text:p>0</text:p>
          </table:table-cell>
          <table:table-cell table:formula="of:=[.C46]-[.B47]" office:value-type="float" office:value="2" calcext:value-type="float">
            <text:p>2</text:p>
          </table:table-cell>
          <table:table-cell table:formula="of:=[.D46]-[.C47]" office:value-type="float" office:value="1" calcext:value-type="float">
            <text:p>1</text:p>
          </table:table-cell>
          <table:table-cell table:formula="of:=[.E46]-[.D47]" office:value-type="float" office:value="3" calcext:value-type="float">
            <text:p>3</text:p>
          </table:table-cell>
          <table:table-cell table:formula="of:=[.F46]-[.E4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H46]-[.G47]" office:value-type="float" office:value="6" calcext:value-type="float">
            <text:p>6</text:p>
          </table:table-cell>
          <table:table-cell table:formula="of:=[.I46]-[.H47]" office:value-type="float" office:value="2" calcext:value-type="float">
            <text:p>2</text:p>
          </table:table-cell>
          <table:table-cell table:formula="of:=[.J46]-[.I47]" office:value-type="float" office:value="7" calcext:value-type="float">
            <text:p>7</text:p>
          </table:table-cell>
          <table:table-cell table:formula="of:=[.K46]-[.J4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47]-[.C48]" office:value-type="float" office:value="1" calcext:value-type="float">
            <text:p>1</text:p>
          </table:table-cell>
          <table:table-cell table:formula="of:=[.E47]-[.D48]" office:value-type="float" office:value="2" calcext:value-type="float">
            <text:p>2</text:p>
          </table:table-cell>
          <table:table-cell table:formula="of:=[.F47]-[.E48]" office:value-type="float" office:value="0" calcext:value-type="float">
            <text:p>0</text:p>
          </table:table-cell>
          <table:table-cell table:formula="of:=[.G47]-[.F48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47]-[.H48]+7" office:value-type="float" office:value="6" calcext:value-type="float">
            <text:p>6</text:p>
          </table:table-cell>
          <table:table-cell table:formula="of:=[.J47]-[.I48]" office:value-type="float" office:value="1" calcext:value-type="float">
            <text:p>1</text:p>
          </table:table-cell>
          <table:table-cell table:formula="of:=[.K47]-[.J48]+4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Ross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60]-[.A61]" office:value-type="float" office:value="0" calcext:value-type="float">
            <text:p>0</text:p>
          </table:table-cell>
          <table:table-cell table:formula="of:=[.C60]-[.B61]" office:value-type="float" office:value="2" calcext:value-type="float">
            <text:p>2</text:p>
          </table:table-cell>
          <table:table-cell table:formula="of:=[.D60]-[.C61]" office:value-type="float" office:value="1" calcext:value-type="float">
            <text:p>1</text:p>
          </table:table-cell>
          <table:table-cell table:formula="of:=[.E60]-[.D61]" office:value-type="float" office:value="3" calcext:value-type="float">
            <text:p>3</text:p>
          </table:table-cell>
          <table:table-cell table:formula="of:=[.F60]-[.E61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H60]-[.G61]" office:value-type="float" office:value="4" calcext:value-type="float">
            <text:p>4</text:p>
          </table:table-cell>
          <table:table-cell table:formula="of:=[.I60]-[.H61]" office:value-type="float" office:value="4" calcext:value-type="float">
            <text:p>4</text:p>
          </table:table-cell>
          <table:table-cell table:formula="of:=[.J60]-[.I61]" office:value-type="float" office:value="5" calcext:value-type="float">
            <text:p>5</text:p>
          </table:table-cell>
          <table:table-cell table:formula="of:=[.K60]-[.J61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61]-[.C6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61]-[.E62]" office:value-type="float" office:value="2" calcext:value-type="float">
            <text:p>2</text:p>
          </table:table-cell>
          <table:table-cell table:formula="of:=[.G61]-[.F6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I61]-[.H62]+7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K61]-[.J62]+4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Jude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4]-[.A75]" office:value-type="float" office:value="0" calcext:value-type="float">
            <text:p>0</text:p>
          </table:table-cell>
          <table:table-cell table:formula="of:=[.C74]-[.B75]" office:value-type="float" office:value="2" calcext:value-type="float">
            <text:p>2</text:p>
          </table:table-cell>
          <table:table-cell table:formula="of:=[.D74]-[.C75]" office:value-type="float" office:value="1" calcext:value-type="float">
            <text:p>1</text:p>
          </table:table-cell>
          <table:table-cell table:formula="of:=[.E74]-[.D75]" office:value-type="float" office:value="3" calcext:value-type="float">
            <text:p>3</text:p>
          </table:table-cell>
          <table:table-cell table:formula="of:=[.F74]-[.E7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74]-[.G75]" office:value-type="float" office:value="7" calcext:value-type="float">
            <text:p>7</text:p>
          </table:table-cell>
          <table:table-cell table:formula="of:=[.I74]-[.H75]" office:value-type="float" office:value="1" calcext:value-type="float">
            <text:p>1</text:p>
          </table:table-cell>
          <table:table-cell table:formula="of:=[.J74]-[.I75]" office:value-type="float" office:value="8" calcext:value-type="float">
            <text:p>8</text:p>
          </table:table-cell>
          <table:table-cell table:formula="of:=[.K74]-[.J7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J75]-[.I76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Jonny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88]-[.A89]" office:value-type="float" office:value="0" calcext:value-type="float">
            <text:p>0</text:p>
          </table:table-cell>
          <table:table-cell table:formula="of:=[.C88]-[.B8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88]-[.D89]" office:value-type="float" office:value="4" calcext:value-type="float">
            <text:p>4</text:p>
          </table:table-cell>
          <table:table-cell table:formula="of:=[.F88]-[.E8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88]-[.G89]" office:value-type="float" office:value="7" calcext:value-type="float">
            <text:p>7</text:p>
          </table:table-cell>
          <table:table-cell table:formula="of:=[.I88]-[.H89]" office:value-type="float" office:value="1" calcext:value-type="float">
            <text:p>1</text:p>
          </table:table-cell>
          <table:table-cell table:formula="of:=[.J88]-[.I89]" office:value-type="float" office:value="8" calcext:value-type="float">
            <text:p>8</text:p>
          </table:table-cell>
          <table:table-cell table:formula="of:=[.K88]-[.J8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89]-[.C90]" office:value-type="float" office:value="0" calcext:value-type="float">
            <text:p>0</text:p>
          </table:table-cell>
          <table:table-cell table:formula="of:=[.E89]-[.D90]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89]-[.H90]+7" office:value-type="float" office:value="5" calcext:value-type="float">
            <text:p>5</text:p>
          </table:table-cell>
          <table:table-cell table:formula="of:=[.J89]-[.I90]" office:value-type="float" office:value="3" calcext:value-type="float">
            <text:p>3</text:p>
          </table:table-cell>
          <table:table-cell table:formula="of:=[.K89]-[.J90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Colin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02]-[.A103]" office:value-type="float" office:value="0" calcext:value-type="float">
            <text:p>0</text:p>
          </table:table-cell>
          <table:table-cell table:formula="of:=[.C102]-[.B103]" office:value-type="float" office:value="2" calcext:value-type="float">
            <text:p>2</text:p>
          </table:table-cell>
          <table:table-cell table:formula="of:=[.D102]-[.C103]" office:value-type="float" office:value="1" calcext:value-type="float">
            <text:p>1</text:p>
          </table:table-cell>
          <table:table-cell table:formula="of:=[.E102]-[.D103]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02]-[.G103]" office:value-type="float" office:value="7" calcext:value-type="float">
            <text:p>7</text:p>
          </table:table-cell>
          <table:table-cell table:formula="of:=[.I102]-[.H103]" office:value-type="float" office:value="1" calcext:value-type="float">
            <text:p>1</text:p>
          </table:table-cell>
          <table:table-cell table:formula="of:=[.J102]-[.I103]" office:value-type="float" office:value="8" calcext:value-type="float">
            <text:p>8</text:p>
          </table:table-cell>
          <table:table-cell table:formula="of:=[.K102]-[.J10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03]-[.C104]" office:value-type="float" office:value="1" calcext:value-type="float">
            <text:p>1</text:p>
          </table:table-cell>
          <table:table-cell table:formula="of:=[.E103]-[.D10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I103]-[.H104]+7" office:value-type="float" office:value="5" calcext:value-type="float">
            <text:p>5</text:p>
          </table:table-cell>
          <table:table-cell table:formula="of:=[.J103]-[.I104]" office:value-type="float" office:value="3" calcext:value-type="float">
            <text:p>3</text:p>
          </table:table-cell>
          <table:table-cell table:formula="of:=[.K103]-[.J104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Will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16]-[.A117]" office:value-type="float" office:value="0" calcext:value-type="float">
            <text:p>0</text:p>
          </table:table-cell>
          <table:table-cell table:formula="of:=[.C116]-[.B11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116]-[.D117]" office:value-type="float" office:value="4" calcext:value-type="float">
            <text:p>4</text:p>
          </table:table-cell>
          <table:table-cell table:formula="of:=[.F116]-[.E117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16]-[.G117]" office:value-type="float" office:value="7" calcext:value-type="float">
            <text:p>7</text:p>
          </table:table-cell>
          <table:table-cell table:formula="of:=[.I116]-[.H117]" office:value-type="float" office:value="1" calcext:value-type="float">
            <text:p>1</text:p>
          </table:table-cell>
          <table:table-cell table:formula="of:=[.J116]-[.I117]" office:value-type="float" office:value="8" calcext:value-type="float">
            <text:p>8</text:p>
          </table:table-cell>
          <table:table-cell table:formula="of:=[.K116]-[.J11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17]-[.C118]" office:value-type="float" office:value="0" calcext:value-type="float">
            <text:p>0</text:p>
          </table:table-cell>
          <table:table-cell table:formula="of:=[.E117]-[.D11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G117]-[.F118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17]-[.H118]+7" office:value-type="float" office:value="5" calcext:value-type="float">
            <text:p>5</text:p>
          </table:table-cell>
          <table:table-cell table:formula="of:=[.J117]-[.I118]" office:value-type="float" office:value="3" calcext:value-type="float">
            <text:p>3</text:p>
          </table:table-cell>
          <table:table-cell table:formula="of:=[.K117]-[.J118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George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30]-[.A131]" office:value-type="float" office:value="0" calcext:value-type="float">
            <text:p>0</text:p>
          </table:table-cell>
          <table:table-cell table:formula="of:=[.C130]-[.B131]" office:value-type="float" office:value="2" calcext:value-type="float">
            <text:p>2</text:p>
          </table:table-cell>
          <table:table-cell table:formula="of:=[.D130]-[.C131]" office:value-type="float" office:value="1" calcext:value-type="float">
            <text:p>1</text:p>
          </table:table-cell>
          <table:table-cell table:formula="of:=[.E130]-[.D131]" office:value-type="float" office:value="3" calcext:value-type="float">
            <text:p>3</text:p>
          </table:table-cell>
          <table:table-cell table:formula="of:=[.F130]-[.E13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30]-[.G131]" office:value-type="float" office:value="7" calcext:value-type="float">
            <text:p>7</text:p>
          </table:table-cell>
          <table:table-cell table:formula="of:=[.I130]-[.H131]" office:value-type="float" office:value="1" calcext:value-type="float">
            <text:p>1</text:p>
          </table:table-cell>
          <table:table-cell table:formula="of:=[.J130]-[.I131]" office:value-type="float" office:value="8" calcext:value-type="float">
            <text:p>8</text:p>
          </table:table-cell>
          <table:table-cell table:formula="of:=[.K130]-[.J131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31]-[.D132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I131]-[.H132]+7" office:value-type="float" office:value="5" calcext:value-type="float">
            <text:p>5</text:p>
          </table:table-cell>
          <table:table-cell table:formula="of:=[.J131]-[.I132]" office:value-type="float" office:value="3" calcext:value-type="float">
            <text:p>3</text:p>
          </table:table-cell>
          <table:table-cell table:formula="of:=[.K131]-[.J132]+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Fin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44]-[.A145]" office:value-type="float" office:value="0" calcext:value-type="float">
            <text:p>0</text:p>
          </table:table-cell>
          <table:table-cell table:formula="of:=[.C144]-[.B145]" office:value-type="float" office:value="2" calcext:value-type="float">
            <text:p>2</text:p>
          </table:table-cell>
          <table:table-cell table:formula="of:=[.D144]-[.C145]" office:value-type="float" office:value="1" calcext:value-type="float">
            <text:p>1</text:p>
          </table:table-cell>
          <table:table-cell table:formula="of:=[.E144]-[.D145]" office:value-type="float" office:value="3" calcext:value-type="float">
            <text:p>3</text:p>
          </table:table-cell>
          <table:table-cell table:formula="of:=[.F144]-[.E14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44]-[.G145]" office:value-type="float" office:value="7" calcext:value-type="float">
            <text:p>7</text:p>
          </table:table-cell>
          <table:table-cell table:formula="of:=[.I144]-[.H145]" office:value-type="float" office:value="1" calcext:value-type="float">
            <text:p>1</text:p>
          </table:table-cell>
          <table:table-cell table:formula="of:=[.J144]-[.I145]" office:value-type="float" office:value="8" calcext:value-type="float">
            <text:p>8</text:p>
          </table:table-cell>
          <table:table-cell table:formula="of:=[.K144]-[.J145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45]-[.C146]" office:value-type="float" office:value="1" calcext:value-type="float">
            <text:p>1</text:p>
          </table:table-cell>
          <table:table-cell table:formula="of:=[.E145]-[.D146]" office:value-type="float" office:value="2" calcext:value-type="float">
            <text:p>2</text:p>
          </table:table-cell>
          <table:table-cell table:formula="of:=[.F145]-[.E146]" office:value-type="float" office:value="0" calcext:value-type="float">
            <text:p>0</text:p>
          </table:table-cell>
          <table:table-cell table:formula="of:=[.G145]-[.F14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145]-[.H146]+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K145]-[.J146]+4"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8" office:value-type="string" calcext:value-type="string">
            <text:p>Indigo</text:p>
          </table:table-cell>
          <table:table-cell table:number-columns-repeated="10"/>
        </table:table-row>
        <table:table-row table:style-name="ro1">
          <table:table-cell table:style-name="ce8" office:value-type="string" calcext:value-type="string">
            <text:p>Grap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X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58]-[.A159]" office:value-type="float" office:value="0" calcext:value-type="float">
            <text:p>0</text:p>
          </table:table-cell>
          <table:table-cell table:formula="of:=[.C158]-[.B159]" office:value-type="float" office:value="2" calcext:value-type="float">
            <text:p>2</text:p>
          </table:table-cell>
          <table:table-cell table:formula="of:=[.D158]-[.C159]" office:value-type="float" office:value="1" calcext:value-type="float">
            <text:p>1</text:p>
          </table:table-cell>
          <table:table-cell table:formula="of:=[.E158]-[.D159]" office:value-type="float" office:value="3" calcext:value-type="float">
            <text:p>3</text:p>
          </table:table-cell>
          <table:table-cell table:formula="of:=[.F158]-[.E15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58]-[.G159]" office:value-type="float" office:value="7" calcext:value-type="float">
            <text:p>7</text:p>
          </table:table-cell>
          <table:table-cell table:formula="of:=[.I158]-[.H159]" office:value-type="float" office:value="1" calcext:value-type="float">
            <text:p>1</text:p>
          </table:table-cell>
          <table:table-cell table:formula="of:=[.J158]-[.I159]" office:value-type="float" office:value="8" calcext:value-type="float">
            <text:p>8</text:p>
          </table:table-cell>
          <table:table-cell table:formula="of:=[.K158]-[.J15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59]-[.C160]" office:value-type="float" office:value="1" calcext:value-type="float">
            <text:p>1</text:p>
          </table:table-cell>
          <table:table-cell table:formula="of:=[.E159]-[.D160]" office:value-type="float" office:value="2" calcext:value-type="float">
            <text:p>2</text:p>
          </table:table-cell>
          <table:table-cell table:formula="of:=[.F159]-[.E160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I159]-[.H160]+7" office:value-type="float" office:value="4" calcext:value-type="float">
            <text:p>4</text:p>
          </table:table-cell>
          <table:table-cell table:formula="of:=[.J159]-[.I160]" office:value-type="float" office:value="4" calcext:value-type="float">
            <text:p>4</text:p>
          </table:table-cell>
          <table:table-cell table:formula="of:=[.K159]-[.J160]+4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11"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11"/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11"/>
          <table:table-cell table:number-columns-repeated="5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11"/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in.A1:in.G1" table:display-filter-buttons="true" table:orientation="column">
          <table:sort>
            <table:sort-by table:field-number="0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1">00/00/0000</text:date>, <text:time style:data-style-name="N2" text:time-value="09:01:15.2501094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" style:display-name="PageStyle_i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3T07:36:57</meta:creation-date>
    <dc:date>2025-11-01T11:19:54.219670500</dc:date>
    <meta:generator>LibreOffice/25.2.6.2$Linux_X86_64 LibreOffice_project/520$Build-2</meta:generator>
    <meta:editing-duration>PT2H24M7S</meta:editing-duration>
    <meta:editing-cycles>2</meta:editing-cycles>
    <meta:document-statistic meta:table-count="3" meta:cell-count="15980" meta:object-count="0"/>
    <meta:user-defined meta:name="AppVersion">16.0300</meta:user-defined>
    <meta:user-defined meta:name="ContentTypeId">0x0101006E5605FA8370854D97D4B7B1ABB40E00</meta:user-defined>
  </office:meta>
</office:document-meta>
</file>